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style:font-face style:name="Droid Sans Mono1" svg:font-family="'Droid Sans Mono', monospace, monospace, 'Droid Sans Fallback'"/>
    <style:font-face style:name="Inconsolata" svg:font-family="Inconsolata, monospace"/>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sans-serif" svg:font-family="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c9211e" style:font-name="apple-system" fo:letter-spacing="normal" fo:font-style="normal" fo:font-weight="bold" officeooo:paragraph-rsid="00153b78" style:font-weight-asian="bold" style:font-weight-complex="bold"/>
    </style:style>
    <style:style style:name="P2"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c9211e" style:font-name="apple-system" fo:font-size="11pt" fo:letter-spacing="normal" fo:font-style="normal" fo:font-weight="bold" style:font-size-asian="11pt" style:font-weight-asian="bold" style:font-size-complex="11pt" style:font-weight-complex="bold"/>
    </style:style>
    <style:style style:name="P3" style:family="paragraph" style:parent-style-name="Preformatted_20_Text">
      <loext:graphic-properties draw:fill="solid" draw:fill-color="#f5f2f0" draw:opacity="100%"/>
      <style:paragraph-properties fo:margin-left="0cm" fo:margin-right="0cm" fo:margin-top="0cm" fo:margin-bottom="0.499cm" loext:contextual-spacing="false" fo:line-height="150%" fo:text-align="start" style:justify-single-word="false" fo:orphans="2" fo:widows="2" fo:text-indent="0cm" style:auto-text-indent="false" fo:background-color="#f5f2f0"/>
    </style:style>
    <style:style style:name="P4" style:family="paragraph" style:parent-style-name="Preformatted_20_Text">
      <loext:graphic-properties draw:fill="solid" draw:fill-color="#fafafa" draw:opacity="100%"/>
      <style:paragraph-properties fo:margin-left="0cm" fo:margin-right="0cm" fo:margin-top="0cm" fo:margin-bottom="0.499cm" loext:contextual-spacing="false" fo:orphans="2" fo:widows="2" fo:text-indent="0cm" style:auto-text-indent="false" fo:background-color="#fafafa" fo:padding="0cm" fo:border="none"/>
      <style:text-properties fo:font-variant="normal" fo:text-transform="none" fo:color="#333333" style:font-name="Inconsolata" fo:font-size="11pt" fo:letter-spacing="normal" fo:font-style="normal" fo:font-weight="normal" style:font-size-asian="11pt" style:font-size-complex="11pt"/>
    </style:style>
    <style:style style:name="P5" style:family="paragraph" style:parent-style-name="Preformatted_20_Text">
      <loext:graphic-properties draw:fill="solid" draw:fill-color="#f5f2f0" draw:opacity="100%"/>
      <style:paragraph-properties fo:margin-left="0cm" fo:margin-right="0cm" fo:margin-top="0cm" fo:margin-bottom="0.097cm" loext:contextual-spacing="false" fo:line-height="150%" fo:text-align="start" style:justify-single-word="false" fo:orphans="2" fo:widows="2" fo:text-indent="0cm" style:auto-text-indent="false" fo:background-color="#f5f2f0"/>
    </style:style>
    <style:style style:name="P6"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style:style>
    <style:style style:name="P7" style:family="paragraph" style:parent-style-name="Preformatted_20_Text">
      <loext:graphic-properties draw:fill="solid" draw:fill-color="#f5f2f0" draw:opacity="100%"/>
      <style:paragraph-properties fo:margin-left="0cm" fo:margin-right="0cm" fo:line-height="150%" fo:text-align="start" style:justify-single-word="false" fo:orphans="2" fo:widows="2" fo:text-indent="0cm" style:auto-text-indent="false" fo:background-color="#f5f2f0"/>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12529" style:font-name="apple-system" fo:font-size="11pt" fo:letter-spacing="normal" fo:font-style="normal" fo:font-weight="normal" officeooo:rsid="000aaf71" style:font-size-asian="11pt" style:font-size-complex="11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12529" style:font-name="apple-system" fo:font-size="11pt" fo:letter-spacing="normal" fo:font-style="normal" fo:font-weight="normal" style:font-size-asian="11pt" style:font-size-complex="11pt"/>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c9211e" style:font-name="apple-system" fo:font-size="11pt" fo:letter-spacing="normal" fo:font-style="normal" fo:font-weight="bold" style:font-size-asian="11pt" style:font-weight-asian="bold" style:font-size-complex="11pt" style:font-weight-complex="bold"/>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style:font-name="apple-system" fo:font-size="12.75pt" fo:letter-spacing="normal" fo:font-style="normal" fo:font-weight="normal"/>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pple-system" fo:font-size="11pt" fo:letter-spacing="normal" fo:font-style="normal" fo:font-weight="normal" style:font-size-asian="11pt" style:font-weight-asian="normal" style:font-size-complex="11pt" style:font-weight-complex="normal"/>
    </style:style>
    <style:style style:name="P14" style:family="paragraph" style:parent-style-name="Text_20_body">
      <style:paragraph-properties fo:margin-left="0cm" fo:margin-right="0cm" fo:margin-top="0.423cm" fo:margin-bottom="0.423cm" loext:contextual-spacing="false" fo:orphans="2" fo:widows="2" fo:text-indent="0cm" style:auto-text-indent="false"/>
    </style:style>
    <style:style style:name="P15" style:family="paragraph" style:parent-style-name="Text_20_body">
      <style:paragraph-properties fo:margin-left="0cm" fo:margin-right="0cm" fo:margin-top="0cm" fo:margin-bottom="0.247cm" loext:contextual-spacing="false" fo:line-height="155%"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font-size-asian="12pt" style:font-size-complex="12pt"/>
    </style:style>
    <style:style style:name="P16" style:family="paragraph" style:parent-style-name="Preformatted_20_Text">
      <loext:graphic-properties draw:fill="solid" draw:fill-color="#f5f2f0" draw:opacity="100%"/>
      <style:paragraph-properties fo:line-height="150%" fo:text-align="start" style:justify-single-word="false" fo:orphans="2" fo:widows="2" fo:background-color="#f5f2f0"/>
    </style:style>
    <style:style style:name="P17" style:family="paragraph" style:parent-style-name="Preformatted_20_Text">
      <style:text-properties fo:font-variant="normal" fo:text-transform="none" fo:color="#c9211e" style:font-name="apple-system" fo:letter-spacing="normal" fo:font-style="normal" fo:font-weight="bold" style:font-weight-asian="bold" style:font-weight-complex="bold"/>
    </style:style>
    <style:style style:name="P18" style:family="paragraph" style:parent-style-name="Preformatted_20_Text">
      <style:paragraph-properties fo:text-align="start" style:justify-single-word="false" fo:orphans="2" fo:widows="2"/>
      <style:text-properties fo:font-variant="normal" fo:text-transform="none" fo:color="#c9211e" style:font-name="apple-system" fo:letter-spacing="normal" fo:font-style="normal" fo:font-weight="bold" officeooo:paragraph-rsid="00409bb6"/>
    </style:style>
    <style:style style:name="P19" style:family="paragraph" style:parent-style-name="Preformatted_20_Text">
      <style:paragraph-properties fo:text-align="start" style:justify-single-word="false" fo:orphans="2" fo:widows="2"/>
      <style:text-properties fo:font-variant="normal" fo:text-transform="none" fo:color="#c9211e" style:font-name="apple-system" fo:font-size="11pt" fo:letter-spacing="normal" fo:font-style="normal" fo:font-weight="bold" officeooo:rsid="003bc17f" officeooo:paragraph-rsid="003bc17f" fo:background-color="transparent" style:font-size-asian="11pt" style:font-weight-asian="bold" style:font-size-complex="11pt" style:font-weight-complex="bold"/>
    </style:style>
    <style:style style:name="P20" style:family="paragraph" style:parent-style-name="Preformatted_20_Text">
      <style:paragraph-properties fo:text-align="start" style:justify-single-word="false" fo:orphans="2" fo:widows="2"/>
      <style:text-properties fo:font-variant="normal" fo:text-transform="none" fo:color="#000000" style:font-name="apple-system" fo:font-size="11pt" fo:letter-spacing="normal" fo:font-style="normal" fo:font-weight="bold" officeooo:rsid="00409bb6" officeooo:paragraph-rsid="0047274a" fo:background-color="transparent" style:font-size-asian="11pt" style:font-weight-asian="bold" style:font-size-complex="11pt" style:font-weight-complex="bold"/>
    </style:style>
    <style:style style:name="P21"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style:style>
    <style:style style:name="P22"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style:text-properties officeooo:paragraph-rsid="002efa69"/>
    </style:style>
    <style:style style:name="P23"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style:text-properties officeooo:paragraph-rsid="002f278b"/>
    </style:style>
    <style:style style:name="P24"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style:text-properties officeooo:paragraph-rsid="00311005"/>
    </style:style>
    <style:style style:name="P25" style:family="paragraph" style:parent-style-name="Heading_20_3">
      <loext:graphic-properties draw:fill="solid" draw:fill-color="#f5f2f0" draw:opacity="100%"/>
      <style:paragraph-properties fo:margin-top="0cm" fo:margin-bottom="0.499cm" loext:contextual-spacing="false" fo:line-height="150%" fo:text-align="start" style:justify-single-word="false" fo:orphans="2" fo:widows="2" fo:background-color="#f5f2f0"/>
    </style:style>
    <style:style style:name="P26" style:family="paragraph" style:parent-style-name="Text_20_body">
      <loext:graphic-properties draw:fill="solid" draw:fill-color="#f5f2f0" draw:opacity="100%"/>
      <style:paragraph-properties fo:margin-top="0cm" fo:margin-bottom="0.499cm" loext:contextual-spacing="false" fo:line-height="150%" fo:text-align="start" style:justify-single-word="false" fo:orphans="2" fo:widows="2" fo:background-color="#f5f2f0"/>
    </style:style>
    <style:style style:name="P27" style:family="paragraph" style:parent-style-name="Text_20_body">
      <style:text-properties fo:font-variant="normal" fo:text-transform="none" fo:color="#c9211e" style:font-name="apple-system" fo:letter-spacing="normal" fo:font-style="normal" fo:font-weight="bold" style:font-weight-asian="bold" style:font-weight-complex="bold"/>
    </style:style>
    <style:style style:name="P28" style:family="paragraph" style:parent-style-name="Text_20_body">
      <style:text-properties fo:font-variant="normal" fo:text-transform="none" fo:color="#c9211e" style:font-name="apple-system" fo:letter-spacing="normal" fo:font-style="normal" fo:font-weight="bold" officeooo:paragraph-rsid="002989a9" style:font-weight-asian="bold" style:font-weight-complex="bold"/>
    </style:style>
    <style:style style:name="P29" style:family="paragraph" style:parent-style-name="Text_20_body">
      <style:text-properties fo:font-variant="normal" fo:text-transform="none" fo:color="#c9211e" style:font-name="apple-system" fo:font-size="11pt" fo:letter-spacing="normal" fo:font-style="normal" fo:font-weight="bold" style:font-size-asian="11pt" style:font-weight-asian="bold" style:font-size-complex="11pt" style:font-weight-complex="bold"/>
    </style:style>
    <style:style style:name="P30" style:family="paragraph" style:parent-style-name="Text_20_body">
      <style:text-properties fo:font-variant="normal" fo:text-transform="none" fo:color="#c9211e" style:font-name="apple-system" fo:font-size="11pt" fo:letter-spacing="normal" fo:font-style="normal" fo:font-weight="bold" officeooo:rsid="0026339c" officeooo:paragraph-rsid="002989a9" style:font-size-asian="11pt" style:font-weight-asian="bold" style:font-size-complex="11pt" style:font-weight-complex="bold"/>
    </style:style>
    <style:style style:name="P31" style:family="paragraph" style:parent-style-name="Text_20_body">
      <style:paragraph-properties fo:text-align="start" style:justify-single-word="false" fo:orphans="2" fo:widows="2"/>
      <style:text-properties fo:font-variant="normal" fo:text-transform="none" fo:color="#212529" style:font-name="apple-system" fo:font-size="13pt" fo:letter-spacing="normal" fo:font-style="normal" fo:font-weight="bold" officeooo:rsid="00409bb6" officeooo:paragraph-rsid="00473612" fo:background-color="transparent" style:font-size-asian="13pt" style:font-weight-asian="bold" style:font-size-complex="13pt" style:font-weight-complex="bold"/>
    </style:style>
    <style:style style:name="P32" style:family="paragraph" style:parent-style-name="Text_20_body">
      <style:text-properties officeooo:paragraph-rsid="002b8790"/>
    </style:style>
    <style:style style:name="P33" style:family="paragraph" style:parent-style-name="Text_20_body">
      <style:text-properties fo:font-size="11pt" style:font-size-asian="11pt" style:font-size-complex="11pt"/>
    </style:style>
    <style:style style:name="P34" style:family="paragraph" style:parent-style-name="Text_20_body">
      <style:paragraph-properties fo:margin-left="0.079cm" fo:margin-right="0.079cm" fo:margin-top="0.079cm" fo:margin-bottom="0.079cm" loext:contextual-spacing="false" fo:line-height="155%" fo:text-align="start" style:justify-single-word="false" fo:orphans="2" fo:widows="2" fo:text-indent="0cm" style:auto-text-indent="false"/>
    </style:style>
    <style:style style:name="P35" style:family="paragraph" style:parent-style-name="Text_20_body">
      <style:paragraph-properties fo:margin-left="0.079cm" fo:margin-right="0.079cm" fo:margin-top="0.079cm" fo:margin-bottom="0.079cm" loext:contextual-spacing="false" fo:line-height="155%" fo:text-align="start" style:justify-single-word="false" fo:orphans="2" fo:widows="2" fo:text-indent="0cm" style:auto-text-indent="false"/>
      <style:text-properties officeooo:paragraph-rsid="001e7883"/>
    </style:style>
    <style:style style:name="P36" style:family="paragraph" style:parent-style-name="Text_20_body">
      <style:paragraph-properties fo:margin-left="0.079cm" fo:margin-right="0.079cm" fo:margin-top="0.079cm" fo:margin-bottom="0.079cm" loext:contextual-spacing="false" fo:line-height="155%" fo:text-align="start" style:justify-single-word="false" fo:orphans="2" fo:widows="2" fo:text-indent="0cm" style:auto-text-indent="false"/>
      <style:text-properties fo:font-variant="normal" fo:text-transform="none" fo:color="#212529" style:font-name="apple-system" fo:font-size="11pt" fo:letter-spacing="normal" fo:font-style="normal" fo:font-weight="normal" style:font-size-asian="11pt" style:font-size-complex="11pt"/>
    </style:style>
    <style:style style:name="P37" style:family="paragraph" style:parent-style-name="Text_20_body">
      <style:paragraph-properties fo:margin-left="0.079cm" fo:margin-right="0.079cm" fo:margin-top="0.079cm" fo:margin-bottom="0.079cm" loext:contextual-spacing="false" fo:line-height="155%" fo:text-align="start" style:justify-single-word="false" fo:orphans="2" fo:widows="2" fo:text-indent="0cm" style:auto-text-indent="false"/>
      <style:text-properties fo:font-variant="normal" fo:text-transform="none" fo:color="#212529" style:font-name="apple-system" fo:font-size="11pt" fo:letter-spacing="normal" fo:font-style="normal" fo:font-weight="normal" officeooo:paragraph-rsid="001e7883" style:font-size-asian="11pt" style:font-size-complex="11pt"/>
    </style:style>
    <style:style style:name="P38" style:family="paragraph" style:parent-style-name="Heading_20_3">
      <style:text-properties fo:font-variant="normal" fo:text-transform="none" fo:color="#c9211e" style:font-name="apple-system" fo:font-size="11pt" fo:letter-spacing="normal" fo:font-style="normal" fo:font-weight="bold" style:font-size-asian="11pt" style:font-weight-asian="bold" style:font-size-complex="11pt" style:font-weight-complex="bold"/>
    </style:style>
    <style:style style:name="P39" style:family="paragraph" style:parent-style-name="Heading_20_3">
      <style:paragraph-properties fo:text-align="start" style:justify-single-word="false" fo:orphans="2" fo:widows="2"/>
      <style:text-properties fo:font-variant="normal" fo:text-transform="none" fo:color="#212529" style:font-name="apple-system" fo:font-size="14pt" fo:letter-spacing="normal" fo:font-style="normal" fo:font-weight="bold" officeooo:rsid="00409bb6" officeooo:paragraph-rsid="00473612" fo:background-color="transparent" style:font-size-asian="14pt" style:font-weight-asian="bold" style:font-size-complex="14pt" style:font-weight-complex="bold"/>
    </style:style>
    <style:style style:name="P40" style:family="paragraph" style:parent-style-name="Heading_20_3">
      <style:paragraph-properties fo:text-align="start" style:justify-single-word="false" fo:orphans="2" fo:widows="2"/>
      <style:text-properties fo:font-variant="normal" fo:text-transform="none" fo:color="#212529" style:font-name="apple-system" fo:font-size="14pt" fo:letter-spacing="normal" fo:font-style="normal" fo:font-weight="bold" officeooo:rsid="004dca3a" officeooo:paragraph-rsid="004dca3a" fo:background-color="transparent" style:font-size-asian="14pt" style:font-weight-asian="bold" style:font-size-complex="14pt" style:font-weight-complex="bold"/>
    </style:style>
    <style:style style:name="P41" style:family="paragraph" style:parent-style-name="Heading_20_4">
      <style:paragraph-properties fo:text-align="start" style:justify-single-word="false" fo:orphans="2" fo:widows="2"/>
      <style:text-properties fo:font-variant="normal" fo:text-transform="none" fo:color="#212529" style:font-name="apple-system" fo:font-size="13pt" fo:letter-spacing="normal" fo:font-style="normal" fo:font-weight="bold" officeooo:rsid="00409bb6" officeooo:paragraph-rsid="00473612" fo:background-color="transparent" style:font-size-asian="13pt" style:font-weight-asian="bold" style:font-size-complex="13pt" style:font-weight-complex="bold"/>
    </style:style>
    <style:style style:name="P42"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style:text-properties officeooo:paragraph-rsid="002f278b"/>
    </style:style>
    <style:style style:name="P43" style:family="paragraph" style:parent-style-name="Text_20_body">
      <style:paragraph-properties fo:margin-top="0cm" fo:margin-bottom="0cm" loext:contextual-spacing="false" fo:line-height="155%"/>
    </style:style>
    <style:style style:name="P44" style:family="paragraph" style:parent-style-name="Text_20_body">
      <style:paragraph-properties fo:margin-top="0cm" fo:margin-bottom="0cm" loext:contextual-spacing="false" fo:line-height="155%" fo:text-align="start" style:justify-single-word="false" fo:orphans="2" fo:widows="2"/>
    </style:style>
    <style:style style:name="P45" style:family="paragraph" style:parent-style-name="Standard">
      <style:paragraph-properties fo:text-align="start" style:justify-single-word="false" fo:orphans="2" fo:widows="2"/>
      <style:text-properties fo:font-variant="normal" fo:text-transform="none" fo:color="#212529" style:font-name="apple-system" fo:font-size="11pt" fo:letter-spacing="normal" fo:font-style="normal" fo:font-weight="normal" style:font-size-asian="11pt" style:font-size-complex="11pt"/>
    </style:style>
    <style:style style:name="P46" style:family="paragraph" style:parent-style-name="Standard">
      <style:paragraph-properties fo:text-align="start" style:justify-single-word="false" fo:orphans="2" fo:widows="2"/>
      <style:text-properties fo:font-variant="normal" fo:text-transform="none" fo:color="#212529" style:font-name="apple-system" fo:font-size="11pt" fo:letter-spacing="normal" fo:font-style="normal" fo:font-weight="normal" fo:background-color="transparent" style:font-size-asian="11pt" style:font-size-complex="11pt"/>
    </style:style>
    <style:style style:name="P47" style:family="paragraph" style:parent-style-name="Standard">
      <style:paragraph-properties fo:text-align="start" style:justify-single-word="false" fo:orphans="2" fo:widows="2"/>
      <style:text-properties fo:font-variant="normal" fo:text-transform="none" fo:color="#212529" style:font-name="apple-system" fo:font-size="11pt" fo:letter-spacing="normal" fo:font-style="normal" fo:font-weight="bold" officeooo:rsid="003bc17f" officeooo:paragraph-rsid="003bc17f" fo:background-color="transparent" style:font-size-asian="11pt" style:font-weight-asian="bold" style:font-size-complex="11pt" style:font-weight-complex="bold"/>
    </style:style>
    <style:style style:name="P48" style:family="paragraph" style:parent-style-name="Standard">
      <style:paragraph-properties fo:text-align="start" style:justify-single-word="false" fo:orphans="2" fo:widows="2"/>
      <style:text-properties fo:font-variant="normal" fo:text-transform="none" fo:color="#c9211e" style:font-name="apple-system" fo:font-size="11pt" fo:letter-spacing="normal" fo:font-style="normal" fo:font-weight="bold" style:font-size-asian="11pt" style:font-weight-asian="bold" style:font-size-complex="11pt" style:font-weight-complex="bold"/>
    </style:style>
    <style:style style:name="P49" style:family="paragraph" style:parent-style-name="Standard">
      <style:paragraph-properties fo:text-align="start" style:justify-single-word="false" fo:orphans="2" fo:widows="2"/>
      <style:text-properties fo:font-variant="normal" fo:text-transform="none" fo:color="#c9211e" style:font-name="apple-system" fo:font-size="11pt" fo:letter-spacing="normal" fo:font-style="normal" fo:font-weight="bold" officeooo:rsid="0038d12d" officeooo:paragraph-rsid="0038d12d" style:font-size-asian="11pt" style:font-weight-asian="bold" style:font-size-complex="11pt" style:font-weight-complex="bold"/>
    </style:style>
    <style:style style:name="P50" style:family="paragraph" style:parent-style-name="Standard">
      <style:paragraph-properties style:line-height-at-least="0.503cm" fo:text-align="start" style:justify-single-word="false" fo:orphans="2" fo:widows="2"/>
      <style:text-properties fo:font-variant="normal" fo:text-transform="none" fo:color="#c9211e" style:font-name="apple-system" fo:font-size="11pt" fo:letter-spacing="normal" fo:font-style="normal" fo:font-weight="bold" officeooo:rsid="0038d12d" officeooo:paragraph-rsid="0038d12d" fo:background-color="transparent" style:font-size-asian="11pt" style:font-weight-asian="bold" style:font-size-complex="11pt" style:font-weight-complex="bold"/>
    </style:style>
    <style:style style:name="P51" style:family="paragraph" style:parent-style-name="Standard">
      <style:paragraph-properties fo:text-align="start" style:justify-single-word="false" fo:orphans="2" fo:widows="2"/>
      <style:text-properties fo:font-variant="normal" fo:text-transform="none" fo:color="#c9211e" style:font-name="apple-system" fo:font-size="11pt" fo:letter-spacing="normal" fo:font-style="normal" fo:font-weight="bold" officeooo:rsid="003bc17f" officeooo:paragraph-rsid="003bc17f" fo:background-color="transparent" style:font-size-asian="11pt" style:font-weight-asian="bold" style:font-size-complex="11pt" style:font-weight-complex="bold"/>
    </style:style>
    <style:style style:name="P52" style:family="paragraph" style:parent-style-name="Standard">
      <style:paragraph-properties fo:text-align="start" style:justify-single-word="false" fo:orphans="2" fo:widows="2"/>
      <style:text-properties fo:font-variant="normal" fo:text-transform="none" fo:color="#c9211e" style:font-name="apple-system" fo:font-size="11pt" fo:letter-spacing="normal" fo:font-style="normal" fo:font-weight="bold" officeooo:rsid="00409bb6" officeooo:paragraph-rsid="0047274a" fo:background-color="transparent" style:font-size-asian="11pt" style:font-weight-asian="bold" style:font-size-complex="11pt" style:font-weight-complex="bold"/>
    </style:style>
    <style:style style:name="P53" style:family="paragraph" style:parent-style-name="Standard">
      <style:paragraph-properties fo:text-align="start" style:justify-single-word="false" fo:orphans="2" fo:widows="2"/>
      <style:text-properties fo:font-variant="normal" fo:text-transform="none" fo:color="#c9211e" style:font-name="apple-system" fo:font-size="11pt" fo:letter-spacing="normal" fo:font-style="normal" fo:font-weight="bold" officeooo:rsid="00409bb6" officeooo:paragraph-rsid="00473612" fo:background-color="transparent" style:font-size-asian="11pt" style:font-weight-asian="bold" style:font-size-complex="11pt" style:font-weight-complex="bold"/>
    </style:style>
    <style:style style:name="P54" style:family="paragraph" style:parent-style-name="Standard">
      <style:paragraph-properties fo:text-align="start" style:justify-single-word="false" fo:orphans="2" fo:widows="2"/>
      <style:text-properties fo:font-variant="normal" fo:text-transform="none" fo:color="#c9211e" style:font-name="apple-system" fo:letter-spacing="normal" fo:font-style="normal" fo:font-weight="bold" officeooo:paragraph-rsid="003bc17f"/>
    </style:style>
    <style:style style:name="P55" style:family="paragraph" style:parent-style-name="Standard">
      <style:paragraph-properties fo:text-align="start" style:justify-single-word="false" fo:orphans="2" fo:widows="2"/>
      <style:text-properties fo:font-variant="normal" fo:text-transform="none" fo:color="#c9211e" style:font-name="apple-system" fo:letter-spacing="normal" fo:font-style="normal" fo:font-weight="bold" officeooo:paragraph-rsid="00409bb6"/>
    </style:style>
    <style:style style:name="P56" style:family="paragraph" style:parent-style-name="Standard">
      <style:paragraph-properties fo:text-align="start" style:justify-single-word="false" fo:orphans="2" fo:widows="2"/>
      <style:text-properties fo:font-variant="normal" fo:text-transform="none" fo:color="#000000" style:font-name="apple-system" fo:font-size="11pt" fo:letter-spacing="normal" fo:font-style="normal" fo:font-weight="normal" officeooo:rsid="00409bb6" officeooo:paragraph-rsid="0047274a" fo:background-color="transparent" style:font-size-asian="11pt" style:font-weight-asian="normal" style:font-size-complex="11pt" style:font-weight-complex="normal"/>
    </style:style>
    <style:style style:name="P57" style:family="paragraph" style:parent-style-name="Standard">
      <style:paragraph-properties style:line-height-at-least="0.503cm"/>
      <style:text-properties fo:color="#111111" style:font-name="Droid Sans Mono" fo:font-size="10.5pt" fo:font-weight="normal" fo:background-color="#1e1e1e"/>
    </style:style>
    <style:style style:name="P58" style:family="paragraph" style:parent-style-name="Standard">
      <style:paragraph-properties fo:text-align="start" style:justify-single-word="false" fo:orphans="2" fo:widows="2"/>
      <style:text-properties fo:color="#111111" style:font-name="Droid Sans Mono" fo:font-size="10.5pt" fo:font-weight="normal" fo:background-color="transparent"/>
    </style:style>
    <style:style style:name="P59" style:family="paragraph" style:parent-style-name="Standard">
      <style:paragraph-properties style:line-height-at-least="0.503cm"/>
      <style:text-properties fo:color="#111111" style:font-name="Droid Sans Mono" fo:font-size="10.5pt" fo:font-weight="normal" fo:background-color="transparent"/>
    </style:style>
    <style:style style:name="P60" style:family="paragraph" style:parent-style-name="Standard">
      <loext:graphic-properties draw:fill="solid" draw:fill-color="#f5f2f0" draw:opacity="100%"/>
      <style:paragraph-properties fo:line-height="150%" fo:text-align="start" style:justify-single-word="false" fo:orphans="2" fo:widows="2" fo:background-color="#f5f2f0"/>
    </style:style>
    <style:style style:name="P61" style:family="paragraph" style:parent-style-name="Heading_20_3">
      <style:paragraph-properties fo:text-align="start" style:justify-single-word="false" fo:orphans="2" fo:widows="2"/>
      <style:text-properties fo:font-variant="normal" fo:text-transform="none" fo:color="#212529" style:font-name="apple-system" fo:font-size="14pt" fo:letter-spacing="normal" fo:font-style="normal" fo:font-weight="bold" officeooo:rsid="00409bb6" officeooo:paragraph-rsid="0047274a" fo:background-color="transparent" style:font-size-asian="14pt" style:font-weight-asian="bold" style:font-size-complex="14pt" style:font-weight-complex="bold"/>
    </style:style>
    <style:style style:name="P62" style:family="paragraph" style:parent-style-name="Heading_20_4">
      <style:paragraph-properties fo:text-align="start" style:justify-single-word="false" fo:orphans="2" fo:widows="2"/>
      <style:text-properties fo:font-variant="normal" fo:text-transform="none" fo:color="#212529" style:font-name="apple-system" fo:font-size="14pt" fo:letter-spacing="normal" fo:font-style="normal" fo:font-weight="bold" officeooo:paragraph-rsid="00409bb6" style:font-size-asian="14pt" style:font-weight-asian="bold" style:font-size-complex="14pt" style:font-weight-complex="bold"/>
    </style:style>
    <style:style style:name="P63" style:family="paragraph" style:parent-style-name="Heading_20_4">
      <style:paragraph-properties fo:text-align="start" style:justify-single-word="false" fo:orphans="2" fo:widows="2"/>
      <style:text-properties fo:font-variant="normal" fo:text-transform="none" fo:color="#212529" style:font-name="apple-system" fo:font-size="14pt" fo:letter-spacing="normal" fo:font-style="normal" fo:font-weight="bold" officeooo:rsid="00409bb6" officeooo:paragraph-rsid="0047274a" fo:background-color="transparent" style:font-size-asian="14pt" style:font-weight-asian="bold" style:font-size-complex="14pt" style:font-weight-complex="bold"/>
    </style:style>
    <style:style style:name="P64" style:family="paragraph" style:parent-style-name="Heading_20_4">
      <style:paragraph-properties fo:text-align="start" style:justify-single-word="false" fo:orphans="2" fo:widows="2"/>
      <style:text-properties fo:font-variant="normal" fo:text-transform="none" fo:color="#212529" style:font-name="apple-system" fo:font-size="12pt" fo:letter-spacing="normal" fo:font-style="normal" fo:font-weight="normal" officeooo:rsid="00409bb6" officeooo:paragraph-rsid="0047274a" fo:background-color="transparent" style:font-size-asian="12pt" style:font-weight-asian="normal" style:font-size-complex="12pt" style:font-weight-complex="normal"/>
    </style:style>
    <style:style style:name="P65" style:family="paragraph" style:parent-style-name="Heading_20_4">
      <style:paragraph-properties fo:text-align="start" style:justify-single-word="false" fo:orphans="2" fo:widows="2"/>
      <style:text-properties fo:font-variant="normal" fo:text-transform="none" fo:color="#000000" style:font-name="apple-system" fo:font-size="14pt" fo:letter-spacing="normal" fo:font-style="normal" fo:font-weight="bold" officeooo:rsid="00409bb6" officeooo:paragraph-rsid="0047274a" fo:background-color="transparent" style:font-size-asian="14pt" style:font-weight-asian="normal" style:font-size-complex="14pt" style:font-weight-complex="normal"/>
    </style:style>
    <style:style style:name="P66" style:family="paragraph" style:parent-style-name="Preformatted_20_Text">
      <loext:graphic-properties draw:fill="solid" draw:fill-color="#f5f2f0" draw:opacity="100%"/>
      <style:paragraph-properties fo:line-height="150%" fo:text-align="start" style:justify-single-word="false" fo:orphans="2" fo:widows="2" fo:background-color="#f5f2f0"/>
    </style:style>
    <style:style style:name="P67" style:family="paragraph" style:parent-style-name="Preformatted_20_Text">
      <style:paragraph-properties fo:text-align="start" style:justify-single-word="false" fo:orphans="2" fo:widows="2"/>
      <style:text-properties fo:font-variant="normal" fo:text-transform="none" fo:color="#000000" style:font-name="apple-system" fo:font-size="11pt" fo:letter-spacing="normal" fo:font-style="normal" fo:font-weight="normal" officeooo:rsid="00409bb6" officeooo:paragraph-rsid="0047274a" fo:background-color="transparent" style:font-size-asian="11pt" style:font-weight-asian="normal" style:font-size-complex="11pt" style:font-weight-complex="normal"/>
    </style:style>
    <style:style style:name="P68" style:family="paragraph" style:parent-style-name="Preformatted_20_Text">
      <loext:graphic-properties draw:fill="solid" draw:fill-color="#f5f2f0" draw:opacity="100%"/>
      <style:paragraph-properties fo:margin-left="0cm" fo:margin-right="0cm" fo:line-height="150%" fo:text-align="start" style:justify-single-word="false" fo:orphans="2" fo:widows="2" fo:text-indent="0cm" style:auto-text-indent="false" fo:background-color="#f5f2f0"/>
    </style:style>
    <style:style style:name="P69" style:family="paragraph" style:parent-style-name="Preformatted_20_Text">
      <loext:graphic-properties draw:fill="solid" draw:fill-color="#f5f2f0" draw:opacity="100%"/>
      <style:paragraph-properties fo:margin-top="0cm" fo:margin-bottom="0.499cm" loext:contextual-spacing="false" fo:line-height="150%" fo:text-align="start" style:justify-single-word="false" fo:orphans="2" fo:widows="2" fo:background-color="#f5f2f0"/>
    </style:style>
    <style:style style:name="P70" style:family="paragraph" style:parent-style-name="Preformatted_20_Text">
      <loext:graphic-properties draw:fill="solid" draw:fill-color="#333333" draw:opacity="100%"/>
      <style:paragraph-properties fo:margin-top="0cm" fo:margin-bottom="0.247cm" loext:contextual-spacing="false" fo:line-height="155%" fo:text-align="start" style:justify-single-word="false" fo:orphans="2" fo:widows="2" fo:background-color="#333333" fo:padding="0cm" fo:border="none"/>
    </style:style>
    <style:style style:name="P71" style:family="paragraph" style:parent-style-name="Standard">
      <style:paragraph-properties fo:text-align="start" style:justify-single-word="false" fo:orphans="2" fo:widows="2"/>
      <style:text-properties fo:font-variant="normal" fo:text-transform="none" fo:color="#212529" style:font-name="apple-system" fo:letter-spacing="normal" fo:font-style="normal" fo:font-weight="normal" officeooo:paragraph-rsid="00409bb6"/>
    </style:style>
    <style:style style:name="P72" style:family="paragraph" style:parent-style-name="Standard">
      <style:paragraph-properties fo:text-align="start" style:justify-single-word="false" fo:orphans="2" fo:widows="2"/>
      <style:text-properties fo:font-variant="normal" fo:text-transform="none" fo:color="#212529" style:font-name="apple-system" fo:font-size="12pt" fo:letter-spacing="normal" fo:font-style="normal" fo:font-weight="normal" officeooo:rsid="00409bb6" officeooo:paragraph-rsid="0047274a" fo:background-color="transparent" style:font-size-asian="12pt" style:font-weight-asian="normal" style:font-size-complex="12pt" style:font-weight-complex="normal"/>
    </style:style>
    <style:style style:name="P73" style:family="paragraph" style:parent-style-name="Standard">
      <style:paragraph-properties fo:text-align="start" style:justify-single-word="false" fo:orphans="2" fo:widows="2"/>
      <style:text-properties fo:font-variant="normal" fo:text-transform="none" fo:color="#000000" style:font-name="apple-system" fo:font-size="11pt" fo:letter-spacing="normal" fo:font-style="normal" fo:font-weight="normal" officeooo:rsid="00409bb6" officeooo:paragraph-rsid="0047274a" fo:background-color="transparent" style:font-size-asian="11pt" style:font-weight-asian="normal" style:font-size-complex="11pt" style:font-weight-complex="normal"/>
    </style:style>
    <style:style style:name="P74" style:family="paragraph" style:parent-style-name="Standard" style:list-style-name="L1">
      <style:paragraph-properties fo:margin-left="0cm" fo:margin-right="0cm" fo:text-align="start" style:justify-single-word="false" fo:orphans="2" fo:widows="2" fo:text-indent="0cm" style:auto-text-indent="false"/>
    </style:style>
    <style:style style:name="P75" style:family="paragraph" style:parent-style-name="Standard" style:list-style-name="L1">
      <style:paragraph-properties fo:margin-left="0cm" fo:margin-right="0cm" fo:text-align="start" style:justify-single-word="false" fo:orphans="2" fo:widows="2" fo:text-indent="0cm" style:auto-text-indent="false"/>
      <style:text-properties fo:font-variant="normal" fo:text-transform="none" fo:color="#212529" style:font-name="apple-system" fo:font-size="11pt" fo:letter-spacing="normal" fo:font-style="normal" fo:font-weight="normal" style:font-size-asian="11pt" style:font-size-complex="11pt"/>
    </style:style>
    <style:style style:name="P76" style:family="paragraph" style:parent-style-name="Standard" style:list-style-name="L2">
      <style:paragraph-properties fo:margin-left="0cm" fo:margin-right="0cm" fo:text-align="start" style:justify-single-word="false" fo:orphans="2" fo:widows="2" fo:text-indent="0cm" style:auto-text-indent="false"/>
      <style:text-properties fo:font-variant="normal" fo:text-transform="none" fo:color="#212529" style:font-name="apple-system" fo:font-size="11pt" fo:letter-spacing="normal" fo:font-style="normal" fo:font-weight="normal" style:font-size-asian="11pt" style:font-weight-asian="bold" style:font-size-complex="11pt" style:font-weight-complex="bold"/>
    </style:style>
    <style:style style:name="P77" style:family="paragraph" style:parent-style-name="Standard" style:list-style-name="L3">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style:text-properties officeooo:paragraph-rsid="00161493"/>
    </style:style>
    <style:style style:name="P78" style:family="paragraph" style:parent-style-name="Standard" style:list-style-name="L3">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style:text-properties officeooo:paragraph-rsid="0016326a"/>
    </style:style>
    <style:style style:name="P79" style:family="paragraph" style:parent-style-name="Standard" style:list-style-name="L3">
      <loext:graphic-properties draw:fill="solid" draw:fill-color="#f5f2f0" draw:opacity="100%"/>
      <style:paragraph-properties fo:margin-left="0cm" fo:margin-right="0cm" fo:margin-top="0cm" fo:margin-bottom="0.097cm" loext:contextual-spacing="false" fo:line-height="150%" fo:text-align="start" style:justify-single-word="false" fo:orphans="2" fo:widows="2" fo:text-indent="0cm" style:auto-text-indent="false" fo:background-color="#f5f2f0"/>
    </style:style>
    <style:style style:name="P80" style:family="paragraph" style:parent-style-name="Standard" style:list-style-name="L3">
      <loext:graphic-properties draw:fill="solid" draw:fill-color="#f5f2f0" draw:opacity="100%"/>
      <style:paragraph-properties fo:margin-left="0cm" fo:margin-right="0cm" fo:margin-top="0cm" fo:margin-bottom="0.499cm" loext:contextual-spacing="false" fo:line-height="150%" fo:text-align="start" style:justify-single-word="false" fo:orphans="2" fo:widows="2" fo:text-indent="0cm" style:auto-text-indent="false" fo:background-color="#f5f2f0"/>
      <style:text-properties officeooo:paragraph-rsid="0016326a"/>
    </style:style>
    <style:style style:name="P81" style:family="paragraph" style:parent-style-name="Standard" style:list-style-name="L4">
      <style:paragraph-properties fo:margin-top="0.079cm" fo:margin-bottom="0.079cm" loext:contextual-spacing="false" fo:line-height="155%" fo:text-align="start" style:justify-single-word="false" fo:orphans="2" fo:widows="2"/>
      <style:text-properties fo:font-size="11pt" officeooo:paragraph-rsid="001e7883" style:font-size-asian="11pt" style:font-size-complex="11pt"/>
    </style:style>
    <style:style style:name="P82" style:family="paragraph" style:parent-style-name="Text_20_body" style:list-style-name="L6">
      <style:paragraph-properties fo:text-align="start" style:justify-single-word="false" fo:orphans="2" fo:widows="2"/>
      <style:text-properties fo:font-variant="normal" fo:text-transform="none" fo:color="#212529" style:font-name="apple-system" fo:font-size="11pt" fo:letter-spacing="normal" fo:font-style="normal" fo:font-weight="normal" style:font-size-asian="11pt" style:font-size-complex="11pt"/>
    </style:style>
    <style:style style:name="P83" style:family="paragraph" style:parent-style-name="Text_20_body">
      <style:paragraph-properties fo:text-align="start" style:justify-single-word="false" fo:orphans="2" fo:widows="2"/>
      <style:text-properties fo:font-variant="normal" fo:text-transform="none" fo:color="#212529" style:font-name="apple-system" fo:font-size="14pt" fo:letter-spacing="normal" fo:font-style="normal" fo:font-weight="bold" officeooo:paragraph-rsid="00409bb6" style:font-size-asian="14pt" style:font-weight-asian="bold" style:font-size-complex="14pt" style:font-weight-complex="bold"/>
    </style:style>
    <style:style style:name="P84" style:family="paragraph" style:parent-style-name="Text_20_body">
      <style:paragraph-properties fo:text-align="start" style:justify-single-word="false" fo:orphans="2" fo:widows="2"/>
      <style:text-properties fo:font-variant="normal" fo:text-transform="none" fo:color="#212529" style:font-name="apple-system" fo:font-size="14pt" fo:letter-spacing="normal" fo:font-style="normal" fo:font-weight="bold" officeooo:rsid="00409bb6" officeooo:paragraph-rsid="0047274a" fo:background-color="transparent" style:font-size-asian="14pt" style:font-weight-asian="bold" style:font-size-complex="14pt" style:font-weight-complex="bold"/>
    </style:style>
    <style:style style:name="P85" style:family="paragraph" style:parent-style-name="Text_20_body">
      <style:paragraph-properties fo:text-align="start" style:justify-single-word="false" fo:orphans="2" fo:widows="2"/>
      <style:text-properties fo:font-variant="normal" fo:text-transform="none" fo:color="#212529" style:font-name="apple-system" fo:font-size="12pt" fo:letter-spacing="normal" fo:font-style="normal" fo:font-weight="normal" officeooo:rsid="00409bb6" officeooo:paragraph-rsid="0047274a" fo:background-color="transparent" style:font-size-asian="12pt" style:font-weight-asian="normal" style:font-size-complex="12pt" style:font-weight-complex="normal"/>
    </style:style>
    <style:style style:name="P86" style:family="paragraph" style:parent-style-name="Text_20_body">
      <style:paragraph-properties fo:line-height="155%" fo:text-align="start" style:justify-single-word="false" fo:orphans="2" fo:widows="2"/>
      <style:text-properties fo:font-variant="normal" fo:text-transform="none" fo:color="#212529" style:font-name="apple-system" fo:font-size="12pt" fo:letter-spacing="normal" fo:font-style="normal" fo:font-weight="normal" style:font-size-asian="12pt" style:font-size-complex="12pt"/>
    </style:style>
    <style:style style:name="P87" style:family="paragraph" style:parent-style-name="Text_20_body">
      <style:paragraph-properties fo:line-height="155%" fo:text-align="start" style:justify-single-word="false" fo:orphans="2" fo:widows="2"/>
      <style:text-properties fo:font-variant="normal" fo:text-transform="none" fo:color="#212529" style:font-name="apple-system" fo:font-size="12.75pt" fo:letter-spacing="normal" fo:font-style="normal" fo:font-weight="normal"/>
    </style:style>
    <style:style style:name="P88" style:family="paragraph" style:parent-style-name="Text_20_body">
      <style:paragraph-properties fo:text-align="start" style:justify-single-word="false" fo:orphans="2" fo:widows="2"/>
      <style:text-properties fo:font-variant="normal" fo:text-transform="none" fo:color="#000000" style:font-name="apple-system" fo:font-size="11pt" fo:letter-spacing="normal" fo:font-style="normal" fo:font-weight="bold" officeooo:rsid="00409bb6" officeooo:paragraph-rsid="0047274a" fo:background-color="transparent" style:font-size-asian="11pt" style:font-weight-asian="normal" style:font-size-complex="11pt" style:font-weight-complex="normal"/>
    </style:style>
    <style:style style:name="P89" style:family="paragraph" style:parent-style-name="Text_20_body" style:list-style-name="L1">
      <style:paragraph-properties fo:margin-left="0cm" fo:margin-right="0cm" fo:text-align="start" style:justify-single-word="false" fo:orphans="2" fo:widows="2" fo:text-indent="0cm" style:auto-text-indent="false"/>
    </style:style>
    <style:style style:name="P90" style:family="paragraph" style:parent-style-name="Text_20_body">
      <style:paragraph-properties fo:margin-left="0cm" fo:margin-right="0cm" fo:line-height="155%"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font-size-asian="12pt" style:font-size-complex="12pt"/>
    </style:style>
    <style:style style:name="P91" style:family="paragraph" style:parent-style-name="Text_20_body">
      <style:paragraph-properties fo:margin-left="0cm" fo:margin-right="0cm" fo:line-height="155%" fo:text-align="start" style:justify-single-word="false" fo:orphans="2" fo:widows="2" fo:text-indent="0cm" style:auto-text-indent="false"/>
    </style:style>
    <style:style style:name="P92" style:family="paragraph" style:parent-style-name="Text_20_body">
      <style:paragraph-properties fo:margin-left="0cm" fo:margin-right="0cm" fo:margin-top="0cm" fo:margin-bottom="0.247cm" loext:contextual-spacing="false" fo:line-height="155%"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font-size-asian="12pt" style:font-size-complex="12pt"/>
    </style:style>
    <style:style style:name="P93" style:family="paragraph" style:parent-style-name="Text_20_body">
      <style:paragraph-properties fo:margin-left="0cm" fo:margin-right="0cm" fo:margin-top="0cm" fo:margin-bottom="0.247cm" loext:contextual-spacing="false" fo:line-height="155%" fo:text-align="start" style:justify-single-word="false" fo:orphans="2" fo:widows="2" fo:text-indent="0cm" style:auto-text-indent="false"/>
    </style:style>
    <style:style style:name="P94" style:family="paragraph" style:parent-style-name="Text_20_body" style:list-style-name="L4">
      <style:paragraph-properties fo:margin-left="0cm" fo:margin-right="0.079cm" fo:margin-top="0.079cm" fo:margin-bottom="0.079cm" loext:contextual-spacing="false" fo:line-height="155%" fo:text-align="start" style:justify-single-word="false" fo:orphans="2" fo:widows="2" fo:text-indent="0cm" style:auto-text-indent="false"/>
      <style:text-properties fo:font-variant="normal" fo:text-transform="none" fo:color="#212529" style:font-name="apple-system" fo:font-size="11pt" fo:letter-spacing="normal" fo:font-style="normal" fo:font-weight="normal" style:font-size-asian="11pt" style:font-size-complex="11pt"/>
    </style:style>
    <style:style style:name="P95" style:family="paragraph" style:parent-style-name="Text_20_body" style:list-style-name="L5">
      <style:paragraph-properties fo:margin-left="0.079cm" fo:margin-right="0.079cm" fo:margin-top="0.079cm" fo:margin-bottom="0.079cm" loext:contextual-spacing="false" fo:line-height="155%" fo:text-align="start" style:justify-single-word="false" fo:orphans="2" fo:widows="2" fo:text-indent="0cm" style:auto-text-indent="false"/>
    </style:style>
    <style:style style:name="P96" style:family="paragraph" style:parent-style-name="Text_20_body" style:list-style-name="L8">
      <style:paragraph-properties fo:margin-left="0.079cm" fo:margin-right="0.079cm" fo:margin-top="0.079cm" fo:margin-bottom="0.079cm" loext:contextual-spacing="false" fo:line-height="155%" fo:text-align="start" style:justify-single-word="false" fo:orphans="2" fo:widows="2" fo:text-indent="0cm" style:auto-text-indent="false"/>
    </style:style>
    <style:style style:name="P97" style:family="paragraph" style:parent-style-name="Text_20_body" style:list-style-name="L7">
      <style:paragraph-properties fo:margin-left="0.079cm" fo:margin-right="0.079cm" fo:margin-top="0.079cm" fo:margin-bottom="0.079cm" loext:contextual-spacing="false" fo:line-height="155%"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font-size-asian="12pt" style:font-size-complex="12pt"/>
    </style:style>
    <style:style style:name="P98" style:family="paragraph" style:parent-style-name="Text_20_body" style:list-style-name="L4">
      <style:paragraph-properties fo:margin-top="0.079cm" fo:margin-bottom="0.079cm" loext:contextual-spacing="false" fo:line-height="155%" fo:text-align="start" style:justify-single-word="false" fo:orphans="2" fo:widows="2"/>
      <style:text-properties officeooo:paragraph-rsid="001e7883"/>
    </style:style>
    <style:style style:name="P99" style:family="paragraph" style:parent-style-name="Text_20_body">
      <style:paragraph-properties fo:margin-top="0cm" fo:margin-bottom="0cm" loext:contextual-spacing="false" fo:line-height="155%"/>
    </style:style>
    <style:style style:name="P100" style:family="paragraph" style:parent-style-name="Text_20_body">
      <style:paragraph-properties fo:margin-top="0cm" fo:margin-bottom="0.247cm" loext:contextual-spacing="false" fo:line-height="155%" fo:text-align="start" style:justify-single-word="false" fo:orphans="2" fo:widows="2"/>
    </style:style>
    <style:style style:name="P101" style:family="paragraph" style:parent-style-name="Text_20_body">
      <style:paragraph-properties fo:margin-top="0cm" fo:margin-bottom="0.247cm" loext:contextual-spacing="false" fo:line-height="155%" fo:text-align="start" style:justify-single-word="false" fo:orphans="2" fo:widows="2"/>
      <style:text-properties fo:font-variant="normal" fo:text-transform="none" fo:color="#212529" style:font-name="apple-system" fo:font-size="12pt" fo:letter-spacing="normal" fo:font-style="normal" fo:font-weight="normal" style:font-size-asian="12pt" style:font-size-complex="12pt"/>
    </style:style>
    <style:style style:name="T1" style:family="text">
      <style:text-properties fo:font-variant="normal" fo:text-transform="none" fo:color="#212529" style:font-name="apple-system" fo:font-size="12.75pt" fo:letter-spacing="normal" fo:font-style="normal" fo:font-weight="normal"/>
    </style:style>
    <style:style style:name="T2" style:family="text">
      <style:text-properties fo:font-variant="normal" fo:text-transform="none" fo:color="#212529" style:font-name="apple-system" fo:letter-spacing="normal" fo:font-style="normal" fo:font-weight="normal"/>
    </style:style>
    <style:style style:name="T3" style:family="text">
      <style:text-properties fo:font-variant="normal" fo:text-transform="none" fo:color="#212529" style:font-name="apple-system" fo:letter-spacing="normal" fo:font-style="normal" style:text-underline-style="solid" style:text-underline-width="auto" style:text-underline-color="font-color" fo:font-weight="bold"/>
    </style:style>
    <style:style style:name="T4" style:family="text">
      <style:text-properties fo:font-variant="normal" fo:text-transform="none" fo:color="#212529" style:font-name="apple-system" fo:letter-spacing="normal" fo:font-style="normal" style:text-underline-style="solid" style:text-underline-width="auto" style:text-underline-color="font-color" fo:font-weight="normal"/>
    </style:style>
    <style:style style:name="T5" style:family="text">
      <style:text-properties fo:font-variant="normal" fo:text-transform="none" fo:color="#212529" style:font-name="apple-system" fo:font-size="11pt" fo:letter-spacing="normal" fo:font-style="normal" fo:font-weight="normal" style:font-size-asian="11pt" style:font-size-complex="11pt"/>
    </style:style>
    <style:style style:name="T6" style:family="text">
      <style:text-properties fo:font-variant="normal" fo:text-transform="none" fo:color="#212529" style:font-name="apple-system" fo:font-size="11pt" fo:letter-spacing="normal" fo:font-style="normal" fo:font-weight="normal" officeooo:rsid="000aaf71" style:font-size-asian="11pt" style:font-size-complex="11pt"/>
    </style:style>
    <style:style style:name="T7" style:family="text">
      <style:text-properties fo:font-variant="normal" fo:text-transform="none" fo:color="#212529" style:font-name="apple-system" fo:font-size="11pt" fo:letter-spacing="normal" fo:font-style="normal" fo:font-weight="normal" style:font-size-asian="11pt" style:font-size-complex="11pt" loext:padding="0cm" loext:border="none"/>
    </style:style>
    <style:style style:name="T8" style:family="text">
      <style:text-properties fo:font-variant="normal" fo:text-transform="none" fo:color="#212529" style:font-name="apple-system" fo:font-size="11pt" fo:letter-spacing="normal" fo:font-style="normal" fo:font-weight="normal" officeooo:rsid="0016326a" style:font-size-asian="11pt" style:font-size-complex="11pt" loext:padding="0cm" loext:border="none"/>
    </style:style>
    <style:style style:name="T9" style:family="text">
      <style:text-properties fo:font-variant="normal" fo:text-transform="none" fo:color="#212529" style:font-name="apple-system" fo:font-size="11pt" fo:letter-spacing="normal" fo:font-style="normal" fo:font-weight="normal" officeooo:rsid="001a48ec" style:font-size-asian="11pt" style:font-size-complex="11pt"/>
    </style:style>
    <style:style style:name="T10" style:family="text">
      <style:text-properties fo:font-variant="normal" fo:text-transform="none" fo:color="#212529" style:font-name="apple-system" fo:font-size="11pt" fo:letter-spacing="normal" fo:font-style="normal" fo:font-weight="normal" officeooo:rsid="001cc750" style:font-size-asian="11pt" style:font-size-complex="11pt"/>
    </style:style>
    <style:style style:name="T11" style:family="text">
      <style:text-properties fo:font-variant="normal" fo:text-transform="none" fo:color="#212529" style:font-name="apple-system" fo:font-size="11pt" fo:letter-spacing="normal" fo:font-style="normal" fo:font-weight="normal" officeooo:rsid="0020afd8" style:font-size-asian="11pt" style:font-size-complex="11pt"/>
    </style:style>
    <style:style style:name="T12" style:family="text">
      <style:text-properties fo:font-variant="normal" fo:text-transform="none" fo:color="#212529" style:font-name="apple-system" fo:font-size="11pt" fo:letter-spacing="normal" fo:font-style="normal" fo:font-weight="normal" style:font-size-asian="11pt" style:font-weight-asian="bold" style:font-size-complex="11pt" style:font-weight-complex="bold" loext:padding="0cm" loext:border="none"/>
    </style:style>
    <style:style style:name="T13" style:family="text">
      <style:text-properties fo:font-variant="normal" fo:text-transform="none" fo:color="#212529" style:font-name="apple-system" fo:font-size="11pt" fo:letter-spacing="normal" fo:font-style="normal" fo:font-weight="normal" fo:background-color="#eeeeee" loext:char-shading-value="0" style:font-size-asian="11pt" style:font-size-complex="11pt" loext:padding="0cm" loext:border="none"/>
    </style:style>
    <style:style style:name="T14" style:family="text">
      <style:text-properties fo:font-variant="normal" fo:text-transform="none" fo:color="#212529" style:font-name="apple-system" fo:font-size="11pt" fo:letter-spacing="normal" fo:font-style="normal" style:text-underline-style="solid" style:text-underline-width="auto" style:text-underline-color="font-color" fo:font-weight="bold" style:font-size-asian="11pt" style:font-size-complex="11pt"/>
    </style:style>
    <style:style style:name="T15" style:family="text">
      <style:text-properties fo:font-variant="normal" fo:text-transform="none" fo:color="#212529" style:font-name="apple-system" fo:font-size="11pt" fo:letter-spacing="normal" fo:font-style="normal" style:text-underline-style="solid" style:text-underline-width="auto" style:text-underline-color="font-color" fo:font-weight="bold" officeooo:rsid="0016326a" style:font-size-asian="11pt" style:font-size-complex="11pt" loext:padding="0cm" loext:border="none"/>
    </style:style>
    <style:style style:name="T16" style:family="text">
      <style:text-properties fo:font-variant="normal" fo:text-transform="none" fo:color="#212529" style:font-name="apple-system" fo:font-size="11pt" fo:letter-spacing="normal" fo:font-style="normal" style:text-underline-style="solid" style:text-underline-width="auto" style:text-underline-color="font-color" fo:font-weight="normal" style:font-size-asian="11pt" style:font-size-complex="11pt"/>
    </style:style>
    <style:style style:name="T17" style:family="text">
      <style:text-properties fo:font-variant="normal" fo:text-transform="none" fo:color="#212529" style:font-name="apple-system" fo:font-size="11pt" fo:letter-spacing="normal" fo:font-style="normal" style:text-underline-style="solid" style:text-underline-width="auto" style:text-underline-color="font-color" fo:font-weight="normal" officeooo:rsid="0016326a" style:font-size-asian="11pt" style:font-size-complex="11pt" loext:padding="0cm" loext:border="none"/>
    </style:style>
    <style:style style:name="T18" style:family="text">
      <style:text-properties fo:font-variant="normal" fo:text-transform="none" fo:color="#212529" style:font-name="apple-system" fo:font-size="11pt" fo:letter-spacing="normal" fo:font-style="normal" fo:font-weight="bold" style:font-size-asian="11pt" style:font-size-complex="11pt"/>
    </style:style>
    <style:style style:name="T19" style:family="text">
      <style:text-properties fo:font-variant="normal" fo:text-transform="none" fo:color="#212529" style:font-name="apple-system" fo:font-size="11pt" fo:letter-spacing="normal" fo:font-style="normal" fo:font-weight="bold" fo:background-color="#eeeeee" loext:char-shading-value="0" style:font-size-asian="11pt" style:font-weight-asian="bold" style:font-size-complex="11pt" style:font-weight-complex="bold" loext:padding="0cm" loext:border="none"/>
    </style:style>
    <style:style style:name="T20" style:family="text">
      <style:text-properties fo:font-variant="normal" fo:text-transform="none" fo:color="#212529" style:font-name="apple-system" fo:font-size="12pt" fo:letter-spacing="normal" fo:font-style="normal" fo:font-weight="normal" style:font-size-asian="12pt" style:font-size-complex="12pt"/>
    </style:style>
    <style:style style:name="T21" style:family="text">
      <style:text-properties fo:font-variant="normal" fo:text-transform="none" fo:color="#212529" style:font-name="apple-system" fo:font-size="12pt" fo:letter-spacing="normal" fo:font-style="normal" fo:font-weight="normal" officeooo:rsid="0059afd7" style:font-size-asian="12pt" style:font-size-complex="12pt"/>
    </style:style>
    <style:style style:name="T22" style:family="text">
      <style:text-properties fo:font-variant="normal" fo:text-transform="none" fo:color="#212529" style:font-name="Consolas" fo:font-size="11pt" fo:letter-spacing="normal" fo:font-style="normal" fo:font-weight="normal" officeooo:rsid="0016326a" fo:background-color="#eeeeee" loext:char-shading-value="0" style:font-size-asian="11pt" style:font-size-complex="11pt" loext:padding="0cm" loext:border="none"/>
    </style:style>
    <style:style style:name="T23" style:family="text">
      <style:text-properties fo:font-variant="normal" fo:text-transform="none" fo:color="#212529" style:font-name="Consolas" fo:font-size="11pt" fo:letter-spacing="normal" fo:font-style="normal" fo:font-weight="normal" fo:background-color="#eeeeee" loext:char-shading-value="0" style:font-size-asian="11pt" style:font-size-complex="11pt" loext:padding="0cm" loext:border="none"/>
    </style:style>
    <style:style style:name="T24" style:family="text">
      <style:text-properties fo:font-variant="normal" fo:text-transform="none" fo:color="#007bff" style:text-line-through-style="none" style:text-line-through-type="none" style:font-name="apple-system" fo:font-size="11pt" fo:letter-spacing="normal" fo:font-style="normal" style:text-underline-style="none" fo:font-weight="normal" style:text-blinking="false" fo:background-color="#ffffff" loext:char-shading-value="0" style:font-size-asian="11pt" style:font-size-complex="11pt"/>
    </style:style>
    <style:style style:name="T25" style:family="text">
      <style:text-properties fo:font-variant="normal" fo:text-transform="none" fo:color="#007bff" style:text-line-through-style="none" style:text-line-through-type="none" style:font-name="apple-system" fo:font-size="11pt" fo:letter-spacing="normal" fo:font-style="normal" style:text-underline-style="none" fo:font-weight="normal" style:text-blinking="false" fo:background-color="transparent" loext:char-shading-value="0" style:font-size-asian="11pt" style:font-size-complex="11pt"/>
    </style:style>
    <style:style style:name="T26" style:family="text">
      <style:text-properties fo:font-variant="normal" fo:text-transform="none" fo:color="#007bff" style:text-line-through-style="none" style:text-line-through-type="none" style:font-name="apple-system" fo:font-size="12.75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07bff" style:text-line-through-style="none" style:text-line-through-type="none" style:font-name="apple-system"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007bff" style:text-line-through-style="none" style:text-line-through-type="none" style:font-name="apple-system" fo:font-size="12pt" fo:letter-spacing="normal"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e83e8c" style:font-name="SFMono-Regular" fo:font-size="10.5pt" fo:letter-spacing="normal" fo:font-style="normal" fo:font-weight="normal" fo:background-color="#eeeeee" loext:char-shading-value="0" loext:padding="0cm" loext:border="none"/>
    </style:style>
    <style:style style:name="T30" style:family="text">
      <style:text-properties fo:font-variant="normal" fo:text-transform="none" fo:color="#e83e8c" style:font-name="SFMono-Regular" fo:letter-spacing="normal" fo:font-style="normal" fo:font-weight="normal" fo:background-color="#eeeeee" loext:char-shading-value="0" loext:padding="0cm" loext:border="none"/>
    </style:style>
    <style:style style:name="T31" style:family="text">
      <style:text-properties fo:font-variant="normal" fo:text-transform="none" fo:color="#e83e8c" style:font-name="SFMono-Regular" fo:font-size="11pt" fo:letter-spacing="normal" fo:font-style="normal" fo:font-weight="normal" fo:background-color="#eeeeee" loext:char-shading-value="0" style:font-size-asian="11pt" style:font-size-complex="11pt" loext:padding="0cm" loext:border="none"/>
    </style:style>
    <style:style style:name="T32" style:family="text">
      <style:text-properties fo:font-variant="normal" fo:text-transform="none" fo:color="#e83e8c" style:font-name="SFMono-Regular" fo:font-size="11pt" fo:letter-spacing="normal" fo:font-style="normal" fo:font-weight="normal" officeooo:rsid="0016326a" fo:background-color="#eeeeee" loext:char-shading-value="0" style:font-size-asian="11pt" style:font-size-complex="11pt" loext:padding="0cm" loext:border="none"/>
    </style:style>
    <style:style style:name="T33" style:family="text">
      <style:text-properties fo:font-variant="normal" fo:text-transform="none" fo:color="#e83e8c" style:font-name="SFMono-Regular" fo:font-size="11pt" fo:letter-spacing="normal" fo:font-style="normal" fo:font-weight="normal" fo:background-color="#eeeeee" loext:char-shading-value="0" style:font-size-asian="11pt" style:font-weight-asian="bold" style:font-size-complex="11pt" style:font-weight-complex="bold" loext:padding="0cm" loext:border="none"/>
    </style:style>
    <style:style style:name="T34" style:family="text">
      <style:text-properties fo:font-variant="normal" fo:text-transform="none" fo:color="#e83e8c" style:font-name="SFMono-Regular" fo:font-size="11pt" fo:letter-spacing="normal" fo:font-style="normal" style:text-underline-style="solid" style:text-underline-width="auto" style:text-underline-color="font-color" fo:font-weight="normal" officeooo:rsid="0016326a" fo:background-color="#eeeeee" loext:char-shading-value="0" style:font-size-asian="11pt" style:font-size-complex="11pt" loext:padding="0cm" loext:border="none"/>
    </style:style>
    <style:style style:name="T35" style:family="text">
      <style:text-properties fo:font-variant="normal" fo:text-transform="none" fo:color="#e83e8c" style:font-name="SFMono-Regular" fo:font-size="12pt" fo:letter-spacing="normal" fo:font-style="normal" fo:font-weight="normal" fo:background-color="#eeeeee" loext:char-shading-value="0" style:font-size-asian="12pt" style:font-size-complex="12pt" loext:padding="0cm" loext:border="none"/>
    </style:style>
    <style:style style:name="T36" style:family="text">
      <style:text-properties fo:font-variant="normal" fo:text-transform="none" fo:color="#dd4a68" style:font-name="Consolas" fo:font-size="12pt" fo:letter-spacing="normal" fo:font-style="normal" fo:font-weight="normal" loext:padding="0cm" loext:border="none"/>
    </style:style>
    <style:style style:name="T37" style:family="text">
      <style:text-properties fo:font-variant="normal" fo:text-transform="none" fo:color="#dd4a68" style:font-name="Consolas" fo:font-size="11pt" fo:letter-spacing="normal" fo:font-style="normal" fo:font-weight="normal" style:font-size-asian="11pt" style:font-size-complex="11pt" loext:padding="0cm" loext:border="none"/>
    </style:style>
    <style:style style:name="T38" style:family="text">
      <style:text-properties fo:font-variant="normal" fo:text-transform="none" fo:color="#999999" style:font-name="Consolas" fo:font-size="12pt" fo:letter-spacing="normal" fo:font-style="normal" fo:font-weight="normal" loext:padding="0cm" loext:border="none"/>
    </style:style>
    <style:style style:name="T39" style:family="text">
      <style:text-properties fo:font-variant="normal" fo:text-transform="none" fo:color="#999999" style:font-name="Consolas" fo:font-size="12pt" fo:letter-spacing="normal" fo:font-style="normal" fo:font-weight="normal" style:font-size-asian="11pt" style:font-size-complex="11pt" loext:padding="0cm" loext:border="none"/>
    </style:style>
    <style:style style:name="T40" style:family="text">
      <style:text-properties fo:font-variant="normal" fo:text-transform="none" fo:color="#999999" style:font-name="Consolas" fo:font-size="11pt" fo:letter-spacing="normal" fo:font-style="normal" fo:font-weight="normal" style:font-size-asian="11pt" style:font-size-complex="11pt" loext:padding="0cm" loext:border="none"/>
    </style:style>
    <style:style style:name="T41" style:family="text">
      <style:text-properties fo:font-variant="normal" fo:text-transform="none" fo:color="#000000" style:font-name="Consolas" fo:font-size="12pt" fo:letter-spacing="normal" fo:font-style="normal" fo:font-weight="normal" loext:padding="0cm" loext:border="none"/>
    </style:style>
    <style:style style:name="T42" style:family="text">
      <style:text-properties fo:font-variant="normal" fo:text-transform="none" fo:color="#000000" style:font-name="Consolas" fo:font-size="12pt" fo:letter-spacing="normal" fo:font-style="normal" fo:font-weight="normal" style:font-size-asian="11pt" style:font-size-complex="11pt" loext:padding="0cm" loext:border="none"/>
    </style:style>
    <style:style style:name="T43" style:family="text">
      <style:text-properties fo:font-variant="normal" fo:text-transform="none" fo:color="#000000" style:font-name="Consolas" fo:font-size="12pt" fo:letter-spacing="normal" fo:font-style="normal" fo:font-weight="normal" officeooo:rsid="0016326a" style:font-size-asian="11pt" style:font-size-complex="11pt" loext:padding="0cm" loext:border="none"/>
    </style:style>
    <style:style style:name="T44" style:family="text">
      <style:text-properties fo:font-variant="normal" fo:text-transform="none" fo:color="#000000" style:font-name="Consolas" fo:font-size="12pt" fo:letter-spacing="normal" fo:font-style="normal" fo:font-weight="normal" officeooo:rsid="002f278b" style:font-size-asian="11pt" style:font-weight-asian="bold" style:font-size-complex="11pt" style:font-weight-complex="bold" loext:padding="0cm" loext:border="none"/>
    </style:style>
    <style:style style:name="T45" style:family="text">
      <style:text-properties fo:font-variant="normal" fo:text-transform="none" fo:color="#000000" style:font-name="Consolas" fo:font-size="11pt" fo:letter-spacing="normal" fo:font-style="normal" fo:font-weight="normal" style:font-size-asian="11pt" style:font-size-complex="11pt" loext:padding="0cm" loext:border="none"/>
    </style:style>
    <style:style style:name="T46" style:family="text">
      <style:text-properties fo:font-variant="normal" fo:text-transform="none" fo:color="#000000" fo:letter-spacing="normal" loext:padding="0cm" loext:border="none"/>
    </style:style>
    <style:style style:name="T47" style:family="text">
      <style:text-properties fo:font-variant="normal" fo:text-transform="none" fo:color="#000000" style:font-name="apple-system" fo:font-size="11pt" fo:letter-spacing="normal" fo:font-style="normal" fo:font-weight="normal" officeooo:rsid="002f278b" style:font-size-asian="11pt" style:font-weight-asian="normal" style:font-size-complex="11pt" style:font-weight-complex="normal" loext:padding="0cm" loext:border="none"/>
    </style:style>
    <style:style style:name="T48" style:family="text">
      <style:text-properties fo:font-variant="normal" fo:text-transform="none" fo:color="#000000" style:font-name="sans-serif" fo:font-size="11pt" fo:letter-spacing="normal" fo:font-style="normal" fo:font-weight="normal" style:font-size-asian="11pt" style:font-size-complex="11pt"/>
    </style:style>
    <style:style style:name="T49" style:family="text">
      <style:text-properties fo:font-variant="normal" fo:text-transform="none" fo:color="#a67f59" style:font-name="Consolas" fo:font-size="12pt" fo:letter-spacing="normal" fo:font-style="normal" fo:font-weight="normal" loext:padding="0cm" loext:border="none"/>
    </style:style>
    <style:style style:name="T50" style:family="text">
      <style:text-properties fo:font-variant="normal" fo:text-transform="none" fo:color="#a67f59" style:font-name="Consolas" fo:font-size="12pt" fo:letter-spacing="normal" fo:font-style="normal" fo:font-weight="normal" style:font-size-asian="11pt" style:font-size-complex="11pt" loext:padding="0cm" loext:border="none"/>
    </style:style>
    <style:style style:name="T51" style:family="text">
      <style:text-properties fo:font-variant="normal" fo:text-transform="none" fo:color="#a67f59" style:font-name="Consolas" fo:font-size="11pt" fo:letter-spacing="normal" fo:font-style="normal" fo:font-weight="normal" style:font-size-asian="11pt" style:font-size-complex="11pt" loext:padding="0cm" loext:border="none"/>
    </style:style>
    <style:style style:name="T52" style:family="text">
      <style:text-properties fo:font-variant="normal" fo:text-transform="none" fo:color="#273239" style:font-name="urw-din" fo:font-size="11pt" fo:letter-spacing="normal" fo:font-style="normal" fo:font-weight="normal" fo:background-color="#eeeeee" loext:char-shading-value="0" style:font-size-asian="11pt" style:font-size-complex="11pt" loext:padding="0cm" loext:border="none"/>
    </style:style>
    <style:style style:name="T53" style:family="text">
      <style:text-properties fo:font-variant="normal" fo:text-transform="none" fo:color="#0077aa" style:font-name="Consolas" fo:font-size="12pt" fo:letter-spacing="normal" fo:font-style="normal" fo:font-weight="normal" style:font-size-asian="11pt" style:font-size-complex="11pt" loext:padding="0cm" loext:border="none"/>
    </style:style>
    <style:style style:name="T54" style:family="text">
      <style:text-properties fo:font-variant="normal" fo:text-transform="none" fo:color="#0077aa" style:font-name="Consolas" fo:font-size="12pt" fo:letter-spacing="normal" fo:font-style="normal" fo:font-weight="normal" officeooo:rsid="0016326a" style:font-size-asian="11pt" style:font-size-complex="11pt" loext:padding="0cm" loext:border="none"/>
    </style:style>
    <style:style style:name="T55" style:family="text">
      <style:text-properties fo:font-variant="normal" fo:text-transform="none" fo:color="#0077aa" style:font-name="Consolas" fo:font-size="12pt" fo:letter-spacing="normal" fo:font-style="normal" fo:font-weight="normal" officeooo:rsid="002f278b" style:font-size-asian="11pt" style:font-weight-asian="bold" style:font-size-complex="11pt" style:font-weight-complex="bold" loext:padding="0cm" loext:border="none"/>
    </style:style>
    <style:style style:name="T56" style:family="text">
      <style:text-properties fo:font-variant="normal" fo:text-transform="none" fo:color="#0077aa" style:font-name="Consolas" fo:font-size="12pt" fo:letter-spacing="normal" fo:font-style="normal" fo:font-weight="normal" loext:padding="0cm" loext:border="none"/>
    </style:style>
    <style:style style:name="T57" style:family="text">
      <style:text-properties fo:font-variant="normal" fo:text-transform="none" fo:color="#669900" style:font-name="Consolas" fo:font-size="12pt" fo:letter-spacing="normal" fo:font-style="normal" fo:font-weight="normal" loext:padding="0cm" loext:border="none"/>
    </style:style>
    <style:style style:name="T58" style:family="text">
      <style:text-properties fo:font-variant="normal" fo:text-transform="none" fo:color="#708090" style:font-name="Consolas" fo:font-size="12pt" fo:letter-spacing="normal" fo:font-style="normal" fo:font-weight="normal" loext:padding="0cm" loext:border="none"/>
    </style:style>
    <style:style style:name="T59" style:family="text">
      <style:text-properties fo:font-variant="normal" fo:text-transform="none" fo:color="#990055" style:font-name="Consolas" fo:font-size="12pt" fo:letter-spacing="normal" fo:font-style="normal" fo:font-weight="normal" loext:padding="0cm" loext:border="none"/>
    </style:style>
    <style:style style:name="T60" style:family="text">
      <style:text-properties fo:font-variant="normal" fo:text-transform="none" fo:color="#c9211e" style:font-name="apple-system" fo:font-size="11pt" fo:letter-spacing="normal" fo:font-style="normal" fo:font-weight="bold" officeooo:rsid="0026339c" style:font-size-asian="11pt" style:font-weight-asian="bold" style:font-size-complex="11pt" style:font-weight-complex="bold"/>
    </style:style>
    <style:style style:name="T61" style:family="text">
      <style:text-properties fo:font-variant="normal" fo:text-transform="none" fo:color="#c9211e" style:font-name="apple-system" fo:font-size="11pt" fo:letter-spacing="normal" fo:font-style="normal" fo:font-weight="bold" officeooo:rsid="002b8790" style:font-size-asian="11pt" style:font-weight-asian="bold" style:font-size-complex="11pt" style:font-weight-complex="bold"/>
    </style:style>
    <style:style style:name="T62" style:family="text">
      <style:text-properties fo:font-variant="normal" fo:text-transform="none" fo:color="#c9211e" style:font-name="apple-system" fo:font-size="11pt" fo:letter-spacing="normal" fo:font-style="normal" fo:font-weight="bold" style:font-size-asian="11pt" style:font-weight-asian="bold" style:font-size-complex="11pt" style:font-weight-complex="bold" loext:padding="0cm" loext:border="none"/>
    </style:style>
    <style:style style:name="T63" style:family="text">
      <style:text-properties fo:font-variant="normal" fo:text-transform="none" fo:color="#c9211e" style:font-name="apple-system" fo:font-size="11pt" fo:letter-spacing="normal" fo:font-style="normal" fo:font-weight="bold" officeooo:rsid="002efa69" style:font-size-asian="11pt" style:font-weight-asian="bold" style:font-size-complex="11pt" style:font-weight-complex="bold" loext:padding="0cm" loext:border="none"/>
    </style:style>
    <style:style style:name="T64" style:family="text">
      <style:text-properties fo:font-variant="normal" fo:text-transform="none" fo:color="#c9211e" style:font-name="apple-system" fo:font-size="11pt" fo:letter-spacing="normal" fo:font-style="normal" fo:font-weight="bold" officeooo:rsid="002f278b" style:font-size-asian="11pt" style:font-weight-asian="bold" style:font-size-complex="11pt" style:font-weight-complex="bold" loext:padding="0cm" loext:border="none"/>
    </style:style>
    <style:style style:name="T65" style:family="text">
      <style:text-properties fo:font-variant="normal" fo:text-transform="none" fo:color="#c9211e" style:font-name="apple-system" fo:font-size="11pt" fo:letter-spacing="normal" fo:font-style="normal" fo:font-weight="bold" officeooo:rsid="00311005" style:font-size-asian="11pt" style:font-weight-asian="bold" style:font-size-complex="11pt" style:font-weight-complex="bold" loext:padding="0cm" loext:border="none"/>
    </style:style>
    <style:style style:name="T66" style:family="text">
      <style:text-properties fo:font-variant="normal" fo:text-transform="none" fo:color="#c9211e" style:font-name="SFMono-Regular" fo:font-size="11pt" fo:letter-spacing="normal" fo:font-style="normal" fo:font-weight="bold" fo:background-color="#eeeeee" loext:char-shading-value="0" style:font-size-asian="11pt" style:font-weight-asian="bold" style:font-size-complex="11pt" style:font-weight-complex="bold" loext:padding="0cm" loext:border="none"/>
    </style:style>
    <style:style style:name="T67" style:family="text">
      <style:text-properties fo:font-variant="normal" fo:text-transform="none" fo:color="#333333" style:font-name="Inconsolata" fo:font-size="11pt" fo:letter-spacing="normal" fo:font-style="normal" fo:font-weight="normal" fo:background-color="#fafafa" loext:char-shading-value="0" style:font-size-asian="11pt" style:font-size-complex="11pt" loext:padding="0cm" loext:border="none"/>
    </style:style>
    <style:style style:name="T68" style:family="text">
      <style:text-properties fo:font-variant="normal" fo:text-transform="none" fo:color="#666666" style:font-name="Droid Sans Mono1" fo:font-size="10.5pt" fo:letter-spacing="normal" fo:font-style="normal" fo:font-weight="normal" fo:background-color="transparent" loext:char-shading-value="0" loext:padding="0cm" loext:border="none"/>
    </style:style>
    <style:style style:name="T69" style:family="text">
      <style:text-properties fo:font-variant="normal" fo:text-transform="none" fo:color="#666666" style:font-name="Consolas" fo:font-size="12pt" fo:letter-spacing="normal" fo:font-style="normal" fo:font-weight="normal" fo:background-color="transparent" loext:char-shading-value="0" loext:padding="0cm" loext:border="none"/>
    </style:style>
    <style:style style:name="T70" style:family="text">
      <style:text-properties fo:font-variant="normal" fo:text-transform="none" fo:color="#eeeeee" style:font-name="SFMono-Regular" fo:font-size="12pt" fo:letter-spacing="normal" fo:font-style="normal" fo:font-weight="normal" fo:background-color="#333333" loext:char-shading-value="0" loext:padding="0cm" loext:border="none"/>
    </style:style>
    <style:style style:name="T71" style:family="text">
      <style:text-properties fo:font-size="11pt" style:font-size-asian="11pt" style:font-size-complex="11pt"/>
    </style:style>
    <style:style style:name="T72" style:family="text">
      <style:text-properties fo:font-size="11pt" officeooo:rsid="000aaf71" style:font-size-asian="11pt" style:font-size-complex="11pt"/>
    </style:style>
    <style:style style:name="T73" style:family="text">
      <style:text-properties fo:font-size="11pt" officeooo:rsid="00153b78" style:font-size-asian="11pt" style:font-size-complex="11pt"/>
    </style:style>
    <style:style style:name="T74" style:family="text">
      <style:text-properties fo:font-size="11pt" officeooo:rsid="0026339c" style:font-size-asian="11pt" style:font-size-complex="11pt"/>
    </style:style>
    <style:style style:name="T75" style:family="text">
      <style:text-properties fo:font-size="11pt" officeooo:rsid="002989a9" style:font-size-asian="11pt" style:font-size-complex="11pt"/>
    </style:style>
    <style:style style:name="T76" style:family="text">
      <style:text-properties fo:font-size="11pt" officeooo:rsid="003bc17f" fo:background-color="transparent" loext:char-shading-value="0" style:font-size-asian="11pt" style:font-weight-asian="bold" style:font-size-complex="11pt" style:font-weight-complex="bold"/>
    </style:style>
    <style:style style:name="T77" style:family="text">
      <style:text-properties fo:font-size="11pt" officeooo:rsid="00409bb6" fo:background-color="transparent" loext:char-shading-value="0" style:font-size-asian="11pt" style:font-weight-asian="bold" style:font-size-complex="11pt" style:font-weight-complex="bold"/>
    </style:style>
    <style:style style:name="T78" style:family="text">
      <style:text-properties fo:font-size="11pt" officeooo:rsid="00411759" fo:background-color="transparent" loext:char-shading-value="0" style:font-size-asian="11pt" style:font-weight-asian="bold" style:font-size-complex="11pt" style:font-weight-complex="bold"/>
    </style:style>
    <style:style style:name="T79" style:family="text">
      <style:text-properties fo:color="#000000" style:font-name="Consolas" fo:font-size="12pt" fo:font-weight="normal" style:font-size-asian="11pt" style:font-size-complex="11pt" loext:padding="0cm" loext:border="none"/>
    </style:style>
    <style:style style:name="T80" style:family="text">
      <style:text-properties fo:color="#000000" style:font-name="Consolas" fo:font-size="12pt" fo:font-weight="normal" loext:padding="0cm" loext:border="none"/>
    </style:style>
    <style:style style:name="T81" style:family="text">
      <style:text-properties fo:color="#000000" style:font-name="sans-serif"/>
    </style:style>
    <style:style style:name="T82" style:family="text">
      <style:text-properties officeooo:rsid="0021e8a6"/>
    </style:style>
    <style:style style:name="T83" style:family="text">
      <style:text-properties fo:color="#0077aa" style:font-name="Consolas" fo:font-size="12pt" fo:font-weight="normal" style:font-size-asian="11pt" style:font-size-complex="11pt" loext:padding="0cm" loext:border="none"/>
    </style:style>
    <style:style style:name="T84" style:family="text">
      <style:text-properties fo:color="#0077aa" style:font-name="Consolas" fo:font-size="12pt" fo:font-weight="normal" loext:padding="0cm" loext:border="none"/>
    </style:style>
    <style:style style:name="T85" style:family="text">
      <style:text-properties fo:color="#0077aa" style:font-name="Consolas" fo:font-size="12pt" loext:padding="0cm" loext:border="none"/>
    </style:style>
    <style:style style:name="T86" style:family="text">
      <style:text-properties fo:color="#212529" fo:font-weight="normal"/>
    </style:style>
    <style:style style:name="T87" style:family="text">
      <style:text-properties style:font-name="Consolas" fo:font-size="12pt" fo:font-weight="normal" loext:padding="0cm" loext:border="none"/>
    </style:style>
    <style:style style:name="T88" style:family="text">
      <style:text-properties style:font-name="Consolas" fo:font-size="12pt" loext:padding="0cm" loext:border="none"/>
    </style:style>
    <style:style style:name="T89" style:family="text">
      <style:text-properties fo:color="#333333" style:font-name="Inconsolata" fo:background-color="#fafafa" loext:char-shading-value="0" loext:padding="0cm" loext:border="none"/>
    </style:style>
    <style:style style:name="T90" style:family="text">
      <style:text-properties officeooo:rsid="00411759"/>
    </style:style>
    <style:style style:name="T91" style:family="text">
      <style:text-properties fo:font-style="italic"/>
    </style:style>
    <style:style style:name="T92" style:family="text">
      <style:text-properties officeooo:rsid="00473612"/>
    </style:style>
    <style:style style:name="T93" style:family="text">
      <style:text-properties officeooo:rsid="004941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72">Channel</text:span><text:span text:style-name="T73">s</text:span><text:span text:style-name="T72"> </text:span></text:h>
      <text:p text:style-name="P9"/>
      <text:list xml:id="list2482377026" text:style-name="L1">
        <text:list-item>
          <text:p text:style-name="P74"><text:span text:style-name="T6"><text:s/></text:span><text:span text:style-name="T5">Channel mainly acts as a </text:span><text:a xlink:type="simple" xlink:href="https://go101.org/article/control-flows-more.html#synchronization" text:style-name="Internet_20_link" text:visited-style-name="Visited_20_Internet_20_Link">concurrency synchronization</text:a><text:span text:style-name="T24"> </text:span><text:span text:style-name="T5">technique.</text:span></text:p>
          <text:p text:style-name="P75"/>
        </text:list-item>
        <text:list-item>
          <text:p text:style-name="P89"><text:span text:style-name="Source_20_Text"><text:span text:style-name="T31">chan T </text:span></text:span><text:span text:style-name="T5">denotes a bidirectional channel type. Compilers allow both receiving <text:tab/><text:tab/>values from and sending values to bidirectional channels.</text:span></text:p>
        </text:list-item>
        <text:list-item>
          <text:p text:style-name="P89"><text:span text:style-name="Source_20_Text"><text:span text:style-name="T31">chan&lt;- T </text:span></text:span><text:span text:style-name="T5">denotes a send-only channel type. Compilers don't allow receiving <text:tab/>values from send-only channels.</text:span></text:p>
        </text:list-item>
        <text:list-item>
          <text:p text:style-name="P89"><text:span text:style-name="Source_20_Text"><text:span text:style-name="T31">&lt;-chan T </text:span></text:span><text:span text:style-name="T5">denotes a receive-only channel type. Compilers don't allow sending <text:tab/>values to receive-only channels.</text:span></text:p>
        </text:list-item>
        <text:list-item>
          <text:p text:style-name="P74"><text:span text:style-name="T5">A non-nil channel value must be created by using the built-in </text:span><text:span text:style-name="Source_20_Text"><text:span text:style-name="T31">make</text:span></text:span><text:span text:style-name="Source_20_Text"><text:span text:style-name="T13"> </text:span></text:span><text:span text:style-name="T5">function. For <text:tab/>example, </text:span><text:span text:style-name="Source_20_Text"><text:span text:style-name="T31">make(chan int, 10)</text:span></text:span><text:span text:style-name="Source_20_Text"><text:span text:style-name="T13"> </text:span></text:span><text:span text:style-name="T5">will create a channel whose element type is </text:span><text:span text:style-name="Source_20_Text"><text:span text:style-name="T31">int</text:span></text:span></text:p>
          <text:p text:style-name="P74"><text:span text:style-name="Source_20_Text"><text:span text:style-name="T31"/></text:span></text:p>
        </text:list-item>
        <text:list-item>
          <text:p text:style-name="P74"><text:span text:style-name="Source_20_Text"><text:span text:style-name="T13">The second parameter is optional and its default value is zero.</text:span></text:span></text:p>
          <text:p text:style-name="P74"><text:span text:style-name="Source_20_Text"><text:span text:style-name="T13"/></text:span></text:p>
        </text:list-item>
        <text:list-item>
          <text:p text:style-name="P74"><text:span text:style-name="Source_20_Text"><text:span text:style-name="T52">By default channels are unbuffered, which states that they will only accept <text:tab/>sends (chan &lt;-) if there is a corresponding receive (&lt;- chan) which are ready to <text:tab/>receive the sent value. Buffered channels allows to accept a limited number of <text:tab/>values without a corresponding receiver for those values.</text:span></text:span></text:p>
        </text:list-item>
      </text:list>
      <text:p text:style-name="P8"><text:span text:style-name="Source_20_Text"><text:span text:style-name="T13"/></text:span></text:p>
      <text:p text:style-name="P8"><text:span text:style-name="Source_20_Text"><text:span text:style-name="T31"/></text:span></text:p>
      <text:p text:style-name="P8"><text:span text:style-name="Source_20_Text"><text:span text:style-name="T31"/></text:span></text:p>
      <text:p text:style-name="P10"/>
      <text:h text:style-name="P2" text:outline-level="3">Channel Operations</text:h>
      <text:p text:style-name="P11"/>
      <text:list xml:id="list4108765029" text:style-name="L2">
        <text:list-item>
          <text:p text:style-name="P76">Close the channel by using the following function call</text:p>
        </text:list-item>
      </text:list>
      <text:p text:style-name="P3"><text:span text:style-name="Source_20_Text"><text:span text:style-name="T37"><text:tab/>close</text:span></text:span><text:span text:style-name="Source_20_Text"><text:span text:style-name="T40">(</text:span></text:span><text:span text:style-name="Source_20_Text"><text:span text:style-name="T45">ch</text:span></text:span><text:span text:style-name="Source_20_Text"><text:span text:style-name="T40">)</text:span></text:span></text:p>
      <text:list xml:id="list1389985998" text:style-name="L3">
        <text:list-item>
          <text:p text:style-name="P77"><text:span text:style-name="Source_20_Text"><text:span text:style-name="T7">Send a value, </text:span></text:span><text:span text:style-name="Source_20_Text"><text:span text:style-name="T31">v</text:span></text:span><text:span text:style-name="Source_20_Text"><text:span text:style-name="T7">, to the channel by using the following syntax</text:span></text:span></text:p>
          <text:list>
            <text:list-item>
              <text:list>
                <text:list-item>
                  <text:list>
                    <text:list-item>
                      <text:list>
                        <text:list-item>
                          <text:list>
                            <text:list-item>
                              <text:list>
                                <text:list-item>
                                  <text:list>
                                    <text:list-header>
                                      <text:p text:style-name="P77"><text:span text:style-name="Source_20_Text"><text:span text:style-name="T41"><text:s text:c="5"/>ch </text:span></text:span><text:span text:style-name="Source_20_Text"><text:span text:style-name="T49">&lt;-</text:span></text:span><text:span text:style-name="Source_20_Text"><text:span text:style-name="T41"> v</text:span></text:span></text:p>
                                    </text:list-header>
                                  </text:list>
                                </text:list-item>
                              </text:list>
                            </text:list-item>
                          </text:list>
                        </text:list-item>
                      </text:list>
                    </text:list-item>
                  </text:list>
                </text:list-item>
              </text:list>
            </text:list-item>
          </text:list>
        </text:list-item>
        <text:list-item>
          <text:p text:style-name="P79"><text:span text:style-name="Source_20_Text"><text:span text:style-name="T7">Receive a value from the channel by using the following syntax</text:span></text:span></text:p>
        </text:list-item>
      </text:list>
      <text:p text:style-name="P5"><text:span text:style-name="Source_20_Text"><text:span text:style-name="T51"><text:tab/>&lt;-</text:span></text:span><text:span text:style-name="Source_20_Text"><text:span text:style-name="T45">ch</text:span></text:span></text:p>
      <text:list xml:id="list121853019602521" text:continue-numbering="true" text:style-name="L3">
        <text:list-item>
          <text:p text:style-name="P78"><text:span text:style-name="Source_20_Text"><text:span text:style-name="T8">Query the value buffer capacity of the channel by using the following function <text:tab/>call</text:span></text:span></text:p>
        </text:list-item>
      </text:list>
      <text:p text:style-name="P6"><text:span text:style-name="Source_20_Text"><text:span text:style-name="T37"><text:tab/><text:tab/>cap</text:span></text:span><text:span text:style-name="Source_20_Text"><text:span text:style-name="T40">(</text:span></text:span><text:span text:style-name="Source_20_Text"><text:span text:style-name="T45">ch</text:span></text:span><text:span text:style-name="Source_20_Text"><text:span text:style-name="T40">)</text:span></text:span></text:p>
      <text:list xml:id="list121853423272431" text:continue-numbering="true" text:style-name="L3">
        <text:list-item>
          <text:p text:style-name="P78"><text:span text:style-name="Source_20_Text"><text:span text:style-name="T8">Query the current number of values in the value buffer (or the length) of the <text:tab/>channel by using the following function call</text:span></text:span></text:p>
        </text:list-item>
      </text:list>
      <text:p text:style-name="P6"><text:span text:style-name="Source_20_Text"><text:span text:style-name="T37"><text:tab/><text:tab/>len</text:span></text:span><text:span text:style-name="Source_20_Text"><text:span text:style-name="T40">(</text:span></text:span><text:span text:style-name="Source_20_Text"><text:span text:style-name="T45">ch</text:span></text:span><text:span text:style-name="Source_20_Text"><text:span text:style-name="T40">)</text:span></text:span></text:p>
      <text:p text:style-name="P6"><text:span text:style-name="Source_20_Text"><text:span text:style-name="T40"/></text:span></text:p>
      <text:list xml:id="list121853704252235" text:continue-numbering="true" text:style-name="L3">
        <text:list-header>
          <text:p text:style-name="P80"><text:soft-page-break/><text:span text:style-name="Source_20_Text"><text:span text:style-name="T15">Channel operation case A</text:span></text:span><text:span text:style-name="Source_20_Text"><text:span text:style-name="T17">: when a goroutine </text:span></text:span><text:span text:style-name="Source_20_Text"><text:span text:style-name="T34">R </text:span></text:span><text:span text:style-name="Source_20_Text"><text:span text:style-name="T17">tries to receive a value from a not-closed non-nil channel</text:span></text:span><text:span text:style-name="Source_20_Text"><text:span text:style-name="T8">, the goroutine </text:span></text:span><text:span text:style-name="Source_20_Text"><text:span text:style-name="T32">R</text:span></text:span><text:span text:style-name="Source_20_Text"><text:span text:style-name="T22"> </text:span></text:span><text:span text:style-name="Source_20_Text"><text:span text:style-name="T8">will acquire the lock associated with the channel firstly, then do the following steps until one condition is satisfied.</text:span></text:span></text:p>
        </text:list-header>
      </text:list>
      <text:p text:style-name="P34"><text:span text:style-name="T9">1.</text:span><text:span text:style-name="T5">If the value buffer queue of the channel is not empty, in which case the receiving goroutine queue of the channel must be empty, the goroutine </text:span><text:span text:style-name="Source_20_Text"><text:span text:style-name="T31">R </text:span></text:span><text:span text:style-name="T5">will receive (by shifting) a value from the value buffer queue. If the sending goroutine queue of the channel is also not empty, a sending goroutine will be shifted out of the sending goroutine queue and resumed to running state again. The value that the just shifted sending goroutine is trying to send will be pushed into the value buffer queue of the channel. The receiving goroutine </text:span><text:span text:style-name="Source_20_Text"><text:span text:style-name="T31">R </text:span></text:span><text:span text:style-name="T5">continues running. For this scenario, the channel receive operation is called a </text:span><text:span text:style-name="T18">non-blocking operation</text:span><text:span text:style-name="T5">.</text:span></text:p>
      <text:p text:style-name="P34"><text:span text:style-name="T9">2.</text:span><text:span text:style-name="T5">Otherwise (the value buffer queue of the channel is empty), if the sending goroutine queue of the channel is not empty, in which case the channel must be an unbuffered channel, the receiving goroutine </text:span><text:span text:style-name="Source_20_Text"><text:span text:style-name="T31">R </text:span></text:span><text:span text:style-name="T5">will shift a sending goroutine from the sending goroutine queue of the channel and receive the value that the just shifted sending goroutine is trying to send. The just shifted sending goroutine will get unblocked and resumed to running state again. The receiving goroutine </text:span><text:span text:style-name="Source_20_Text"><text:span text:style-name="T31">R </text:span></text:span><text:span text:style-name="T5">continues running. For this scenario, the channel receive operation is called a </text:span><text:span text:style-name="T18">non-blocking operation</text:span><text:span text:style-name="T5">.</text:span></text:p>
      <text:p text:style-name="P34"><text:span text:style-name="T9">3.</text:span><text:span text:style-name="T5">If value buffer queue and the sending goroutine queue of the channel are both empty, the goroutine </text:span><text:span text:style-name="Source_20_Text"><text:span text:style-name="T31">R </text:span></text:span><text:span text:style-name="T5">will be pushed into the receiving goroutine queue of the channel and enter (and stay in) blocking state. It may be resumed to running state when another goroutine sends a value to the channel later. For this scenario, the channel receive operation is called a </text:span><text:span text:style-name="T18">blocking operation</text:span><text:span text:style-name="T5">.</text:span></text:p>
      <text:p text:style-name="P36"/>
      <text:list xml:id="list121852526706360" text:continue-numbering="true" text:style-name="L3">
        <text:list-item>
          <text:p text:style-name="P80"><text:span text:style-name="Source_20_Text"><text:span text:style-name="T15">Channel rule case B</text:span></text:span><text:span text:style-name="Source_20_Text"><text:span text:style-name="T17">: when a goroutine </text:span></text:span><text:span text:style-name="Source_20_Text"><text:span text:style-name="T34">S </text:span></text:span><text:span text:style-name="Source_20_Text"><text:span text:style-name="T17">tries to send a value to a not-closed non-nil channel</text:span></text:span><text:span text:style-name="Source_20_Text"><text:span text:style-name="T8">, the goroutine </text:span></text:span><text:span text:style-name="Source_20_Text"><text:span text:style-name="T32">S</text:span></text:span><text:span text:style-name="Source_20_Text"><text:span text:style-name="T22"> </text:span></text:span><text:span text:style-name="Source_20_Text"><text:span text:style-name="T8">will acquire the lock associated with the channel firstly, then do the following steps until one step condition is satisfied.</text:span></text:span></text:p>
        </text:list-item>
      </text:list>
      <text:p text:style-name="P34"><text:span text:style-name="T10">1.</text:span><text:span text:style-name="T5">If the receiving goroutine queue of the channel is not empty, in which case the value buffer queue of the channel must be empty, the sending goroutine </text:span><text:span text:style-name="Source_20_Text"><text:span text:style-name="T31">S </text:span></text:span><text:span text:style-name="T5">will shift a receiving goroutine from the receiving goroutine queue of the channel and send the value to the just shifted receiving goroutine. The just shifted receiving goroutine will get unblocked and resumed to running state again. The sending goroutine </text:span><text:span text:style-name="Source_20_Text"><text:span text:style-name="T31">S </text:span></text:span><text:soft-page-break/><text:span text:style-name="T5">continues running. For this scenario, the channel send operation is called a </text:span><text:span text:style-name="T18">non-blocking operation</text:span><text:span text:style-name="T5">.</text:span></text:p>
      <text:p text:style-name="P35"><text:span text:style-name="T10">2.</text:span><text:span text:style-name="T5">Otherwise (the receiving goroutine queue is empty), if the value buffer queue of the channel is not full, in which case the sending goroutine queue must be also empty, the value the sending goroutine</text:span><text:span text:style-name="T11"> </text:span><text:span text:style-name="Source_20_Text"><text:span text:style-name="T31">S </text:span></text:span><text:span text:style-name="T5">trying to send will be pushed into the value buffer queue, and the sending goroutine <text:s/></text:span><text:span text:style-name="Source_20_Text"><text:span text:style-name="T31">S </text:span></text:span><text:span text:style-name="T5">continues running. For this scenario, the channel send operation is called a </text:span><text:span text:style-name="T18">non-blocking operation</text:span><text:span text:style-name="T5">.</text:span></text:p>
      <text:p text:style-name="P35"><text:span text:style-name="T10">3.</text:span><text:span text:style-name="T5">If the receiving goroutine queue is empty and the value buffer queue of the channel is already full, the sending goroutine </text:span><text:span text:style-name="Source_20_Text"><text:span text:style-name="T31">S </text:span></text:span><text:span text:style-name="T5">will be pushed into the sending goroutine queue of the channel and enter (and stay in) blocking state. It may be resumed to running state when another goroutine receives a value from the channel later. For this scenario, the channel send operation is called a </text:span><text:span text:style-name="T18">blocking operation</text:span><text:span text:style-name="T5">.</text:span></text:p>
      <text:p text:style-name="P37"/>
      <text:list xml:id="list1596129879" text:style-name="L4">
        <text:list-item>
          <text:p text:style-name="P81"><text:span text:style-name="T3">Channel operation case C</text:span><text:span text:style-name="T4">: when a goroutine tries to close a not-closed non-nil channel</text:span><text:span text:style-name="T2">, once the goroutine has acquired the lock of the channel, both of the following two steps will be performed by the following order.</text:span></text:p>
          <text:p text:style-name="P94"><text:span text:style-name="T82">1.</text:span>If the receiving goroutine queue of the channel is not empty, in which case the value buffer of the channel must be empty, all the goroutines in the receiving goroutine queue of the channel will be shifted one by one, each of them will receive a zero value of the element type of the channel and be resumed to running state.</text:p>
        </text:list-item>
        <text:list-item text:style-override="L5">
          <text:p text:style-name="P95"><text:span text:style-name="T5">If the sending goroutine queue of the channel is not empty, all the goroutines in the sending goroutine queue of the channel will be shifted one by one and each of them will produce a panic for sending on a closed channel. This is the reason why we should avoid concurrent send and close operations on the same channel. In fact, when </text:span><text:a xlink:type="simple" xlink:href="https://golang.org/doc/articles/race_detector.html" text:style-name="Internet_20_link" text:visited-style-name="Visited_20_Internet_20_Link">the go command's data race detector option</text:a><text:span text:style-name="T25"> </text:span><text:span text:style-name="T5">(</text:span><text:span text:style-name="Source_20_Text"><text:span text:style-name="T31">-race</text:span></text:span><text:span text:style-name="T5">) is enabled, concurrent send and close operation cases might be detected at run time and a runtime panic will be thrown.</text:span></text:p>
        </text:list-item>
        <text:list-item>
          <text:p text:style-name="P98"><text:span text:style-name="T14">Channel operation case D</text:span><text:span text:style-name="T16">: after a non-nil channel is closed, channel receive operations on the channel will never block</text:span><text:span text:style-name="T5">. The values in the value buffer of the channel can still be received. The accompanying second optional bool return values are still </text:span><text:span text:style-name="Source_20_Text"><text:span text:style-name="T31">true</text:span></text:span><text:span text:style-name="T5">. Once all the values in the value buffer are taken out and received, infinite zero values of the element type of the channel will be received </text:span><text:soft-page-break/><text:span text:style-name="T5">by any of the following receive operations on the channel. As mentioned above, the optional second return result of a channel receive operation is an untyped boolean value which indicates whether or not the first result (the received value) is sent before the channel is closed. If the second return result is </text:span><text:span text:style-name="Source_20_Text"><text:span text:style-name="T31">false</text:span></text:span><text:span text:style-name="T5">, then the first return result (the received value) must be a zero value of the element type of the channel.</text:span></text:p>
        </text:list-item>
      </text:list>
      <text:p text:style-name="P33"/>
      <text:h text:style-name="P38" text:outline-level="3">Some Channel Use Examples</text:h>
      <text:p text:style-name="P27"><text:span text:style-name="T71"><text:line-break/></text:span><text:span text:style-name="T74">Example1:-</text:span></text:p>
      <text:p text:style-name="P17"><text:span text:style-name="Source_20_Text"><text:span text:style-name="T83">package</text:span></text:span><text:span text:style-name="Source_20_Text"><text:span text:style-name="T79">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7">"fmt"</text:span></text:span></text:p>
      <text:p text:style-name="P16"><text:span text:style-name="Source_20_Text"><text:span text:style-name="T46"><text:s text:c="8"/></text:span></text:span><text:span text:style-name="Source_20_Text"><text:span text:style-name="T57">"time"</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c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int</text:span></text:span><text:span text:style-name="Source_20_Text"><text:span text:style-name="T38">)</text:span></text:span><text:span text:style-name="Source_20_Text"><text:span text:style-name="T41"> </text:span></text:span><text:span text:style-name="Source_20_Text"><text:span text:style-name="T58">// an unbuffered channel</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ch </text:span></text:span><text:span text:style-name="Source_20_Text"><text:span text:style-name="T56">chan</text:span></text:span><text:span text:style-name="Source_20_Text"><text:span text:style-name="T49">&lt;-</text:span></text:span><text:span text:style-name="Source_20_Text"><text:span text:style-name="T41"> </text:span></text:span><text:span text:style-name="Source_20_Text"><text:span text:style-name="T57">int</text:span></text:span><text:span text:style-name="Source_20_Text"><text:span text:style-name="T38">,</text:span></text:span><text:span text:style-name="Source_20_Text"><text:span text:style-name="T41"> x </text:span></text:span><text:span text:style-name="Source_20_Text"><text:span text:style-name="T57">int</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text:span></text:span><text:span text:style-name="Source_20_Text"><text:span text:style-name="T38">)</text:span></text:span></text:p>
      <text:p text:style-name="P16"><text:span text:style-name="Source_20_Text"><text:span text:style-name="T46"><text:s text:c="16"/></text:span></text:span><text:span text:style-name="Source_20_Text"><text:span text:style-name="T58">// &lt;-ch <text:s text:c="3"/>// fails to compile</text:span></text:span></text:p>
      <text:p text:style-name="P16"><text:span text:style-name="Source_20_Text"><text:span text:style-name="T46"><text:s text:c="16"/></text:span></text:span><text:span text:style-name="Source_20_Text"><text:span text:style-name="T58">// Send the value and block until the result is <text:tab/><text:tab/><text:tab/><text:tab/>received.</text:span></text:span></text:p>
      <text:p text:style-name="P16"><text:span text:style-name="Source_20_Text"><text:span text:style-name="T46"><text:s text:c="16"/></text:span></text:span><text:span text:style-name="Source_20_Text"><text:span text:style-name="T41">ch </text:span></text:span><text:span text:style-name="Source_20_Text"><text:span text:style-name="T49">&lt;-</text:span></text:span><text:span text:style-name="Source_20_Text"><text:span text:style-name="T41"> x</text:span></text:span><text:span text:style-name="Source_20_Text"><text:span text:style-name="T49">*</text:span></text:span><text:span text:style-name="Source_20_Text"><text:span text:style-name="T41">x </text:span></text:span><text:span text:style-name="Source_20_Text"><text:span text:style-name="T58">// 9 is sent</text:span></text:span></text:p>
      <text:p text:style-name="P16"><text:span text:style-name="Source_20_Text"><text:span text:style-name="T46"><text:s text:c="8"/></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59">3</text:span></text:span><text:span text:style-name="Source_20_Text"><text:span text:style-name="T38">)</text:span></text:span></text:p>
      <text:p text:style-name="P16"><text:span text:style-name="Source_20_Text"><text:span text:style-name="T46"><text:s text:c="8"/></text:span></text:span><text:span text:style-name="Source_20_Text"><text:span text:style-name="T41">done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ch </text:span></text:span><text:span text:style-name="Source_20_Text"><text:span text:style-name="T49">&lt;-</text:span></text:span><text:span text:style-name="Source_20_Text"><text:span text:style-name="T56">chan</text:span></text:span><text:span text:style-name="Source_20_Text"><text:span text:style-name="T41"> </text:span></text:span><text:span text:style-name="Source_20_Text"><text:span text:style-name="T57">int</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8">// Block until 9 is received.</text:span></text:span></text:p>
      <text:p text:style-name="P16"><text:span text:style-name="Source_20_Text"><text:span text:style-name="T46"><text:s text:c="16"/></text:span></text:span><text:span text:style-name="Source_20_Text"><text:span text:style-name="T41">n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ch</text:span></text:span></text:p>
      <text:p text:style-name="P16"><text:span text:style-name="Source_20_Text"><text:span text:style-name="T46"><text:s text:c="16"/></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n</text:span></text:span><text:span text:style-name="Source_20_Text"><text:span text:style-name="T38">)</text:span></text:span><text:span text:style-name="Source_20_Text"><text:span text:style-name="T41"> </text:span></text:span><text:span text:style-name="Source_20_Text"><text:span text:style-name="T58">// 9</text:span></text:span></text:p>
      <text:p text:style-name="P16"><text:span text:style-name="Source_20_Text"><text:span text:style-name="T46"><text:s text:c="16"/></text:span></text:span><text:span text:style-name="Source_20_Text"><text:span text:style-name="T58">// ch &lt;- 123 <text:s text:c="2"/>// fails to compile</text:span></text:span></text:p>
      <text:p text:style-name="P16"><text:span text:style-name="Source_20_Text"><text:span text:style-name="T46"><text:s text:c="16"/></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text:span></text:span><text:span text:style-name="Source_20_Text"><text:span text:style-name="T38">)</text:span></text:span></text:p>
      <text:p text:style-name="P16"><text:soft-page-break/><text:span text:style-name="Source_20_Text"><text:span text:style-name="T46"><text:s text:c="16"/></text:span></text:span><text:span text:style-name="Source_20_Text"><text:span text:style-name="T41">done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span text:style-name="Source_20_Text"><text:span text:style-name="T41">c</text:span></text:span><text:span text:style-name="Source_20_Text"><text:span text:style-name="T38">)</text:span></text:span></text:p>
      <text:p text:style-name="P16"><text:span text:style-name="Source_20_Text"><text:span text:style-name="T46"><text:s text:c="8"/></text:span></text:span><text:span text:style-name="Source_20_Text"><text:span text:style-name="T58">// Block here until a value is received by</text:span></text:span></text:p>
      <text:p text:style-name="P16"><text:span text:style-name="Source_20_Text"><text:span text:style-name="T46"><text:s text:c="8"/></text:span></text:span><text:span text:style-name="Source_20_Text"><text:span text:style-name="T58">// the channel "done".</text:span></text:span></text:p>
      <text:p text:style-name="P16"><text:span text:style-name="Source_20_Text"><text:span text:style-name="T46"><text:s text:c="8"/></text:span></text:span><text:span text:style-name="Source_20_Text"><text:span text:style-name="T49">&lt;-</text:span></text:span><text:span text:style-name="Source_20_Text"><text:span text:style-name="T41">done</text:span></text:span></text:p>
      <text:p text:style-name="P21"><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bye"</text:span></text:span><text:span text:style-name="Source_20_Text"><text:span text:style-name="T38">)</text:span></text:span></text:p>
      <text:p text:style-name="P29"/>
      <text:p text:style-name="P28"><text:span text:style-name="T74">Example</text:span><text:span text:style-name="T75">2</text:span><text:span text:style-name="T74">:-</text:span></text:p>
      <text:p text:style-name="P30"/>
      <text:p text:style-name="P7"><text:span text:style-name="Source_20_Text"><text:span text:style-name="T53">package</text:span></text:span><text:span text:style-name="Source_20_Text"><text:span text:style-name="T42">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57">"fmt"</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c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int</text:span></text:span><text:span text:style-name="Source_20_Text"><text:span text:style-name="T38">,</text:span></text:span><text:span text:style-name="Source_20_Text"><text:span text:style-name="T41"> </text:span></text:span><text:span text:style-name="Source_20_Text"><text:span text:style-name="T59">2</text:span></text:span><text:span text:style-name="Source_20_Text"><text:span text:style-name="T38">)</text:span></text:span><text:span text:style-name="Source_20_Text"><text:span text:style-name="T41"> </text:span></text:span><text:span text:style-name="Source_20_Text"><text:span text:style-name="T58">// a buffered channel</text:span></text:span></text:p>
      <text:p text:style-name="P16"><text:span text:style-name="Source_20_Text"><text:span text:style-name="T46"><text:s text:c="8"/></text:span></text:span><text:span text:style-name="Source_20_Text"><text:span text:style-name="T41">c </text:span></text:span><text:span text:style-name="Source_20_Text"><text:span text:style-name="T49">&lt;-</text:span></text:span><text:span text:style-name="Source_20_Text"><text:span text:style-name="T41"> </text:span></text:span><text:span text:style-name="Source_20_Text"><text:span text:style-name="T59">3</text:span></text:span></text:p>
      <text:p text:style-name="P16"><text:span text:style-name="Source_20_Text"><text:span text:style-name="T46"><text:s text:c="8"/></text:span></text:span><text:span text:style-name="Source_20_Text"><text:span text:style-name="T41">c </text:span></text:span><text:span text:style-name="Source_20_Text"><text:span text:style-name="T49">&lt;-</text:span></text:span><text:span text:style-name="Source_20_Text"><text:span text:style-name="T41"> </text:span></text:span><text:span text:style-name="Source_20_Text"><text:span text:style-name="T59">5</text:span></text:span></text:p>
      <text:p text:style-name="P16"><text:span text:style-name="Source_20_Text"><text:span text:style-name="T46"><text:s text:c="8"/></text:span></text:span><text:span text:style-name="Source_20_Text"><text:span text:style-name="T36">close</text:span></text:span><text:span text:style-name="Source_20_Text"><text:span text:style-name="T38">(</text:span></text:span><text:span text:style-name="Source_20_Text"><text:span text:style-name="T41">c</text:span></text:span><text:span text:style-name="Source_20_Text"><text:span text:style-name="T38">)</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len</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36">cap</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58">// 2 2</text:span></text:span></text:p>
      <text:p text:style-name="P16"><text:span text:style-name="Source_20_Text"><text:span text:style-name="T46"><text:s text:c="8"/></text:span></text:span><text:span text:style-name="Source_20_Text"><text:span text:style-name="T41">x</text:span></text:span><text:span text:style-name="Source_20_Text"><text:span text:style-name="T38">,</text:span></text:span><text:span text:style-name="Source_20_Text"><text:span text:style-name="T41"> ok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c</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x</text:span></text:span><text:span text:style-name="Source_20_Text"><text:span text:style-name="T38">,</text:span></text:span><text:span text:style-name="Source_20_Text"><text:span text:style-name="T41"> ok</text:span></text:span><text:span text:style-name="Source_20_Text"><text:span text:style-name="T38">)</text:span></text:span><text:span text:style-name="Source_20_Text"><text:span text:style-name="T41"> </text:span></text:span><text:span text:style-name="Source_20_Text"><text:span text:style-name="T58">// 3 true</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len</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36">cap</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58">// 1 2</text:span></text:span></text:p>
      <text:p text:style-name="P16"><text:span text:style-name="Source_20_Text"><text:span text:style-name="T46"><text:s text:c="8"/></text:span></text:span><text:span text:style-name="Source_20_Text"><text:span text:style-name="T41">x</text:span></text:span><text:span text:style-name="Source_20_Text"><text:span text:style-name="T38">,</text:span></text:span><text:span text:style-name="Source_20_Text"><text:span text:style-name="T41"> ok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c</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x</text:span></text:span><text:span text:style-name="Source_20_Text"><text:span text:style-name="T38">,</text:span></text:span><text:span text:style-name="Source_20_Text"><text:span text:style-name="T41"> ok</text:span></text:span><text:span text:style-name="Source_20_Text"><text:span text:style-name="T38">)</text:span></text:span><text:span text:style-name="Source_20_Text"><text:span text:style-name="T41"> </text:span></text:span><text:span text:style-name="Source_20_Text"><text:span text:style-name="T58">// 5 true</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len</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36">cap</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58">// 0 2</text:span></text:span></text:p>
      <text:p text:style-name="P16"><text:span text:style-name="Source_20_Text"><text:span text:style-name="T46"><text:s text:c="8"/></text:span></text:span><text:span text:style-name="Source_20_Text"><text:span text:style-name="T41">x</text:span></text:span><text:span text:style-name="Source_20_Text"><text:span text:style-name="T38">,</text:span></text:span><text:span text:style-name="Source_20_Text"><text:span text:style-name="T41"> ok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c</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x</text:span></text:span><text:span text:style-name="Source_20_Text"><text:span text:style-name="T38">,</text:span></text:span><text:span text:style-name="Source_20_Text"><text:span text:style-name="T41"> ok</text:span></text:span><text:span text:style-name="Source_20_Text"><text:span text:style-name="T38">)</text:span></text:span><text:span text:style-name="Source_20_Text"><text:span text:style-name="T41"> </text:span></text:span><text:span text:style-name="Source_20_Text"><text:span text:style-name="T58">// 0 false</text:span></text:span></text:p>
      <text:p text:style-name="P16"><text:span text:style-name="Source_20_Text"><text:span text:style-name="T46"><text:s text:c="8"/></text:span></text:span><text:span text:style-name="Source_20_Text"><text:span text:style-name="T41">x</text:span></text:span><text:span text:style-name="Source_20_Text"><text:span text:style-name="T38">,</text:span></text:span><text:span text:style-name="Source_20_Text"><text:span text:style-name="T41"> ok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c</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x</text:span></text:span><text:span text:style-name="Source_20_Text"><text:span text:style-name="T38">,</text:span></text:span><text:span text:style-name="Source_20_Text"><text:span text:style-name="T41"> ok</text:span></text:span><text:span text:style-name="Source_20_Text"><text:span text:style-name="T38">)</text:span></text:span><text:span text:style-name="Source_20_Text"><text:span text:style-name="T41"> </text:span></text:span><text:span text:style-name="Source_20_Text"><text:span text:style-name="T58">// 0 false</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len</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36">cap</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58">// 0 2</text:span></text:span></text:p>
      <text:p text:style-name="P16"><text:span text:style-name="Source_20_Text"><text:span text:style-name="T46"><text:s text:c="8"/></text:span></text:span><text:span text:style-name="Source_20_Text"><text:span text:style-name="T36">close</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58">// panic!</text:span></text:span></text:p>
      <text:p text:style-name="P16"><text:soft-page-break/><text:span text:style-name="Source_20_Text"><text:span text:style-name="T46"><text:s text:c="8"/></text:span></text:span><text:span text:style-name="Source_20_Text"><text:span text:style-name="T58">// The send will also panic if the above</text:span></text:span></text:p>
      <text:p text:style-name="P16"><text:span text:style-name="Source_20_Text"><text:span text:style-name="T46"><text:s text:c="8"/></text:span></text:span><text:span text:style-name="Source_20_Text"><text:span text:style-name="T58">// close call is removed.</text:span></text:span></text:p>
      <text:p text:style-name="P16"><text:span text:style-name="Source_20_Text"><text:span text:style-name="T46"><text:s text:c="8"/></text:span></text:span><text:span text:style-name="Source_20_Text"><text:span text:style-name="T41">c </text:span></text:span><text:span text:style-name="Source_20_Text"><text:span text:style-name="T49">&lt;-</text:span></text:span><text:span text:style-name="Source_20_Text"><text:span text:style-name="T41"> </text:span></text:span><text:span text:style-name="Source_20_Text"><text:span text:style-name="T59">7</text:span></text:span></text:p>
      <text:p text:style-name="P21"><text:span text:style-name="Source_20_Text"><text:span text:style-name="T38">}</text:span></text:span></text:p>
      <text:p text:style-name="P32"><text:line-break/><text:span text:style-name="T60">Example</text:span><text:span text:style-name="T61">3</text:span><text:span text:style-name="T60">:-</text:span></text:p>
      <text:p text:style-name="Text_20_body"/>
      <text:p text:style-name="P7"><text:span text:style-name="Source_20_Text"><text:span text:style-name="T54">package</text:span></text:span><text:span text:style-name="Source_20_Text"><text:span text:style-name="T43">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7">"fmt"</text:span></text:span></text:p>
      <text:p text:style-name="P16"><text:span text:style-name="Source_20_Text"><text:span text:style-name="T46"><text:s text:c="8"/></text:span></text:span><text:span text:style-name="Source_20_Text"><text:span text:style-name="T57">"time"</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6">var</text:span></text:span><text:span text:style-name="Source_20_Text"><text:span text:style-name="T41"> ball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string</text:span></text:span><text:span text:style-name="Source_20_Text"><text:span text:style-name="T38">)</text:span></text:span></text:p>
      <text:p text:style-name="P16"><text:span text:style-name="Source_20_Text"><text:span text:style-name="T46"><text:s text:c="8"/></text:span></text:span><text:span text:style-name="Source_20_Text"><text:span text:style-name="T41">kickBall </text:span></text:span><text:span text:style-name="Source_20_Text"><text:span text:style-name="T49">:=</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playerName </text:span></text:span><text:span text:style-name="Source_20_Text"><text:span text:style-name="T57">string</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for</text:span></text:span><text:span text:style-name="Source_20_Text"><text:span text:style-name="T41"> </text:span></text:span><text:span text:style-name="Source_20_Text"><text:span text:style-name="T38">{</text:span></text:span></text:p>
      <text:p text:style-name="P16"><text:span text:style-name="Source_20_Text"><text:span text:style-name="T46"><text:s text:c="24"/></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9">&lt;-</text:span></text:span><text:span text:style-name="Source_20_Text"><text:span text:style-name="T41">ball</text:span></text:span><text:span text:style-name="Source_20_Text"><text:span text:style-name="T38">,</text:span></text:span><text:span text:style-name="Source_20_Text"><text:span text:style-name="T41"> </text:span></text:span><text:span text:style-name="Source_20_Text"><text:span text:style-name="T57">"kicked the ball."</text:span></text:span><text:span text:style-name="Source_20_Text"><text:span text:style-name="T38">)</text:span></text:span></text:p>
      <text:p text:style-name="P16"><text:span text:style-name="Source_20_Text"><text:span text:style-name="T46"><text:s text:c="24"/></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text:span></text:span><text:span text:style-name="Source_20_Text"><text:span text:style-name="T38">)</text:span></text:span></text:p>
      <text:p text:style-name="P16"><text:span text:style-name="Source_20_Text"><text:span text:style-name="T46"><text:s text:c="24"/></text:span></text:span><text:span text:style-name="Source_20_Text"><text:span text:style-name="T41">ball </text:span></text:span><text:span text:style-name="Source_20_Text"><text:span text:style-name="T49">&lt;-</text:span></text:span><text:span text:style-name="Source_20_Text"><text:span text:style-name="T41"> playerName</text:span></text:span></text:p>
      <text:p text:style-name="P16"><text:span text:style-name="Source_20_Text"><text:span text:style-name="T46"><text:s text:c="16"/></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kickBall</text:span></text:span><text:span text:style-name="Source_20_Text"><text:span text:style-name="T38">(</text:span></text:span><text:span text:style-name="Source_20_Text"><text:span text:style-name="T57">"John"</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kickBall</text:span></text:span><text:span text:style-name="Source_20_Text"><text:span text:style-name="T38">(</text:span></text:span><text:span text:style-name="Source_20_Text"><text:span text:style-name="T57">"Alice"</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kickBall</text:span></text:span><text:span text:style-name="Source_20_Text"><text:span text:style-name="T38">(</text:span></text:span><text:span text:style-name="Source_20_Text"><text:span text:style-name="T57">"Bob"</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kickBall</text:span></text:span><text:span text:style-name="Source_20_Text"><text:span text:style-name="T38">(</text:span></text:span><text:span text:style-name="Source_20_Text"><text:span text:style-name="T57">"Emily"</text:span></text:span><text:span text:style-name="Source_20_Text"><text:span text:style-name="T38">)</text:span></text:span></text:p>
      <text:p text:style-name="P16"><text:span text:style-name="Source_20_Text"><text:span text:style-name="T46"><text:s text:c="8"/></text:span></text:span><text:span text:style-name="Source_20_Text"><text:span text:style-name="T41">ball </text:span></text:span><text:span text:style-name="Source_20_Text"><text:span text:style-name="T49">&lt;-</text:span></text:span><text:span text:style-name="Source_20_Text"><text:span text:style-name="T41"> </text:span></text:span><text:span text:style-name="Source_20_Text"><text:span text:style-name="T57">"referee"</text:span></text:span><text:span text:style-name="Source_20_Text"><text:span text:style-name="T41"> </text:span></text:span><text:span text:style-name="Source_20_Text"><text:span text:style-name="T58">// kick off</text:span></text:span></text:p>
      <text:p text:style-name="P16"><text:span text:style-name="Source_20_Text"><text:span text:style-name="T46"><text:s text:c="8"/></text:span></text:span><text:span text:style-name="Source_20_Text"><text:span text:style-name="T56">var</text:span></text:span><text:span text:style-name="Source_20_Text"><text:span text:style-name="T41"> c </text:span></text:span><text:span text:style-name="Source_20_Text"><text:span text:style-name="T56">chan</text:span></text:span><text:span text:style-name="Source_20_Text"><text:span text:style-name="T41"> </text:span></text:span><text:span text:style-name="Source_20_Text"><text:span text:style-name="T57">bool</text:span></text:span><text:span text:style-name="Source_20_Text"><text:span text:style-name="T41"> <text:s text:c="2"/></text:span></text:span><text:span text:style-name="Source_20_Text"><text:span text:style-name="T58">// nil</text:span></text:span></text:p>
      <text:p text:style-name="P16"><text:span text:style-name="Source_20_Text"><text:span text:style-name="T46"><text:s text:c="8"/></text:span></text:span><text:span text:style-name="Source_20_Text"><text:span text:style-name="T49">&lt;-</text:span></text:span><text:span text:style-name="Source_20_Text"><text:span text:style-name="T41">c <text:s text:c="14"/></text:span></text:span><text:span text:style-name="Source_20_Text"><text:span text:style-name="T58">// blocking here for ever</text:span></text:span></text:p>
      <text:p text:style-name="P21"><text:span text:style-name="Source_20_Text"><text:span text:style-name="T38">}</text:span></text:span></text:p>
      <text:p text:style-name="P21"><text:soft-page-break/><text:span text:style-name="Source_20_Text"><text:span text:style-name="T38"/></text:span></text:p>
      <text:h text:style-name="P25" text:outline-level="3"><text:span text:style-name="Source_20_Text"><text:span text:style-name="T66">for-range </text:span></text:span><text:span text:style-name="Source_20_Text"><text:span text:style-name="T62">on Channels</text:span></text:span></text:h>
      <text:p text:style-name="P21"><text:span text:style-name="Source_20_Text"><text:span text:style-name="T7">The </text:span></text:span><text:span text:style-name="Source_20_Text"><text:span text:style-name="T31">for-range</text:span></text:span><text:span text:style-name="Source_20_Text"><text:span text:style-name="T23"> </text:span></text:span><text:span text:style-name="Source_20_Text"><text:span text:style-name="T7">control flow code block applies to channels. The loop will try to iteratively receive the values sent to a channel, until the channel is closed and its value buffer queue becomes blank. With </text:span></text:span><text:span text:style-name="Source_20_Text"><text:span text:style-name="T31">for-range</text:span></text:span><text:span text:style-name="Source_20_Text"><text:span text:style-name="T23"> </text:span></text:span><text:span text:style-name="Source_20_Text"><text:span text:style-name="T7">syntax on arrays, slices and maps, multiple iteration variables are allowed. However, for </text:span></text:span><text:span text:style-name="Source_20_Text"><text:span text:style-name="T31">for-range</text:span></text:span><text:span text:style-name="Source_20_Text"><text:span text:style-name="T23"> </text:span></text:span><text:span text:style-name="Source_20_Text"><text:span text:style-name="T7">blocks applied to channels, you can use at most one iteration variable, which is used to store the received values.</text:span></text:span></text:p>
      <text:p text:style-name="P21"><text:span text:style-name="Source_20_Text"><text:span text:style-name="T7"/></text:span></text:p>
      <text:p text:style-name="P21"><text:span text:style-name="Source_20_Text"><text:span text:style-name="T53">for</text:span></text:span><text:span text:style-name="Source_20_Text"><text:span text:style-name="T42"> v </text:span></text:span><text:span text:style-name="Source_20_Text"><text:span text:style-name="T50">:=</text:span></text:span><text:span text:style-name="Source_20_Text"><text:span text:style-name="T42"> </text:span></text:span><text:span text:style-name="Source_20_Text"><text:span text:style-name="T53">range</text:span></text:span><text:span text:style-name="Source_20_Text"><text:span text:style-name="T42"> aChannel </text:span></text:span><text:span text:style-name="Source_20_Text"><text:span text:style-name="T39">{</text:span></text:span></text:p>
      <text:p text:style-name="P16"><text:span text:style-name="Source_20_Text"><text:span text:style-name="T46"><text:s text:c="8"/></text:span></text:span><text:span text:style-name="Source_20_Text"><text:span text:style-name="T58">// use v</text:span></text:span></text:p>
      <text:p text:style-name="P21"><text:span text:style-name="Source_20_Text"><text:span text:style-name="T38">}</text:span></text:span></text:p>
      <text:p text:style-name="P12">is equivalent to</text:p>
      <text:p text:style-name="P7"><text:span text:style-name="Source_20_Text"><text:span text:style-name="T56">for</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v</text:span></text:span><text:span text:style-name="Source_20_Text"><text:span text:style-name="T38">,</text:span></text:span><text:span text:style-name="Source_20_Text"><text:span text:style-name="T41"> ok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aChannel</text:span></text:span></text:p>
      <text:p text:style-name="P16"><text:span text:style-name="Source_20_Text"><text:span text:style-name="T46"><text:s text:c="8"/></text:span></text:span><text:span text:style-name="Source_20_Text"><text:span text:style-name="T56">if</text:span></text:span><text:span text:style-name="Source_20_Text"><text:span text:style-name="T41"> </text:span></text:span><text:span text:style-name="Source_20_Text"><text:span text:style-name="T49">!</text:span></text:span><text:span text:style-name="Source_20_Text"><text:span text:style-name="T41">ok </text:span></text:span><text:span text:style-name="Source_20_Text"><text:span text:style-name="T38">{</text:span></text:span></text:p>
      <text:p text:style-name="P16"><text:span text:style-name="Source_20_Text"><text:span text:style-name="T46"><text:s text:c="16"/></text:span></text:span><text:span text:style-name="Source_20_Text"><text:span text:style-name="T56">break</text:span></text:span></text:p>
      <text:p text:style-name="P16"><text:span text:style-name="Source_20_Text"><text:span text:style-name="T46"><text:s text:c="8"/></text:span></text:span><text:span text:style-name="Source_20_Text"><text:span text:style-name="T38">}</text:span></text:span></text:p>
      <text:p text:style-name="P16"><text:span text:style-name="Source_20_Text"><text:span text:style-name="T46"><text:s text:c="8"/></text:span></text:span><text:span text:style-name="Source_20_Text"><text:span text:style-name="T58">// use v</text:span></text:span></text:p>
      <text:p text:style-name="P21"><text:span text:style-name="Source_20_Text"><text:span text:style-name="T38">}</text:span></text:span></text:p>
      <text:p text:style-name="P21"><text:span text:style-name="Source_20_Text"><text:span text:style-name="T7"/></text:span></text:p>
      <text:h text:style-name="P25" text:outline-level="3"><text:span text:style-name="Source_20_Text"><text:span text:style-name="T66">select-case </text:span></text:span><text:span text:style-name="Source_20_Text"><text:span text:style-name="T62">Control Flow Code Blocks</text:span></text:span></text:h>
      <text:p text:style-name="P26"><text:span text:style-name="Source_20_Text"><text:span text:style-name="T12">There is a </text:span></text:span><text:span text:style-name="Source_20_Text"><text:span text:style-name="T33">select-case</text:span></text:span><text:span text:style-name="Source_20_Text"><text:span text:style-name="T19"> </text:span></text:span><text:span text:style-name="Source_20_Text"><text:span text:style-name="T12">code block syntax which is specially designed for channels. The syntax is much like the </text:span></text:span><text:span text:style-name="Source_20_Text"><text:span text:style-name="T33">switch-case</text:span></text:span><text:span text:style-name="Source_20_Text"><text:span text:style-name="T19"> </text:span></text:span><text:span text:style-name="Source_20_Text"><text:span text:style-name="T12">block syntax. For example, there can be multiple </text:span></text:span><text:span text:style-name="Source_20_Text"><text:span text:style-name="T33">case</text:span></text:span><text:span text:style-name="Source_20_Text"><text:span text:style-name="T19"> </text:span></text:span><text:span text:style-name="Source_20_Text"><text:span text:style-name="T12">branches and at most on <text:s/></text:span></text:span><text:span text:style-name="Source_20_Text"><text:span text:style-name="T33">default</text:span></text:span><text:span text:style-name="Source_20_Text"><text:span text:style-name="T19"> </text:span></text:span><text:span text:style-name="Source_20_Text"><text:span text:style-name="T12">branch in the </text:span></text:span><text:span text:style-name="Source_20_Text"><text:span text:style-name="T33">select-case</text:span></text:span><text:span text:style-name="Source_20_Text"><text:span text:style-name="T19"> </text:span></text:span><text:span text:style-name="Source_20_Text"><text:span text:style-name="T12">code block. But there are also some obvious differences between them.</text:span></text:span></text:p>
      <text:p text:style-name="P22"><text:soft-page-break/><text:span text:style-name="Source_20_Text"><text:span text:style-name="T63">Example1</text:span></text:span></text:p>
      <text:p text:style-name="P7"><text:span text:style-name="Source_20_Text"><text:span text:style-name="T54">package</text:span></text:span><text:span text:style-name="Source_20_Text"><text:span text:style-name="T43">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57">"fmt"</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6">var</text:span></text:span><text:span text:style-name="Source_20_Text"><text:span text:style-name="T41"> c </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8">// nil</text:span></text:span></text:p>
      <text:p text:style-name="P16"><text:span text:style-name="Source_20_Text"><text:span text:style-name="T46"><text:s text:c="8"/></text:span></text:span><text:span text:style-name="Source_20_Text"><text:span text:style-name="T56">selec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6">case</text:span></text:span><text:span text:style-name="Source_20_Text"><text:span text:style-name="T41"> </text:span></text:span><text:span text:style-name="Source_20_Text"><text:span text:style-name="T49">&lt;-</text:span></text:span><text:span text:style-name="Source_20_Text"><text:span text:style-name="T41">c</text:span></text:span><text:span text:style-name="Source_20_Text"><text:span text:style-name="T38">:</text:span></text:span><text:span text:style-name="Source_20_Text"><text:span text:style-name="T41"> <text:s text:c="12"/></text:span></text:span><text:span text:style-name="Source_20_Text"><text:span text:style-name="T58">// blocking operation</text:span></text:span></text:p>
      <text:p text:style-name="P16"><text:span text:style-name="Source_20_Text"><text:span text:style-name="T46"><text:s text:c="8"/></text:span></text:span><text:span text:style-name="Source_20_Text"><text:span text:style-name="T56">case</text:span></text:span><text:span text:style-name="Source_20_Text"><text:span text:style-name="T41"> c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8">// blocking operation</text:span></text:span></text:p>
      <text:p text:style-name="P16"><text:span text:style-name="Source_20_Text"><text:span text:style-name="T46"><text:s text:c="8"/></text:span></text:span><text:span text:style-name="Source_20_Text"><text:span text:style-name="T56">default</text:span></text:span><text:span text:style-name="Source_20_Text"><text:span text:style-name="T38">:</text:span></text:span></text:p>
      <text:p text:style-name="P16"><text:span text:style-name="Source_20_Text"><text:span text:style-name="T46"><text:s text:c="16"/></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Go here."</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21"><text:span text:style-name="Source_20_Text"><text:span text:style-name="T38">}</text:span></text:span></text:p>
      <text:p text:style-name="P23"><text:span text:style-name="Source_20_Text"><text:span text:style-name="T63">Example</text:span></text:span><text:span text:style-name="Source_20_Text"><text:span text:style-name="T64">2</text:span></text:span></text:p>
      <text:p text:style-name="P23"><text:span text:style-name="Source_20_Text"><text:span text:style-name="T55">package</text:span></text:span><text:span text:style-name="Source_20_Text"><text:span text:style-name="T44">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57">"fmt"</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c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string</text:span></text:span><text:span text:style-name="Source_20_Text"><text:span text:style-name="T38">,</text:span></text:span><text:span text:style-name="Source_20_Text"><text:span text:style-name="T41"> </text:span></text:span><text:span text:style-name="Source_20_Text"><text:span text:style-name="T59">2</text:span></text:span><text:span text:style-name="Source_20_Text"><text:span text:style-name="T38">)</text:span></text:span></text:p>
      <text:p text:style-name="P16"><text:span text:style-name="Source_20_Text"><text:span text:style-name="T46"><text:s text:c="8"/></text:span></text:span><text:span text:style-name="Source_20_Text"><text:span text:style-name="T41">trySend </text:span></text:span><text:span text:style-name="Source_20_Text"><text:span text:style-name="T49">:=</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v </text:span></text:span><text:span text:style-name="Source_20_Text"><text:span text:style-name="T57">string</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select</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case</text:span></text:span><text:span text:style-name="Source_20_Text"><text:span text:style-name="T41"> c </text:span></text:span><text:span text:style-name="Source_20_Text"><text:span text:style-name="T49">&lt;-</text:span></text:span><text:span text:style-name="Source_20_Text"><text:span text:style-name="T41"> v</text:span></text:span><text:span text:style-name="Source_20_Text"><text:span text:style-name="T38">:</text:span></text:span></text:p>
      <text:p text:style-name="P16"><text:span text:style-name="Source_20_Text"><text:span text:style-name="T46"><text:s text:c="16"/></text:span></text:span><text:span text:style-name="Source_20_Text"><text:span text:style-name="T56">default</text:span></text:span><text:span text:style-name="Source_20_Text"><text:span text:style-name="T38">:</text:span></text:span><text:span text:style-name="Source_20_Text"><text:span text:style-name="T41"> </text:span></text:span><text:span text:style-name="Source_20_Text"><text:span text:style-name="T58">// go here if c is full.</text:span></text:span></text:p>
      <text:p text:style-name="P16"><text:span text:style-name="Source_20_Text"><text:span text:style-name="T46"><text:s text:c="16"/></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text:span text:style-name="Source_20_Text"><text:span text:style-name="T46"><text:s text:c="8"/></text:span></text:span><text:span text:style-name="Source_20_Text"><text:span text:style-name="T41">tryReceive </text:span></text:span><text:span text:style-name="Source_20_Text"><text:span text:style-name="T49">:=</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 </text:span></text:span><text:span text:style-name="Source_20_Text"><text:span text:style-name="T57">string</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select</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case</text:span></text:span><text:span text:style-name="Source_20_Text"><text:span text:style-name="T41"> v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c</text:span></text:span><text:span text:style-name="Source_20_Text"><text:span text:style-name="T38">:</text:span></text:span><text:span text:style-name="Source_20_Text"><text:span text:style-name="T41"> </text:span></text:span><text:span text:style-name="Source_20_Text"><text:span text:style-name="T56">return</text:span></text:span><text:span text:style-name="Source_20_Text"><text:span text:style-name="T41"> v</text:span></text:span></text:p>
      <text:p text:style-name="P16"><text:soft-page-break/><text:span text:style-name="Source_20_Text"><text:span text:style-name="T46"><text:s text:c="16"/></text:span></text:span><text:span text:style-name="Source_20_Text"><text:span text:style-name="T56">default</text:span></text:span><text:span text:style-name="Source_20_Text"><text:span text:style-name="T38">:</text:span></text:span><text:span text:style-name="Source_20_Text"><text:span text:style-name="T41"> </text:span></text:span><text:span text:style-name="Source_20_Text"><text:span text:style-name="T56">return</text:span></text:span><text:span text:style-name="Source_20_Text"><text:span text:style-name="T41"> </text:span></text:span><text:span text:style-name="Source_20_Text"><text:span text:style-name="T57">"-"</text:span></text:span><text:span text:style-name="Source_20_Text"><text:span text:style-name="T41"> </text:span></text:span><text:span text:style-name="Source_20_Text"><text:span text:style-name="T58">// go here if c is empty</text:span></text:span></text:p>
      <text:p text:style-name="P16"><text:span text:style-name="Source_20_Text"><text:span text:style-name="T46"><text:s text:c="16"/></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text:span text:style-name="Source_20_Text"><text:span text:style-name="T46"><text:s text:c="8"/></text:span></text:span><text:span text:style-name="Source_20_Text"><text:span text:style-name="T36">trySend</text:span></text:span><text:span text:style-name="Source_20_Text"><text:span text:style-name="T38">(</text:span></text:span><text:span text:style-name="Source_20_Text"><text:span text:style-name="T57">"Hello!"</text:span></text:span><text:span text:style-name="Source_20_Text"><text:span text:style-name="T38">)</text:span></text:span><text:span text:style-name="Source_20_Text"><text:span text:style-name="T41"> </text:span></text:span><text:span text:style-name="Source_20_Text"><text:span text:style-name="T58">// succeed to send</text:span></text:span></text:p>
      <text:p text:style-name="P16"><text:span text:style-name="Source_20_Text"><text:span text:style-name="T46"><text:s text:c="8"/></text:span></text:span><text:span text:style-name="Source_20_Text"><text:span text:style-name="T36">trySend</text:span></text:span><text:span text:style-name="Source_20_Text"><text:span text:style-name="T38">(</text:span></text:span><text:span text:style-name="Source_20_Text"><text:span text:style-name="T57">"Hi!"</text:span></text:span><text:span text:style-name="Source_20_Text"><text:span text:style-name="T38">)</text:span></text:span><text:span text:style-name="Source_20_Text"><text:span text:style-name="T41"> <text:s text:c="3"/></text:span></text:span><text:span text:style-name="Source_20_Text"><text:span text:style-name="T58">// succeed to send</text:span></text:span></text:p>
      <text:p text:style-name="P16"><text:span text:style-name="Source_20_Text"><text:span text:style-name="T46"><text:s text:c="8"/></text:span></text:span><text:span text:style-name="Source_20_Text"><text:span text:style-name="T58">// Fail to send, but will not block.</text:span></text:span></text:p>
      <text:p text:style-name="P16"><text:span text:style-name="Source_20_Text"><text:span text:style-name="T46"><text:s text:c="8"/></text:span></text:span><text:span text:style-name="Source_20_Text"><text:span text:style-name="T36">trySend</text:span></text:span><text:span text:style-name="Source_20_Text"><text:span text:style-name="T38">(</text:span></text:span><text:span text:style-name="Source_20_Text"><text:span text:style-name="T57">"Bye!"</text:span></text:span><text:span text:style-name="Source_20_Text"><text:span text:style-name="T38">)</text:span></text:span></text:p>
      <text:p text:style-name="P16"><text:span text:style-name="Source_20_Text"><text:span text:style-name="T46"><text:s text:c="8"/></text:span></text:span><text:span text:style-name="Source_20_Text"><text:span text:style-name="T58">// The following two lines will</text:span></text:span></text:p>
      <text:p text:style-name="P16"><text:span text:style-name="Source_20_Text"><text:span text:style-name="T46"><text:s text:c="8"/></text:span></text:span><text:span text:style-name="Source_20_Text"><text:span text:style-name="T58">// both succeed to receive.</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tryReceive</text:span></text:span><text:span text:style-name="Source_20_Text"><text:span text:style-name="T38">())</text:span></text:span><text:span text:style-name="Source_20_Text"><text:span text:style-name="T41"> </text:span></text:span><text:span text:style-name="Source_20_Text"><text:span text:style-name="T58">// Hello!</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tryReceive</text:span></text:span><text:span text:style-name="Source_20_Text"><text:span text:style-name="T38">())</text:span></text:span><text:span text:style-name="Source_20_Text"><text:span text:style-name="T41"> </text:span></text:span><text:span text:style-name="Source_20_Text"><text:span text:style-name="T58">// Hi!</text:span></text:span></text:p>
      <text:p text:style-name="P16"><text:span text:style-name="Source_20_Text"><text:span text:style-name="T46"><text:s text:c="8"/></text:span></text:span><text:span text:style-name="Source_20_Text"><text:span text:style-name="T58">// The following line fails to receive.</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tryReceive</text:span></text:span><text:span text:style-name="Source_20_Text"><text:span text:style-name="T38">())</text:span></text:span><text:span text:style-name="Source_20_Text"><text:span text:style-name="T41"> </text:span></text:span><text:span text:style-name="Source_20_Text"><text:span text:style-name="T58">// -</text:span></text:span></text:p>
      <text:p text:style-name="P21"><text:span text:style-name="Source_20_Text"><text:span text:style-name="T38">}</text:span></text:span></text:p>
      <text:p text:style-name="P23"><text:span text:style-name="Source_20_Text"><text:span text:style-name="T64"/></text:span></text:p>
      <text:p text:style-name="P24"><text:span text:style-name="Source_20_Text"><text:span text:style-name="T63">Example</text:span></text:span><text:span text:style-name="Source_20_Text"><text:span text:style-name="T65">3:</text:span></text:span></text:p>
      <text:p text:style-name="P42"><text:span text:style-name="Source_20_Text"><text:span text:style-name="T47">package main</text:span></text:span></text:p>
      <text:p text:style-name="P42"><text:span text:style-name="Source_20_Text"><text:span text:style-name="T47"/></text:span></text:p>
      <text:p text:style-name="P42"><text:span text:style-name="Source_20_Text"><text:span text:style-name="T47">import "fmt"</text:span></text:span></text:p>
      <text:p text:style-name="P42"><text:span text:style-name="Source_20_Text"><text:span text:style-name="T47"/></text:span></text:p>
      <text:p text:style-name="P23"><text:span text:style-name="Source_20_Text"><text:span text:style-name="T47">func sum(s []int, c chan int) {</text:span></text:span></text:p>
      <text:p text:style-name="P23"><text:span text:style-name="Source_20_Text"><text:span text:style-name="T47"><text:tab/>sum := 0</text:span></text:span></text:p>
      <text:p text:style-name="P23"><text:span text:style-name="Source_20_Text"><text:span text:style-name="T47"><text:tab/>for _, v := range s {</text:span></text:span></text:p>
      <text:p text:style-name="P23"><text:span text:style-name="Source_20_Text"><text:span text:style-name="T47"><text:tab/><text:tab/>sum += v</text:span></text:span></text:p>
      <text:p text:style-name="P23"><text:span text:style-name="Source_20_Text"><text:span text:style-name="T47"><text:tab/>}</text:span></text:span></text:p>
      <text:p text:style-name="P23"><text:span text:style-name="Source_20_Text"><text:span text:style-name="T47"><text:tab/>c &lt;- sum // send sum to c</text:span></text:span></text:p>
      <text:p text:style-name="P23"><text:span text:style-name="Source_20_Text"><text:span text:style-name="T47">}</text:span></text:span></text:p>
      <text:p text:style-name="P23"><text:soft-page-break/><text:span text:style-name="Source_20_Text"><text:span text:style-name="T47"/></text:span></text:p>
      <text:p text:style-name="P23"><text:span text:style-name="Source_20_Text"><text:span text:style-name="T47">func main() {</text:span></text:span></text:p>
      <text:p text:style-name="P23"><text:span text:style-name="Source_20_Text"><text:span text:style-name="T47"><text:tab/>s := []int{7, 2, 8, -9, 4, 0}</text:span></text:span></text:p>
      <text:p text:style-name="P23"><text:span text:style-name="Source_20_Text"><text:span text:style-name="T47"/></text:span></text:p>
      <text:p text:style-name="P23"><text:span text:style-name="Source_20_Text"><text:span text:style-name="T47"><text:tab/>c := make(chan int)</text:span></text:span></text:p>
      <text:p text:style-name="P23"><text:span text:style-name="Source_20_Text"><text:span text:style-name="T47"><text:tab/>go sum(s[:len(s)/2], c) <text:s text:c="3"/>// [-9 4 0]</text:span></text:span></text:p>
      <text:p text:style-name="P23"><text:span text:style-name="Source_20_Text"><text:span text:style-name="T47"><text:tab/>go sum(s[len(s)/2:], c) <text:s text:c="3"/>// [7 2 8]</text:span></text:span></text:p>
      <text:p text:style-name="P23"><text:span text:style-name="Source_20_Text"><text:span text:style-name="T47"><text:tab/>x, y := &lt;-c, &lt;-c <text:s text:c="12"/>// receive from c -5 17 12</text:span></text:span></text:p>
      <text:p text:style-name="P23"><text:span text:style-name="Source_20_Text"><text:span text:style-name="T47"/></text:span></text:p>
      <text:p text:style-name="P23"><text:span text:style-name="Source_20_Text"><text:span text:style-name="T47"><text:tab/>fmt.Println(x, y, x+y)</text:span></text:span></text:p>
      <text:p text:style-name="P23"><text:span text:style-name="Source_20_Text"><text:span text:style-name="T47">}</text:span></text:span></text:p>
      <text:p text:style-name="P13"/>
      <text:list xml:id="list552242757" text:style-name="L6">
        <text:list-item>
          <text:p text:style-name="P82"><text:span text:style-name="T81">A sender can </text:span><text:span text:style-name="Source_20_Text"><text:span text:style-name="T89">close </text:span></text:span><text:span text:style-name="T81">a channel to indicate that no more values will be sent. Receivers can test whether a channel has been closed by assigning a second parameter to the receive expression: after</text:span></text:p>
        </text:list-item>
      </text:list>
      <text:p text:style-name="P4"><text:s text:c="6"/>v, ok := &lt;-ch</text:p>
      <text:p text:style-name="P14"><text:span text:style-name="Source_20_Text"><text:span text:style-name="T67"><text:s text:c="5"/>ok </text:span></text:span><text:span text:style-name="T48">is </text:span><text:span text:style-name="Source_20_Text"><text:span text:style-name="T67">false </text:span></text:span><text:span text:style-name="T48">if there are no more values to receive and the channel is <text:s text:c="3"/><text:tab/>closed.</text:span></text:p>
      <text:p text:style-name="P14"><text:span text:style-name="T48"><text:tab/>The loop </text:span><text:span text:style-name="Source_20_Text"><text:span text:style-name="T67">for i := range c </text:span></text:span><text:span text:style-name="T48">receives values from the channel repeatedly <text:tab/>until it is closed.</text:span></text:p>
      <text:p text:style-name="P45"/>
      <text:p text:style-name="P48"/>
      <text:p text:style-name="P49">Example1</text:p>
      <text:p text:style-name="P45"/>
      <text:p text:style-name="P58">package main</text:p>
      <text:p text:style-name="P58"/>
      <text:p text:style-name="P58">import (</text:p>
      <text:p text:style-name="P58"><text:tab/>"fmt"</text:p>
      <text:p text:style-name="P58"><text:soft-page-break/>)</text:p>
      <text:p text:style-name="P58">func fibonacci(n int, ch chan int) {</text:p>
      <text:p text:style-name="P58"><text:tab/>x, y := 0, 1</text:p>
      <text:p text:style-name="P58"><text:tab/>for i := 0; i &lt; n; i++ {</text:p>
      <text:p text:style-name="P58"><text:tab/><text:tab/>ch &lt;- x</text:p>
      <text:p text:style-name="P58"><text:tab/><text:tab/>x, y = y, x+y</text:p>
      <text:p text:style-name="P58"><text:tab/>}</text:p>
      <text:p text:style-name="P58"><text:tab/>close(ch)</text:p>
      <text:p text:style-name="P58">}</text:p>
      <text:p text:style-name="P58">func main() {</text:p>
      <text:p text:style-name="P58"><text:tab/>var n int</text:p>
      <text:p text:style-name="P58"><text:tab/>fmt.Println("enter the limit")</text:p>
      <text:p text:style-name="P58"><text:tab/>fmt.Scan(&amp;n)</text:p>
      <text:p text:style-name="P58"><text:tab/>ch := make(chan int, n)</text:p>
      <text:p text:style-name="P58"><text:tab/>go fibonacci(n, ch)</text:p>
      <text:p text:style-name="P58"><text:tab/>for i := range ch {</text:p>
      <text:p text:style-name="P58"><text:tab/><text:tab/>fmt.Println(i)</text:p>
      <text:p text:style-name="P58"><text:tab/>}</text:p>
      <text:p text:style-name="P58">}</text:p>
      <text:p text:style-name="P57"/>
      <text:p text:style-name="P57"/>
      <text:p text:style-name="P57"/>
      <text:p text:style-name="P57"/>
      <text:p text:style-name="P57"/>
      <text:p text:style-name="P57"/>
      <text:p text:style-name="P50">Example2</text:p>
      <text:p text:style-name="P57"/>
      <text:p text:style-name="P59">package main</text:p>
      <text:p text:style-name="P59"/>
      <text:p text:style-name="P59">import "fmt"</text:p>
      <text:p text:style-name="P59"/>
      <text:p text:style-name="P59">func fibonacci(c, quit chan int) {</text:p>
      <text:p text:style-name="P59"><text:tab/>x, y := 0, 1</text:p>
      <text:p text:style-name="P59"><text:tab/>for {</text:p>
      <text:p text:style-name="P59"><text:tab/><text:tab/>select {</text:p>
      <text:p text:style-name="P59"><text:tab/><text:tab/>case c &lt;- x:</text:p>
      <text:p text:style-name="P59"><text:tab/><text:tab/><text:tab/>x, y = y, x+y</text:p>
      <text:p text:style-name="P59"><text:tab/><text:tab/>case &lt;-quit:</text:p>
      <text:p text:style-name="P59"><text:tab/><text:tab/><text:tab/>fmt.Println("quit")</text:p>
      <text:p text:style-name="P59"><text:tab/><text:tab/><text:tab/>return</text:p>
      <text:p text:style-name="P59"><text:tab/><text:tab/>}</text:p>
      <text:p text:style-name="P59"><text:tab/>}</text:p>
      <text:p text:style-name="P59">}</text:p>
      <text:p text:style-name="P59"/>
      <text:p text:style-name="P59">func main() {</text:p>
      <text:p text:style-name="P59"><text:tab/>c := make(chan int)</text:p>
      <text:p text:style-name="P59"><text:tab/>quit := make(chan int)</text:p>
      <text:p text:style-name="P59"><text:tab/>go func() {</text:p>
      <text:p text:style-name="P59"><text:tab/><text:tab/>for i := 0; i &lt; 10; i++ {</text:p>
      <text:p text:style-name="P59"><text:soft-page-break/><text:tab/><text:tab/><text:tab/>fmt.Println(&lt;-c)</text:p>
      <text:p text:style-name="P59"><text:tab/><text:tab/>}</text:p>
      <text:p text:style-name="P59"><text:tab/><text:tab/>quit &lt;- 0</text:p>
      <text:p text:style-name="P59"><text:tab/>}()</text:p>
      <text:p text:style-name="P59"><text:tab/>fibonacci(c, quit)</text:p>
      <text:p text:style-name="P59">}</text:p>
      <text:p text:style-name="P46"/>
      <text:p text:style-name="P46"/>
      <text:p text:style-name="P47">UseCases of channels</text:p>
      <text:p text:style-name="P47"/>
      <text:p text:style-name="P54"><text:span text:style-name="T76">Example1: </text:span><text:span text:style-name="T86">Return receive-only channels as results</text:span></text:p>
      <text:p text:style-name="P51"/>
      <text:p text:style-name="P51"/>
      <text:p text:style-name="P19"><text:span text:style-name="Source_20_Text"><text:span text:style-name="T84">package</text:span></text:span><text:span text:style-name="Source_20_Text"><text:span text:style-name="T80">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7">"time"</text:span></text:span></text:p>
      <text:p text:style-name="P16"><text:span text:style-name="Source_20_Text"><text:span text:style-name="T46"><text:s text:c="8"/></text:span></text:span><text:span text:style-name="Source_20_Text"><text:span text:style-name="T57">"math/rand"</text:span></text:span></text:p>
      <text:p text:style-name="P16"><text:span text:style-name="Source_20_Text"><text:span text:style-name="T46"><text:s text:c="8"/></text:span></text:span><text:span text:style-name="Source_20_Text"><text:span text:style-name="T57">"fmt"</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longTimeRequest</text:span></text:span><text:span text:style-name="Source_20_Text"><text:span text:style-name="T38">()</text:span></text:span><text:span text:style-name="Source_20_Text"><text:span text:style-name="T41"> </text:span></text:span><text:span text:style-name="Source_20_Text"><text:span text:style-name="T49">&lt;-</text:span></text:span><text:span text:style-name="Source_20_Text"><text:span text:style-name="T56">chan</text:span></text:span><text:span text:style-name="Source_20_Text"><text:span text:style-name="T41"> </text:span></text:span><text:span text:style-name="Source_20_Text"><text:span text:style-name="T57">int32</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r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int32</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8">// Simulate a workload.</text:span></text:span></text:p>
      <text:p text:style-name="P16"><text:span text:style-name="Source_20_Text"><text:span text:style-name="T46"><text:s text:c="16"/></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 </text:span></text:span><text:span text:style-name="Source_20_Text"><text:span text:style-name="T49">*</text:span></text:span><text:span text:style-name="Source_20_Text"><text:span text:style-name="T41"> </text:span></text:span><text:span text:style-name="Source_20_Text"><text:span text:style-name="T59">3</text:span></text:span><text:span text:style-name="Source_20_Text"><text:span text:style-name="T38">)</text:span></text:span></text:p>
      <text:p text:style-name="P16"><text:span text:style-name="Source_20_Text"><text:span text:style-name="T46"><text:s text:c="16"/></text:span></text:span><text:span text:style-name="Source_20_Text"><text:span text:style-name="T41">r </text:span></text:span><text:span text:style-name="Source_20_Text"><text:span text:style-name="T49">&lt;-</text:span></text:span><text:span text:style-name="Source_20_Text"><text:span text:style-name="T41"> rand</text:span></text:span><text:span text:style-name="Source_20_Text"><text:span text:style-name="T38">.</text:span></text:span><text:span text:style-name="Source_20_Text"><text:span text:style-name="T36">Int31n</text:span></text:span><text:span text:style-name="Source_20_Text"><text:span text:style-name="T38">(</text:span></text:span><text:span text:style-name="Source_20_Text"><text:span text:style-name="T59">100</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56">return</text:span></text:span><text:span text:style-name="Source_20_Text"><text:span text:style-name="T41"> r</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sumSquares</text:span></text:span><text:span text:style-name="Source_20_Text"><text:span text:style-name="T38">(</text:span></text:span><text:span text:style-name="Source_20_Text"><text:span text:style-name="T41">a</text:span></text:span><text:span text:style-name="Source_20_Text"><text:span text:style-name="T38">,</text:span></text:span><text:span text:style-name="Source_20_Text"><text:span text:style-name="T41"> b </text:span></text:span><text:span text:style-name="Source_20_Text"><text:span text:style-name="T57">int32</text:span></text:span><text:span text:style-name="Source_20_Text"><text:span text:style-name="T38">)</text:span></text:span><text:span text:style-name="Source_20_Text"><text:span text:style-name="T41"> </text:span></text:span><text:span text:style-name="Source_20_Text"><text:span text:style-name="T57">int32</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6">return</text:span></text:span><text:span text:style-name="Source_20_Text"><text:span text:style-name="T41"> a</text:span></text:span><text:span text:style-name="Source_20_Text"><text:span text:style-name="T49">*</text:span></text:span><text:span text:style-name="Source_20_Text"><text:span text:style-name="T41">a </text:span></text:span><text:span text:style-name="Source_20_Text"><text:span text:style-name="T49">+</text:span></text:span><text:span text:style-name="Source_20_Text"><text:span text:style-name="T41"> b</text:span></text:span><text:span text:style-name="Source_20_Text"><text:span text:style-name="T49">*</text:span></text:span><text:span text:style-name="Source_20_Text"><text:span text:style-name="T41">b</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60"><text:soft-page-break/><text:span text:style-name="Source_20_Text"><text:span text:style-name="T69"/></text:span></text:p>
      <text:p text:style-name="P60"><text:span text:style-name="Source_20_Text"><text:span text:style-name="T69"><text:tab/></text:span></text:span><text:span text:style-name="Source_20_Text"><text:span text:style-name="T68">// seed to get different result every time</text:span></text:span></text:p>
      <text:p text:style-name="P16"><text:span text:style-name="Source_20_Text"><text:span text:style-name="T38"/></text:span></text:p>
      <text:p text:style-name="P16"><text:span text:style-name="Source_20_Text"><text:span text:style-name="T46"><text:s text:c="8"/></text:span></text:span><text:span text:style-name="Source_20_Text"><text:span text:style-name="T41">rand</text:span></text:span><text:span text:style-name="Source_20_Text"><text:span text:style-name="T38">.</text:span></text:span><text:span text:style-name="Source_20_Text"><text:span text:style-name="T36">Seed</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36">Now</text:span></text:span><text:span text:style-name="Source_20_Text"><text:span text:style-name="T38">().</text:span></text:span><text:span text:style-name="Source_20_Text"><text:span text:style-name="T36">UnixNano</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a</text:span></text:span><text:span text:style-name="Source_20_Text"><text:span text:style-name="T38">,</text:span></text:span><text:span text:style-name="Source_20_Text"><text:span text:style-name="T41"> b </text:span></text:span><text:span text:style-name="Source_20_Text"><text:span text:style-name="T49">:=</text:span></text:span><text:span text:style-name="Source_20_Text"><text:span text:style-name="T41"> </text:span></text:span><text:span text:style-name="Source_20_Text"><text:span text:style-name="T36">longTimeRequest</text:span></text:span><text:span text:style-name="Source_20_Text"><text:span text:style-name="T38">(),</text:span></text:span><text:span text:style-name="Source_20_Text"><text:span text:style-name="T41"> </text:span></text:span><text:span text:style-name="Source_20_Text"><text:span text:style-name="T36">longTimeRequest</text:span></text:span><text:span text:style-name="Source_20_Text"><text:span text:style-name="T38">()</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sumSquares</text:span></text:span><text:span text:style-name="Source_20_Text"><text:span text:style-name="T38">(</text:span></text:span><text:span text:style-name="Source_20_Text"><text:span text:style-name="T49">&lt;-</text:span></text:span><text:span text:style-name="Source_20_Text"><text:span text:style-name="T41">a</text:span></text:span><text:span text:style-name="Source_20_Text"><text:span text:style-name="T38">,</text:span></text:span><text:span text:style-name="Source_20_Text"><text:span text:style-name="T41"> </text:span></text:span><text:span text:style-name="Source_20_Text"><text:span text:style-name="T49">&lt;-</text:span></text:span><text:span text:style-name="Source_20_Text"><text:span text:style-name="T41">b</text:span></text:span><text:span text:style-name="Source_20_Text"><text:span text:style-name="T38">))</text:span></text:span></text:p>
      <text:p text:style-name="P21"><text:span text:style-name="Source_20_Text"><text:span text:style-name="T38">}</text:span></text:span></text:p>
      <text:p text:style-name="P55"><text:span text:style-name="T78">E</text:span><text:span text:style-name="T77">xample2: </text:span><text:span text:style-name="T86">Pass send-only channels as arguments</text:span></text:p>
      <text:p text:style-name="P71"/>
      <text:p text:style-name="P18"><text:span text:style-name="Source_20_Text"><text:span text:style-name="T84">package</text:span></text:span><text:span text:style-name="Source_20_Text"><text:span text:style-name="T80">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7">"time"</text:span></text:span></text:p>
      <text:p text:style-name="P16"><text:span text:style-name="Source_20_Text"><text:span text:style-name="T46"><text:s text:c="8"/></text:span></text:span><text:span text:style-name="Source_20_Text"><text:span text:style-name="T57">"math/rand"</text:span></text:span></text:p>
      <text:p text:style-name="P16"><text:span text:style-name="Source_20_Text"><text:span text:style-name="T46"><text:s text:c="8"/></text:span></text:span><text:span text:style-name="Source_20_Text"><text:span text:style-name="T57">"fmt"</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longTimeRequest</text:span></text:span><text:span text:style-name="Source_20_Text"><text:span text:style-name="T38">(</text:span></text:span><text:span text:style-name="Source_20_Text"><text:span text:style-name="T41">r </text:span></text:span><text:span text:style-name="Source_20_Text"><text:span text:style-name="T56">chan</text:span></text:span><text:span text:style-name="Source_20_Text"><text:span text:style-name="T49">&lt;-</text:span></text:span><text:span text:style-name="Source_20_Text"><text:span text:style-name="T41"> </text:span></text:span><text:span text:style-name="Source_20_Text"><text:span text:style-name="T57">int32</text:span></text:span><text:span text:style-name="Source_20_Text"><text:span text:style-name="T38">)</text:span></text:span><text:span text:style-name="Source_20_Text"><text:span text:style-name="T41"> <text:s/></text:span></text:span><text:span text:style-name="Source_20_Text"><text:span text:style-name="T38">{</text:span></text:span></text:p>
      <text:p text:style-name="P16"><text:span text:style-name="Source_20_Text"><text:span text:style-name="T46"><text:s text:c="8"/></text:span></text:span><text:span text:style-name="Source_20_Text"><text:span text:style-name="T58">// Simulate a workload.</text:span></text:span></text:p>
      <text:p text:style-name="P16"><text:span text:style-name="Source_20_Text"><text:span text:style-name="T46"><text:s text:c="8"/></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 </text:span></text:span><text:span text:style-name="Source_20_Text"><text:span text:style-name="T49">*</text:span></text:span><text:span text:style-name="Source_20_Text"><text:span text:style-name="T41"> </text:span></text:span><text:span text:style-name="Source_20_Text"><text:span text:style-name="T59">3</text:span></text:span><text:span text:style-name="Source_20_Text"><text:span text:style-name="T38">)</text:span></text:span></text:p>
      <text:p text:style-name="P16"><text:span text:style-name="Source_20_Text"><text:span text:style-name="T46"><text:s text:c="8"/></text:span></text:span><text:span text:style-name="Source_20_Text"><text:span text:style-name="T41">r </text:span></text:span><text:span text:style-name="Source_20_Text"><text:span text:style-name="T49">&lt;-</text:span></text:span><text:span text:style-name="Source_20_Text"><text:span text:style-name="T41"> rand</text:span></text:span><text:span text:style-name="Source_20_Text"><text:span text:style-name="T38">.</text:span></text:span><text:span text:style-name="Source_20_Text"><text:span text:style-name="T36">Int31n</text:span></text:span><text:span text:style-name="Source_20_Text"><text:span text:style-name="T38">(</text:span></text:span><text:span text:style-name="Source_20_Text"><text:span text:style-name="T59">100</text:span></text:span><text:span text:style-name="Source_20_Text"><text:span text:style-name="T38">)</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sumSquares</text:span></text:span><text:span text:style-name="Source_20_Text"><text:span text:style-name="T38">(</text:span></text:span><text:span text:style-name="Source_20_Text"><text:span text:style-name="T41">a</text:span></text:span><text:span text:style-name="Source_20_Text"><text:span text:style-name="T38">,</text:span></text:span><text:span text:style-name="Source_20_Text"><text:span text:style-name="T41"> b </text:span></text:span><text:span text:style-name="Source_20_Text"><text:span text:style-name="T57">int32</text:span></text:span><text:span text:style-name="Source_20_Text"><text:span text:style-name="T38">)</text:span></text:span><text:span text:style-name="Source_20_Text"><text:span text:style-name="T41"> </text:span></text:span><text:span text:style-name="Source_20_Text"><text:span text:style-name="T57">int32</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6">return</text:span></text:span><text:span text:style-name="Source_20_Text"><text:span text:style-name="T41"> a</text:span></text:span><text:span text:style-name="Source_20_Text"><text:span text:style-name="T49">*</text:span></text:span><text:span text:style-name="Source_20_Text"><text:span text:style-name="T41">a </text:span></text:span><text:span text:style-name="Source_20_Text"><text:span text:style-name="T49">+</text:span></text:span><text:span text:style-name="Source_20_Text"><text:span text:style-name="T41"> b</text:span></text:span><text:span text:style-name="Source_20_Text"><text:span text:style-name="T49">*</text:span></text:span><text:span text:style-name="Source_20_Text"><text:span text:style-name="T41">b</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rand</text:span></text:span><text:span text:style-name="Source_20_Text"><text:span text:style-name="T38">.</text:span></text:span><text:span text:style-name="Source_20_Text"><text:span text:style-name="T36">Seed</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36">Now</text:span></text:span><text:span text:style-name="Source_20_Text"><text:span text:style-name="T38">().</text:span></text:span><text:span text:style-name="Source_20_Text"><text:span text:style-name="T36">UnixNano</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ra</text:span></text:span><text:span text:style-name="Source_20_Text"><text:span text:style-name="T38">,</text:span></text:span><text:span text:style-name="Source_20_Text"><text:span text:style-name="T41"> rb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int32</text:span></text:span><text:span text:style-name="Source_20_Text"><text:span text:style-name="T38">),</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int32</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longTimeRequest</text:span></text:span><text:span text:style-name="Source_20_Text"><text:span text:style-name="T38">(</text:span></text:span><text:span text:style-name="Source_20_Text"><text:span text:style-name="T41">ra</text:span></text:span><text:span text:style-name="Source_20_Text"><text:span text:style-name="T38">)</text:span></text:span></text:p>
      <text:p text:style-name="P16"><text:soft-page-break/><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longTimeRequest</text:span></text:span><text:span text:style-name="Source_20_Text"><text:span text:style-name="T38">(</text:span></text:span><text:span text:style-name="Source_20_Text"><text:span text:style-name="T41">rb</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36">sumSquares</text:span></text:span><text:span text:style-name="Source_20_Text"><text:span text:style-name="T38">(</text:span></text:span><text:span text:style-name="Source_20_Text"><text:span text:style-name="T49">&lt;-</text:span></text:span><text:span text:style-name="Source_20_Text"><text:span text:style-name="T41">ra</text:span></text:span><text:span text:style-name="Source_20_Text"><text:span text:style-name="T38">,</text:span></text:span><text:span text:style-name="Source_20_Text"><text:span text:style-name="T41"> </text:span></text:span><text:span text:style-name="Source_20_Text"><text:span text:style-name="T49">&lt;-</text:span></text:span><text:span text:style-name="Source_20_Text"><text:span text:style-name="T41">rb</text:span></text:span><text:span text:style-name="Source_20_Text"><text:span text:style-name="T38">))</text:span></text:span></text:p>
      <text:p text:style-name="P21"><text:span text:style-name="Source_20_Text"><text:span text:style-name="T38">}</text:span></text:span></text:p>
      <text:h text:style-name="P62" text:outline-level="4">The first response wins</text:h>
      <text:p text:style-name="P83"/>
      <text:p text:style-name="P15">This is the enhancement of the using-only-one-channel variant in the last example.</text:p>
      <text:p text:style-name="P15">Sometimes, a piece of data can be received from several sources to avoid high latencies. For a lot of factors, the response durations of these sources may vary much. Even for a specified source, its response durations are also not constant. To make the response duration as short as possible, we can send a request to every source in a separated goroutine. Only the first response will be used, other slower ones will be discarded.</text:p>
      <text:p text:style-name="P15">Note, if there are<text:span text:style-name="T91">N </text:span>sources, the capacity of the communication channel must be at least <text:span text:style-name="T91">N-1</text:span>, to avoid the goroutines corresponding the discarded responses being blocked for ever.</text:p>
      <text:p text:style-name="P43"/>
      <text:p text:style-name="P71"/>
      <text:p text:style-name="P52"><text:span text:style-name="T90">E</text:span>xample<text:span text:style-name="T92">1:-</text:span></text:p>
      <text:p text:style-name="P52"/>
      <text:p text:style-name="P20"><text:span text:style-name="Source_20_Text"><text:span text:style-name="T84">package</text:span></text:span><text:span text:style-name="Source_20_Text"><text:span text:style-name="T87">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7">"fmt"</text:span></text:span></text:p>
      <text:p text:style-name="P16"><text:span text:style-name="Source_20_Text"><text:span text:style-name="T46"><text:s text:c="8"/></text:span></text:span><text:span text:style-name="Source_20_Text"><text:span text:style-name="T57">"time"</text:span></text:span></text:p>
      <text:p text:style-name="P16"><text:span text:style-name="Source_20_Text"><text:span text:style-name="T46"><text:s text:c="8"/></text:span></text:span><text:span text:style-name="Source_20_Text"><text:span text:style-name="T57">"math/rand"</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source</text:span></text:span><text:span text:style-name="Source_20_Text"><text:span text:style-name="T38">(</text:span></text:span><text:span text:style-name="Source_20_Text"><text:span text:style-name="T41">c </text:span></text:span><text:span text:style-name="Source_20_Text"><text:span text:style-name="T56">chan</text:span></text:span><text:span text:style-name="Source_20_Text"><text:span text:style-name="T49">&lt;-</text:span></text:span><text:span text:style-name="Source_20_Text"><text:span text:style-name="T41"> </text:span></text:span><text:span text:style-name="Source_20_Text"><text:span text:style-name="T57">int32</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ra</text:span></text:span><text:span text:style-name="Source_20_Text"><text:span text:style-name="T38">,</text:span></text:span><text:span text:style-name="Source_20_Text"><text:span text:style-name="T41"> rb </text:span></text:span><text:span text:style-name="Source_20_Text"><text:span text:style-name="T49">:=</text:span></text:span><text:span text:style-name="Source_20_Text"><text:span text:style-name="T41"> rand</text:span></text:span><text:span text:style-name="Source_20_Text"><text:span text:style-name="T38">.</text:span></text:span><text:span text:style-name="Source_20_Text"><text:span text:style-name="T36">Int31</text:span></text:span><text:span text:style-name="Source_20_Text"><text:span text:style-name="T38">(),</text:span></text:span><text:span text:style-name="Source_20_Text"><text:span text:style-name="T41"> rand</text:span></text:span><text:span text:style-name="Source_20_Text"><text:span text:style-name="T38">.</text:span></text:span><text:span text:style-name="Source_20_Text"><text:span text:style-name="T36">Intn</text:span></text:span><text:span text:style-name="Source_20_Text"><text:span text:style-name="T38">(</text:span></text:span><text:span text:style-name="Source_20_Text"><text:span text:style-name="T59">3</text:span></text:span><text:span text:style-name="Source_20_Text"><text:span text:style-name="T38">)</text:span></text:span><text:span text:style-name="Source_20_Text"><text:span text:style-name="T41"> </text:span></text:span><text:span text:style-name="Source_20_Text"><text:span text:style-name="T49">+</text:span></text:span><text:span text:style-name="Source_20_Text"><text:span text:style-name="T41"> </text:span></text:span><text:span text:style-name="Source_20_Text"><text:span text:style-name="T59">1</text:span></text:span></text:p>
      <text:p text:style-name="P16"><text:soft-page-break/><text:span text:style-name="Source_20_Text"><text:span text:style-name="T46"><text:s text:c="8"/></text:span></text:span><text:span text:style-name="Source_20_Text"><text:span text:style-name="T58">// Sleep 1s/2s/3s.</text:span></text:span></text:p>
      <text:p text:style-name="P16"><text:span text:style-name="Source_20_Text"><text:span text:style-name="T46"><text:s text:c="8"/></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36">Duration</text:span></text:span><text:span text:style-name="Source_20_Text"><text:span text:style-name="T38">(</text:span></text:span><text:span text:style-name="Source_20_Text"><text:span text:style-name="T41">rb</text:span></text:span><text:span text:style-name="Source_20_Text"><text:span text:style-name="T38">)</text:span></text:span><text:span text:style-name="Source_20_Text"><text:span text:style-name="T41"> </text:span></text:span><text:span text:style-name="Source_20_Text"><text:span text:style-name="T49">*</text:span></text:span><text:span text:style-name="Source_20_Text"><text:span text:style-name="T41"> time</text:span></text:span><text:span text:style-name="Source_20_Text"><text:span text:style-name="T38">.</text:span></text:span><text:span text:style-name="Source_20_Text"><text:span text:style-name="T41">Second</text:span></text:span><text:span text:style-name="Source_20_Text"><text:span text:style-name="T38">)</text:span></text:span></text:p>
      <text:p text:style-name="P16"><text:span text:style-name="Source_20_Text"><text:span text:style-name="T46"><text:s text:c="8"/></text:span></text:span><text:span text:style-name="Source_20_Text"><text:span text:style-name="T41">c </text:span></text:span><text:span text:style-name="Source_20_Text"><text:span text:style-name="T49">&lt;-</text:span></text:span><text:span text:style-name="Source_20_Text"><text:span text:style-name="T41"> ra</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rand</text:span></text:span><text:span text:style-name="Source_20_Text"><text:span text:style-name="T38">.</text:span></text:span><text:span text:style-name="Source_20_Text"><text:span text:style-name="T36">Seed</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36">Now</text:span></text:span><text:span text:style-name="Source_20_Text"><text:span text:style-name="T38">().</text:span></text:span><text:span text:style-name="Source_20_Text"><text:span text:style-name="T36">UnixNano</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startTime </text:span></text:span><text:span text:style-name="Source_20_Text"><text:span text:style-name="T49">:=</text:span></text:span><text:span text:style-name="Source_20_Text"><text:span text:style-name="T41"> time</text:span></text:span><text:span text:style-name="Source_20_Text"><text:span text:style-name="T38">.</text:span></text:span><text:span text:style-name="Source_20_Text"><text:span text:style-name="T36">Now</text:span></text:span><text:span text:style-name="Source_20_Text"><text:span text:style-name="T38">()</text:span></text:span></text:p>
      <text:p text:style-name="P16"><text:span text:style-name="Source_20_Text"><text:span text:style-name="T46"><text:s text:c="8"/></text:span></text:span><text:span text:style-name="Source_20_Text"><text:span text:style-name="T58">// c must be a buffered channel.</text:span></text:span></text:p>
      <text:p text:style-name="P16"><text:span text:style-name="Source_20_Text"><text:span text:style-name="T46"><text:s text:c="8"/></text:span></text:span><text:span text:style-name="Source_20_Text"><text:span text:style-name="T41">c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7">int32</text:span></text:span><text:span text:style-name="Source_20_Text"><text:span text:style-name="T38">,</text:span></text:span><text:span text:style-name="Source_20_Text"><text:span text:style-name="T41"> </text:span></text:span><text:span text:style-name="Source_20_Text"><text:span text:style-name="T59">5</text:span></text:span><text:span text:style-name="Source_20_Text"><text:span text:style-name="T38">)</text:span></text:span></text:p>
      <text:p text:style-name="P16"><text:span text:style-name="Source_20_Text"><text:span text:style-name="T46"><text:s text:c="8"/></text:span></text:span><text:span text:style-name="Source_20_Text"><text:span text:style-name="T56">for</text:span></text:span><text:span text:style-name="Source_20_Text"><text:span text:style-name="T41"> i </text:span></text:span><text:span text:style-name="Source_20_Text"><text:span text:style-name="T49">:=</text:span></text:span><text:span text:style-name="Source_20_Text"><text:span text:style-name="T41"> </text:span></text:span><text:span text:style-name="Source_20_Text"><text:span text:style-name="T59">0</text:span></text:span><text:span text:style-name="Source_20_Text"><text:span text:style-name="T38">;</text:span></text:span><text:span text:style-name="Source_20_Text"><text:span text:style-name="T41"> i </text:span></text:span><text:span text:style-name="Source_20_Text"><text:span text:style-name="T49">&lt;</text:span></text:span><text:span text:style-name="Source_20_Text"><text:span text:style-name="T41"> </text:span></text:span><text:span text:style-name="Source_20_Text"><text:span text:style-name="T36">cap</text:span></text:span><text:span text:style-name="Source_20_Text"><text:span text:style-name="T38">(</text:span></text:span><text:span text:style-name="Source_20_Text"><text:span text:style-name="T41">c</text:span></text:span><text:span text:style-name="Source_20_Text"><text:span text:style-name="T38">);</text:span></text:span><text:span text:style-name="Source_20_Text"><text:span text:style-name="T41"> i</text:span></text:span><text:span text:style-name="Source_20_Text"><text:span text:style-name="T49">++</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go</text:span></text:span><text:span text:style-name="Source_20_Text"><text:span text:style-name="T41"> </text:span></text:span><text:span text:style-name="Source_20_Text"><text:span text:style-name="T36">source</text:span></text:span><text:span text:style-name="Source_20_Text"><text:span text:style-name="T38">(</text:span></text:span><text:span text:style-name="Source_20_Text"><text:span text:style-name="T41">c</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text:span text:style-name="Source_20_Text"><text:span text:style-name="T46"><text:s text:c="8"/></text:span></text:span><text:span text:style-name="Source_20_Text"><text:span text:style-name="T58">// Only the first response will be used.</text:span></text:span></text:p>
      <text:p text:style-name="P16"><text:span text:style-name="Source_20_Text"><text:span text:style-name="T46"><text:s text:c="8"/></text:span></text:span><text:span text:style-name="Source_20_Text"><text:span text:style-name="T41">rnd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 c</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36">Since</text:span></text:span><text:span text:style-name="Source_20_Text"><text:span text:style-name="T38">(</text:span></text:span><text:span text:style-name="Source_20_Text"><text:span text:style-name="T41">startTime</text:span></text:span><text:span text:style-name="Source_20_Text"><text:span text:style-name="T38">))</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rnd</text:span></text:span><text:span text:style-name="Source_20_Text"><text:span text:style-name="T38">)</text:span></text:span></text:p>
      <text:p text:style-name="P21"><text:span text:style-name="Source_20_Text"><text:span text:style-name="T38">}</text:span></text:span></text:p>
      <text:h text:style-name="P40" text:outline-level="3">Empty Struct Channels or Signal only channels</text:h>
      <text:h text:style-name="P39" text:outline-level="3">Use Channels for Notifications</text:h>
      <text:h text:style-name="P41" text:outline-level="4">1-to-1 notification by sending a value to a channel</text:h>
      <text:p text:style-name="P31"/>
      <text:p text:style-name="P15">If there are no values to be received from a channel, then the next receive operation on the channel will block until another goroutine sends a value to the channel. So we can send a value to a channel to notify another goroutine which is waiting to receive a value from the same channel.</text:p>
      <text:p text:style-name="P44"><text:span text:style-name="T20">In the following example, the channel </text:span><text:span text:style-name="Source_20_Text"><text:span text:style-name="T35">done </text:span></text:span><text:span text:style-name="T20">is used as a signal channel to do notifications.</text:span></text:p>
      <text:p text:style-name="P53"/>
      <text:p text:style-name="P53"><text:soft-page-break/></text:p>
      <text:p text:style-name="P53"><text:span text:style-name="T90">E</text:span>xample<text:span text:style-name="T93">1</text:span><text:span text:style-name="T92">:-</text:span></text:p>
      <text:p text:style-name="P53"/>
      <text:p text:style-name="P56">package main</text:p>
      <text:p text:style-name="P56"/>
      <text:p text:style-name="P56">import (</text:p>
      <text:p text:style-name="P56"><text:tab/>"fmt"</text:p>
      <text:p text:style-name="P56"><text:tab/>"sort"</text:p>
      <text:p text:style-name="P56">)</text:p>
      <text:p text:style-name="P56"/>
      <text:p text:style-name="P56">func main() {</text:p>
      <text:p text:style-name="P56"><text:tab/>values := []int{1, 4, 8, 5, 2}</text:p>
      <text:p text:style-name="P56"/>
      <text:p text:style-name="P56"><text:tab/>done := make(chan struct{}) // can be buffered or not</text:p>
      <text:p text:style-name="P56"/>
      <text:p text:style-name="P56"><text:tab/>// The sorting goroutine</text:p>
      <text:p text:style-name="P56"/>
      <text:p text:style-name="P56"><text:tab/>go func() {</text:p>
      <text:p text:style-name="P56"/>
      <text:p text:style-name="P56"><text:tab/><text:tab/>sort.Slice(values, func(i, j int) bool {</text:p>
      <text:p text:style-name="P56"/>
      <text:p text:style-name="P56"><text:tab/><text:tab/><text:tab/>return values[i] &lt; values[j]</text:p>
      <text:p text:style-name="P56"><text:tab/><text:tab/>})</text:p>
      <text:p text:style-name="P56"/>
      <text:p text:style-name="P56"><text:tab/><text:tab/>// Notify sorting is done.</text:p>
      <text:p text:style-name="P56"/>
      <text:p text:style-name="P56"><text:tab/><text:tab/>done &lt;- struct{}{}</text:p>
      <text:p text:style-name="P56"><text:tab/>}()</text:p>
      <text:p text:style-name="P56"/>
      <text:p text:style-name="P56"><text:tab/>// do some other things ...</text:p>
      <text:p text:style-name="P56"/>
      <text:p text:style-name="P56"><text:tab/>&lt;-done // waiting here for notification</text:p>
      <text:p text:style-name="P56"/>
      <text:p text:style-name="P56"><text:tab/>fmt.Println(values[0], values[len(values)-1])</text:p>
      <text:p text:style-name="P56">}</text:p>
      <text:p text:style-name="P56"/>
      <text:h text:style-name="P65" text:outline-level="4">1-to-1 notification by receiving a value from a channel</text:h>
      <text:p text:style-name="P88"/>
      <text:p text:style-name="P15">If the value buffer queue of a channel is full (the buffer queue of an unbuffered channel is always full), a send operation on the channel will block until another goroutine receives a value from the channel. So we can receive a value from a channel to notify another goroutine which is waiting to send a value to the same channel. Generally, the channel should be an unbuffered channel.</text:p>
      <text:p text:style-name="P15">This notification way is used much less common than the way introduced in the last example.</text:p>
      <text:p text:style-name="P43"><text:soft-page-break/></text:p>
      <text:p text:style-name="P67"><text:span text:style-name="Source_20_Text"><text:span text:style-name="T85">package</text:span></text:span><text:span text:style-name="Source_20_Text"><text:span text:style-name="T88">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7">"fmt"</text:span></text:span></text:p>
      <text:p text:style-name="P16"><text:span text:style-name="Source_20_Text"><text:span text:style-name="T46"><text:s text:c="8"/></text:span></text:span><text:span text:style-name="Source_20_Text"><text:span text:style-name="T57">"time"</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done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text:span text:style-name="Source_20_Text"><text:span text:style-name="T46"><text:s text:c="16"/></text:span></text:span><text:span text:style-name="Source_20_Text"><text:span text:style-name="T58">// The capacity of the signal channel can</text:span></text:span></text:p>
      <text:p text:style-name="P16"><text:span text:style-name="Source_20_Text"><text:span text:style-name="T46"><text:s text:c="16"/></text:span></text:span><text:span text:style-name="Source_20_Text"><text:span text:style-name="T58">// also be one. If this is true, then a</text:span></text:span></text:p>
      <text:p text:style-name="P16"><text:span text:style-name="Source_20_Text"><text:span text:style-name="T46"><text:s text:c="16"/></text:span></text:span><text:span text:style-name="Source_20_Text"><text:span text:style-name="T58">// value must be sent to the channel before</text:span></text:span></text:p>
      <text:p text:style-name="P16"><text:span text:style-name="Source_20_Text"><text:span text:style-name="T46"><text:s text:c="16"/></text:span></text:span><text:span text:style-name="Source_20_Text"><text:span text:style-name="T58">// creating the following goroutine.</text:span></text:span></text:p>
      <text:p text:style-name="P16"/>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41">fmt</text:span></text:span><text:span text:style-name="Source_20_Text"><text:span text:style-name="T38">.</text:span></text:span><text:span text:style-name="Source_20_Text"><text:span text:style-name="T36">Print</text:span></text:span><text:span text:style-name="Source_20_Text"><text:span text:style-name="T38">(</text:span></text:span><text:span text:style-name="Source_20_Text"><text:span text:style-name="T57">"Hello"</text:span></text:span><text:span text:style-name="Source_20_Text"><text:span text:style-name="T38">)</text:span></text:span></text:p>
      <text:p text:style-name="P16"><text:span text:style-name="Source_20_Text"><text:span text:style-name="T46"><text:s text:c="16"/></text:span></text:span><text:span text:style-name="Source_20_Text"><text:span text:style-name="T58">// Simulate a workload.</text:span></text:span></text:p>
      <text:p text:style-name="P16"><text:span text:style-name="Source_20_Text"><text:span text:style-name="T46"><text:s text:c="16"/></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 </text:span></text:span><text:span text:style-name="Source_20_Text"><text:span text:style-name="T49">*</text:span></text:span><text:span text:style-name="Source_20_Text"><text:span text:style-name="T41"> </text:span></text:span><text:span text:style-name="Source_20_Text"><text:span text:style-name="T59">2</text:span></text:span><text:span text:style-name="Source_20_Text"><text:span text:style-name="T38">)</text:span></text:span></text:p>
      <text:p text:style-name="P16"/>
      <text:p text:style-name="P16"><text:span text:style-name="Source_20_Text"><text:span text:style-name="T46"><text:s text:c="16"/></text:span></text:span><text:span text:style-name="Source_20_Text"><text:span text:style-name="T58">// Receive a value from the done</text:span></text:span></text:p>
      <text:p text:style-name="P16"><text:span text:style-name="Source_20_Text"><text:span text:style-name="T46"><text:s text:c="16"/></text:span></text:span><text:span text:style-name="Source_20_Text"><text:span text:style-name="T58">// channel, to unblock the second</text:span></text:span></text:p>
      <text:p text:style-name="P16"><text:span text:style-name="Source_20_Text"><text:span text:style-name="T46"><text:s text:c="16"/></text:span></text:span><text:span text:style-name="Source_20_Text"><text:span text:style-name="T58">// send in main goroutine.</text:span></text:span></text:p>
      <text:p text:style-name="P16"><text:span text:style-name="Source_20_Text"><text:span text:style-name="T46"><text:s text:c="16"/></text:span></text:span><text:span text:style-name="Source_20_Text"><text:span text:style-name="T49">&lt;-</text:span></text:span><text:span text:style-name="Source_20_Text"><text:span text:style-name="T41"> done</text:span></text:span></text:p>
      <text:p text:style-name="P16"><text:span text:style-name="Source_20_Text"><text:span text:style-name="T46"><text:s text:c="8"/></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58">// Blocked here, wait for a notification.</text:span></text:span></text:p>
      <text:p text:style-name="P16"><text:span text:style-name="Source_20_Text"><text:span text:style-name="T46"><text:s text:c="8"/></text:span></text:span><text:span text:style-name="Source_20_Text"><text:span text:style-name="T41">done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 world!"</text:span></text:span><text:span text:style-name="Source_20_Text"><text:span text:style-name="T38">)</text:span></text:span></text:p>
      <text:p text:style-name="P21"><text:span text:style-name="Source_20_Text"><text:span text:style-name="T38">}</text:span></text:span></text:p>
      <text:p text:style-name="P72">In fact, there are no fundamental differences between receiving or sending values to make notifications. They can both be summarized as the fasters are notified by the slowers.</text:p>
      <text:h text:style-name="P64" text:outline-level="4"><text:soft-page-break/></text:h>
      <text:h text:style-name="P63" text:outline-level="4">N-to-1 and 1-to-N notifications</text:h>
      <text:p text:style-name="P85"/>
      <text:p text:style-name="P90">By extending the above two use cases a little, it is easy to do N-to-1 and 1-to-N notifications.</text:p>
      <text:p text:style-name="P7"><text:span text:style-name="Source_20_Text"><text:span text:style-name="T56">package</text:span></text:span><text:span text:style-name="Source_20_Text"><text:span text:style-name="T41">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57">"log"</text:span></text:span></text:p>
      <text:p text:style-name="P16"><text:span text:style-name="Source_20_Text"><text:span text:style-name="T56">import</text:span></text:span><text:span text:style-name="Source_20_Text"><text:span text:style-name="T41"> </text:span></text:span><text:span text:style-name="Source_20_Text"><text:span text:style-name="T57">"time"</text:span></text:span></text:p>
      <text:p text:style-name="P16"/>
      <text:p text:style-name="P16"><text:span text:style-name="Source_20_Text"><text:span text:style-name="T56">type</text:span></text:span><text:span text:style-name="Source_20_Text"><text:span text:style-name="T41"> T </text:span></text:span><text:span text:style-name="Source_20_Text"><text:span text:style-name="T49">=</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worker</text:span></text:span><text:span text:style-name="Source_20_Text"><text:span text:style-name="T38">(</text:span></text:span><text:span text:style-name="Source_20_Text"><text:span text:style-name="T41">id </text:span></text:span><text:span text:style-name="Source_20_Text"><text:span text:style-name="T57">int</text:span></text:span><text:span text:style-name="Source_20_Text"><text:span text:style-name="T38">,</text:span></text:span><text:span text:style-name="Source_20_Text"><text:span text:style-name="T41"> ready </text:span></text:span><text:span text:style-name="Source_20_Text"><text:span text:style-name="T49">&lt;-</text:span></text:span><text:span text:style-name="Source_20_Text"><text:span text:style-name="T56">chan</text:span></text:span><text:span text:style-name="Source_20_Text"><text:span text:style-name="T41"> T</text:span></text:span><text:span text:style-name="Source_20_Text"><text:span text:style-name="T38">,</text:span></text:span><text:span text:style-name="Source_20_Text"><text:span text:style-name="T41"> done </text:span></text:span><text:span text:style-name="Source_20_Text"><text:span text:style-name="T56">chan</text:span></text:span><text:span text:style-name="Source_20_Text"><text:span text:style-name="T49">&lt;-</text:span></text:span><text:span text:style-name="Source_20_Text"><text:span text:style-name="T41"> T</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9">&lt;-</text:span></text:span><text:span text:style-name="Source_20_Text"><text:span text:style-name="T41">ready </text:span></text:span><text:span text:style-name="Source_20_Text"><text:span text:style-name="T58">// block here and wait a notification</text:span></text:span></text:p>
      <text:p text:style-name="P16"><text:span text:style-name="Source_20_Text"><text:span text:style-name="T46"><text:s text:c="8"/></text:span></text:span><text:span text:style-name="Source_20_Text"><text:span text:style-name="T41">log</text:span></text:span><text:span text:style-name="Source_20_Text"><text:span text:style-name="T38">.</text:span></text:span><text:span text:style-name="Source_20_Text"><text:span text:style-name="T36">Print</text:span></text:span><text:span text:style-name="Source_20_Text"><text:span text:style-name="T38">(</text:span></text:span><text:span text:style-name="Source_20_Text"><text:span text:style-name="T57">"Worker#"</text:span></text:span><text:span text:style-name="Source_20_Text"><text:span text:style-name="T38">,</text:span></text:span><text:span text:style-name="Source_20_Text"><text:span text:style-name="T41"> id</text:span></text:span><text:span text:style-name="Source_20_Text"><text:span text:style-name="T38">,</text:span></text:span><text:span text:style-name="Source_20_Text"><text:span text:style-name="T41"> </text:span></text:span><text:span text:style-name="Source_20_Text"><text:span text:style-name="T57">" starts."</text:span></text:span><text:span text:style-name="Source_20_Text"><text:span text:style-name="T38">)</text:span></text:span></text:p>
      <text:p text:style-name="P16"><text:span text:style-name="Source_20_Text"><text:span text:style-name="T46"><text:s text:c="8"/></text:span></text:span><text:span text:style-name="Source_20_Text"><text:span text:style-name="T58">// Simulate a workload.</text:span></text:span></text:p>
      <text:p text:style-name="P16"><text:span text:style-name="Source_20_Text"><text:span text:style-name="T46"><text:s text:c="8"/></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 </text:span></text:span><text:span text:style-name="Source_20_Text"><text:span text:style-name="T49">*</text:span></text:span><text:span text:style-name="Source_20_Text"><text:span text:style-name="T41"> time</text:span></text:span><text:span text:style-name="Source_20_Text"><text:span text:style-name="T38">.</text:span></text:span><text:span text:style-name="Source_20_Text"><text:span text:style-name="T36">Duration</text:span></text:span><text:span text:style-name="Source_20_Text"><text:span text:style-name="T38">(</text:span></text:span><text:span text:style-name="Source_20_Text"><text:span text:style-name="T41">id</text:span></text:span><text:span text:style-name="Source_20_Text"><text:span text:style-name="T49">+</text:span></text:span><text:span text:style-name="Source_20_Text"><text:span text:style-name="T59">1</text:span></text:span><text:span text:style-name="Source_20_Text"><text:span text:style-name="T38">))</text:span></text:span></text:p>
      <text:p text:style-name="P16"><text:span text:style-name="Source_20_Text"><text:span text:style-name="T46"><text:s text:c="8"/></text:span></text:span><text:span text:style-name="Source_20_Text"><text:span text:style-name="T41">log</text:span></text:span><text:span text:style-name="Source_20_Text"><text:span text:style-name="T38">.</text:span></text:span><text:span text:style-name="Source_20_Text"><text:span text:style-name="T36">Print</text:span></text:span><text:span text:style-name="Source_20_Text"><text:span text:style-name="T38">(</text:span></text:span><text:span text:style-name="Source_20_Text"><text:span text:style-name="T57">"Worker#"</text:span></text:span><text:span text:style-name="Source_20_Text"><text:span text:style-name="T38">,</text:span></text:span><text:span text:style-name="Source_20_Text"><text:span text:style-name="T41"> id</text:span></text:span><text:span text:style-name="Source_20_Text"><text:span text:style-name="T38">,</text:span></text:span><text:span text:style-name="Source_20_Text"><text:span text:style-name="T41"> </text:span></text:span><text:span text:style-name="Source_20_Text"><text:span text:style-name="T57">" job done."</text:span></text:span><text:span text:style-name="Source_20_Text"><text:span text:style-name="T38">)</text:span></text:span></text:p>
      <text:p text:style-name="P16"><text:span text:style-name="Source_20_Text"><text:span text:style-name="T46"><text:s text:c="8"/></text:span></text:span><text:span text:style-name="Source_20_Text"><text:span text:style-name="T58">// Notify the main goroutine (N-to-1),</text:span></text:span></text:p>
      <text:p text:style-name="P16"><text:span text:style-name="Source_20_Text"><text:span text:style-name="T46"><text:s text:c="8"/></text:span></text:span><text:span text:style-name="Source_20_Text"><text:span text:style-name="T41">done </text:span></text:span><text:span text:style-name="Source_20_Text"><text:span text:style-name="T49">&lt;-</text:span></text:span><text:span text:style-name="Source_20_Text"><text:span text:style-name="T41"> T</text:span></text:span><text:span text:style-name="Source_20_Text"><text:span text:style-name="T38">{}</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log</text:span></text:span><text:span text:style-name="Source_20_Text"><text:span text:style-name="T38">.</text:span></text:span><text:span text:style-name="Source_20_Text"><text:span text:style-name="T36">SetFlags</text:span></text:span><text:span text:style-name="Source_20_Text"><text:span text:style-name="T38">(</text:span></text:span><text:span text:style-name="Source_20_Text"><text:span text:style-name="T59">0</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ready</text:span></text:span><text:span text:style-name="Source_20_Text"><text:span text:style-name="T38">,</text:span></text:span><text:span text:style-name="Source_20_Text"><text:span text:style-name="T41"> done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text:span></text:span><text:span text:style-name="Source_20_Text"><text:span text:style-name="T38">),</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worker</text:span></text:span><text:span text:style-name="Source_20_Text"><text:span text:style-name="T38">(</text:span></text:span><text:span text:style-name="Source_20_Text"><text:span text:style-name="T59">0</text:span></text:span><text:span text:style-name="Source_20_Text"><text:span text:style-name="T38">,</text:span></text:span><text:span text:style-name="Source_20_Text"><text:span text:style-name="T41"> ready</text:span></text:span><text:span text:style-name="Source_20_Text"><text:span text:style-name="T38">,</text:span></text:span><text:span text:style-name="Source_20_Text"><text:span text:style-name="T41"> done</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worker</text:span></text:span><text:span text:style-name="Source_20_Text"><text:span text:style-name="T38">(</text:span></text:span><text:span text:style-name="Source_20_Text"><text:span text:style-name="T59">1</text:span></text:span><text:span text:style-name="Source_20_Text"><text:span text:style-name="T38">,</text:span></text:span><text:span text:style-name="Source_20_Text"><text:span text:style-name="T41"> ready</text:span></text:span><text:span text:style-name="Source_20_Text"><text:span text:style-name="T38">,</text:span></text:span><text:span text:style-name="Source_20_Text"><text:span text:style-name="T41"> done</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worker</text:span></text:span><text:span text:style-name="Source_20_Text"><text:span text:style-name="T38">(</text:span></text:span><text:span text:style-name="Source_20_Text"><text:span text:style-name="T59">2</text:span></text:span><text:span text:style-name="Source_20_Text"><text:span text:style-name="T38">,</text:span></text:span><text:span text:style-name="Source_20_Text"><text:span text:style-name="T41"> ready</text:span></text:span><text:span text:style-name="Source_20_Text"><text:span text:style-name="T38">,</text:span></text:span><text:span text:style-name="Source_20_Text"><text:span text:style-name="T41"> done</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58">// Simulate an initialization phase.</text:span></text:span></text:p>
      <text:p text:style-name="P16"><text:span text:style-name="Source_20_Text"><text:span text:style-name="T46"><text:s text:c="8"/></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 </text:span></text:span><text:span text:style-name="Source_20_Text"><text:span text:style-name="T49">*</text:span></text:span><text:span text:style-name="Source_20_Text"><text:span text:style-name="T41"> </text:span></text:span><text:span text:style-name="Source_20_Text"><text:span text:style-name="T59">3</text:span></text:span><text:span text:style-name="Source_20_Text"><text:span text:style-name="T41"> </text:span></text:span><text:span text:style-name="Source_20_Text"><text:span text:style-name="T49">/</text:span></text:span><text:span text:style-name="Source_20_Text"><text:span text:style-name="T41"> </text:span></text:span><text:span text:style-name="Source_20_Text"><text:span text:style-name="T59">2</text:span></text:span><text:span text:style-name="Source_20_Text"><text:span text:style-name="T38">)</text:span></text:span></text:p>
      <text:p text:style-name="P16"><text:soft-page-break/><text:span text:style-name="Source_20_Text"><text:span text:style-name="T46"><text:s text:c="8"/></text:span></text:span><text:span text:style-name="Source_20_Text"><text:span text:style-name="T58">// 1-to-N notifications.</text:span></text:span></text:p>
      <text:p text:style-name="P16"><text:span text:style-name="Source_20_Text"><text:span text:style-name="T46"><text:s text:c="8"/></text:span></text:span><text:span text:style-name="Source_20_Text"><text:span text:style-name="T41">ready </text:span></text:span><text:span text:style-name="Source_20_Text"><text:span text:style-name="T49">&lt;-</text:span></text:span><text:span text:style-name="Source_20_Text"><text:span text:style-name="T41"> T</text:span></text:span><text:span text:style-name="Source_20_Text"><text:span text:style-name="T38">{};</text:span></text:span><text:span text:style-name="Source_20_Text"><text:span text:style-name="T41"> ready </text:span></text:span><text:span text:style-name="Source_20_Text"><text:span text:style-name="T49">&lt;-</text:span></text:span><text:span text:style-name="Source_20_Text"><text:span text:style-name="T41"> T</text:span></text:span><text:span text:style-name="Source_20_Text"><text:span text:style-name="T38">{};</text:span></text:span><text:span text:style-name="Source_20_Text"><text:span text:style-name="T41"> ready </text:span></text:span><text:span text:style-name="Source_20_Text"><text:span text:style-name="T49">&lt;-</text:span></text:span><text:span text:style-name="Source_20_Text"><text:span text:style-name="T41"> T</text:span></text:span><text:span text:style-name="Source_20_Text"><text:span text:style-name="T38">{}</text:span></text:span></text:p>
      <text:p text:style-name="P16"><text:span text:style-name="Source_20_Text"><text:span text:style-name="T46"><text:s text:c="8"/></text:span></text:span><text:span text:style-name="Source_20_Text"><text:span text:style-name="T58">// Being N-to-1 notified.</text:span></text:span></text:p>
      <text:p text:style-name="P16"><text:span text:style-name="Source_20_Text"><text:span text:style-name="T46"><text:s text:c="8"/></text:span></text:span><text:span text:style-name="Source_20_Text"><text:span text:style-name="T49">&lt;-</text:span></text:span><text:span text:style-name="Source_20_Text"><text:span text:style-name="T41">done</text:span></text:span><text:span text:style-name="Source_20_Text"><text:span text:style-name="T38">;</text:span></text:span><text:span text:style-name="Source_20_Text"><text:span text:style-name="T41"> </text:span></text:span><text:span text:style-name="Source_20_Text"><text:span text:style-name="T49">&lt;-</text:span></text:span><text:span text:style-name="Source_20_Text"><text:span text:style-name="T41">done</text:span></text:span><text:span text:style-name="Source_20_Text"><text:span text:style-name="T38">;</text:span></text:span><text:span text:style-name="Source_20_Text"><text:span text:style-name="T41"> </text:span></text:span><text:span text:style-name="Source_20_Text"><text:span text:style-name="T49">&lt;-</text:span></text:span><text:span text:style-name="Source_20_Text"><text:span text:style-name="T41">done</text:span></text:span></text:p>
      <text:p text:style-name="P21"><text:span text:style-name="Source_20_Text"><text:span text:style-name="T38">}</text:span></text:span></text:p>
      <text:p text:style-name="P100"><text:span text:style-name="T20">In fact, the ways to do 1-to-N and N-to-1 notifications introduced in this sub-section are not used commonly in practice. In practice, we often use </text:span><text:span text:style-name="Source_20_Text"><text:span text:style-name="T35">sync.WaitGroup </text:span></text:span><text:span text:style-name="T20">to do N-to-1 notifications, and we do 1-to-N notifications by close channels. Please read the next sub-section for details.</text:span></text:p>
      <text:h text:style-name="P63" text:outline-level="4">Timer: scheduled notification</text:h>
      <text:p text:style-name="P84"/>
      <text:p text:style-name="P15">It is easy to use channels to implement one-time timers.</text:p>
      <text:p text:style-name="P86">A custom one-time timer implementation:</text:p>
      <text:p text:style-name="P7"><text:span text:style-name="Source_20_Text"><text:span text:style-name="T56">package</text:span></text:span><text:span text:style-name="Source_20_Text"><text:span text:style-name="T41">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7">"fmt"</text:span></text:span></text:p>
      <text:p text:style-name="P16"><text:span text:style-name="Source_20_Text"><text:span text:style-name="T46"><text:s text:c="8"/></text:span></text:span><text:span text:style-name="Source_20_Text"><text:span text:style-name="T57">"time"</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AfterDuration</text:span></text:span><text:span text:style-name="Source_20_Text"><text:span text:style-name="T38">(</text:span></text:span><text:span text:style-name="Source_20_Text"><text:span text:style-name="T41">d time</text:span></text:span><text:span text:style-name="Source_20_Text"><text:span text:style-name="T38">.</text:span></text:span><text:span text:style-name="Source_20_Text"><text:span text:style-name="T41">Duration</text:span></text:span><text:span text:style-name="Source_20_Text"><text:span text:style-name="T38">)</text:span></text:span><text:span text:style-name="Source_20_Text"><text:span text:style-name="T41"> </text:span></text:span><text:span text:style-name="Source_20_Text"><text:span text:style-name="T49">&lt;-</text:span></text:span><text:span text:style-name="Source_20_Text"><text:span text:style-name="T41"> </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c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9">1</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41">time</text:span></text:span><text:span text:style-name="Source_20_Text"><text:span text:style-name="T38">.</text:span></text:span><text:span text:style-name="Source_20_Text"><text:span text:style-name="T36">Sleep</text:span></text:span><text:span text:style-name="Source_20_Text"><text:span text:style-name="T38">(</text:span></text:span><text:span text:style-name="Source_20_Text"><text:span text:style-name="T41">d</text:span></text:span><text:span text:style-name="Source_20_Text"><text:span text:style-name="T38">)</text:span></text:span></text:p>
      <text:p text:style-name="P16"><text:span text:style-name="Source_20_Text"><text:span text:style-name="T46"><text:s text:c="16"/></text:span></text:span><text:span text:style-name="Source_20_Text"><text:span text:style-name="T41">c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text:span text:style-name="Source_20_Text"><text:span text:style-name="T46"><text:s text:c="8"/></text:span></text:span><text:span text:style-name="Source_20_Text"><text:span text:style-name="T56">return</text:span></text:span><text:span text:style-name="Source_20_Text"><text:span text:style-name="T41"> c</text:span></text:span></text:p>
      <text:p text:style-name="P16"><text:span text:style-name="Source_20_Text"><text:span text:style-name="T38">}</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oft-page-break/><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Hi!"</text:span></text:span><text:span text:style-name="Source_20_Text"><text:span text:style-name="T38">)</text:span></text:span></text:p>
      <text:p text:style-name="P16"><text:span text:style-name="Source_20_Text"><text:span text:style-name="T46"><text:s text:c="8"/></text:span></text:span><text:span text:style-name="Source_20_Text"><text:span text:style-name="T49">&lt;-</text:span></text:span><text:span text:style-name="Source_20_Text"><text:span text:style-name="T41"> </text:span></text:span><text:span text:style-name="Source_20_Text"><text:span text:style-name="T36">AfterDuration</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text:span></text:span><text:span text:style-name="Source_20_Text"><text:span text:style-name="T38">)</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Hello!"</text:span></text:span><text:span text:style-name="Source_20_Text"><text:span text:style-name="T38">)</text:span></text:span></text:p>
      <text:p text:style-name="P16"><text:span text:style-name="Source_20_Text"><text:span text:style-name="T46"><text:s text:c="8"/></text:span></text:span><text:span text:style-name="Source_20_Text"><text:span text:style-name="T49">&lt;-</text:span></text:span><text:span text:style-name="Source_20_Text"><text:span text:style-name="T41"> </text:span></text:span><text:span text:style-name="Source_20_Text"><text:span text:style-name="T36">AfterDuration</text:span></text:span><text:span text:style-name="Source_20_Text"><text:span text:style-name="T38">(</text:span></text:span><text:span text:style-name="Source_20_Text"><text:span text:style-name="T41">time</text:span></text:span><text:span text:style-name="Source_20_Text"><text:span text:style-name="T38">.</text:span></text:span><text:span text:style-name="Source_20_Text"><text:span text:style-name="T41">Second</text:span></text:span><text:span text:style-name="Source_20_Text"><text:span text:style-name="T38">)</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Bye!"</text:span></text:span><text:span text:style-name="Source_20_Text"><text:span text:style-name="T38">)</text:span></text:span></text:p>
      <text:p text:style-name="P21"><text:span text:style-name="Source_20_Text"><text:span text:style-name="T38">}</text:span></text:span></text:p>
      <text:p text:style-name="P100"><text:span text:style-name="T20">In fact, the </text:span><text:span text:style-name="Source_20_Text"><text:span text:style-name="T35">After </text:span></text:span><text:span text:style-name="T20">function in the </text:span><text:span text:style-name="Source_20_Text"><text:span text:style-name="T35">time </text:span></text:span><text:span text:style-name="T20">standard package provides the same functionality, with a much more efficient implementation. We should use that function instead to make the code look clean.</text:span></text:p>
      <text:p text:style-name="P100"><text:span text:style-name="T20">Please note, </text:span><text:span text:style-name="Source_20_Text"><text:span text:style-name="T35">&lt;-time.After(aDuration) </text:span></text:span><text:span text:style-name="T20">will make the current goroutine enter blocking state, but a </text:span><text:span text:style-name="Source_20_Text"><text:span text:style-name="T35">time.Sleep(aDuration) </text:span></text:span><text:span text:style-name="T20">function call will not.</text:span></text:p>
      <text:p text:style-name="P100"><text:span text:style-name="T20">The use of </text:span><text:span text:style-name="Source_20_Text"><text:span text:style-name="T35">&lt;-time.After(aDuration) </text:span></text:span><text:span text:style-name="T20">is often used in the timeout mechanism </text:span></text:p>
      <text:p text:style-name="P72"/>
      <text:p text:style-name="P72"/>
      <text:h text:style-name="P61" text:outline-level="3">Use Channels as Mutex Locks</text:h>
      <text:p text:style-name="P84"/>
      <text:p text:style-name="P93"><text:span text:style-name="T20">One of the above examples has mentioned that one-capacity buffered channels can be used as one-time </text:span><text:a xlink:type="simple" xlink:href="https://en.wikipedia.org/wiki/Semaphore_(programming)" text:style-name="Internet_20_link" text:visited-style-name="Visited_20_Internet_20_Link"><text:span text:style-name="T28">binary semaphore</text:span></text:a><text:span text:style-name="T20">. In fact, such channels can also be used as multi-time binary semaphores, a.k.a., mutex locks, though such mutex locks are not efficient as the mutexes provided in the </text:span><text:span text:style-name="Source_20_Text"><text:span text:style-name="T35">sync </text:span></text:span><text:span text:style-name="T20">standard package.</text:span></text:p>
      <text:p text:style-name="P86">There are two manners to use one-capacity buffered channels as mutex locks.</text:p>
      <text:list xml:id="list1486255371" text:style-name="L7">
        <text:list-item>
          <text:p text:style-name="P97">Lock through a send, unlock through a receive.</text:p>
        </text:list-item>
        <text:list-item>
          <text:p text:style-name="P97">Lock through a receive, unlock through a send.</text:p>
        </text:list-item>
      </text:list>
      <text:p text:style-name="P86">The following is a lock-through-send example.</text:p>
      <text:p text:style-name="P7"><text:span text:style-name="Source_20_Text"><text:span text:style-name="T56">package</text:span></text:span><text:span text:style-name="Source_20_Text"><text:span text:style-name="T41">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57">"fmt"</text:span></text:span></text:p>
      <text:p text:style-name="P16"/>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oft-page-break/><text:span text:style-name="Source_20_Text"><text:span text:style-name="T46"><text:s text:c="8"/></text:span></text:span><text:span text:style-name="Source_20_Text"><text:span text:style-name="T58">// The capacity must be one.</text:span></text:span></text:p>
      <text:p text:style-name="P16"><text:span text:style-name="Source_20_Text"><text:span text:style-name="T46"><text:s text:c="8"/></text:span></text:span><text:span text:style-name="Source_20_Text"><text:span text:style-name="T41">mutex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9">1</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counter </text:span></text:span><text:span text:style-name="Source_20_Text"><text:span text:style-name="T49">:=</text:span></text:span><text:span text:style-name="Source_20_Text"><text:span text:style-name="T41"> </text:span></text:span><text:span text:style-name="Source_20_Text"><text:span text:style-name="T59">0</text:span></text:span></text:p>
      <text:p text:style-name="P16"><text:span text:style-name="Source_20_Text"><text:span text:style-name="T46"><text:s text:c="8"/></text:span></text:span><text:span text:style-name="Source_20_Text"><text:span text:style-name="T41">increase </text:span></text:span><text:span text:style-name="Source_20_Text"><text:span text:style-name="T49">:=</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41">mutex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8">// lock</text:span></text:span></text:p>
      <text:p text:style-name="P16"><text:span text:style-name="Source_20_Text"><text:span text:style-name="T46"><text:s text:c="16"/></text:span></text:span><text:span text:style-name="Source_20_Text"><text:span text:style-name="T41">counter</text:span></text:span><text:span text:style-name="Source_20_Text"><text:span text:style-name="T49">++</text:span></text:span></text:p>
      <text:p text:style-name="P16"><text:span text:style-name="Source_20_Text"><text:span text:style-name="T46"><text:s text:c="16"/></text:span></text:span><text:span text:style-name="Source_20_Text"><text:span text:style-name="T49">&lt;-</text:span></text:span><text:span text:style-name="Source_20_Text"><text:span text:style-name="T41">mutex </text:span></text:span><text:span text:style-name="Source_20_Text"><text:span text:style-name="T58">// unlock</text:span></text:span></text:p>
      <text:p text:style-name="P16"><text:span text:style-name="Source_20_Text"><text:span text:style-name="T46"><text:s text:c="8"/></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increase1000 </text:span></text:span><text:span text:style-name="Source_20_Text"><text:span text:style-name="T49">:=</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done </text:span></text:span><text:span text:style-name="Source_20_Text"><text:span text:style-name="T56">chan</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for</text:span></text:span><text:span text:style-name="Source_20_Text"><text:span text:style-name="T41"> i </text:span></text:span><text:span text:style-name="Source_20_Text"><text:span text:style-name="T49">:=</text:span></text:span><text:span text:style-name="Source_20_Text"><text:span text:style-name="T41"> </text:span></text:span><text:span text:style-name="Source_20_Text"><text:span text:style-name="T59">0</text:span></text:span><text:span text:style-name="Source_20_Text"><text:span text:style-name="T38">;</text:span></text:span><text:span text:style-name="Source_20_Text"><text:span text:style-name="T41"> i </text:span></text:span><text:span text:style-name="Source_20_Text"><text:span text:style-name="T49">&lt;</text:span></text:span><text:span text:style-name="Source_20_Text"><text:span text:style-name="T41"> </text:span></text:span><text:span text:style-name="Source_20_Text"><text:span text:style-name="T59">1000</text:span></text:span><text:span text:style-name="Source_20_Text"><text:span text:style-name="T38">;</text:span></text:span><text:span text:style-name="Source_20_Text"><text:span text:style-name="T41"> i</text:span></text:span><text:span text:style-name="Source_20_Text"><text:span text:style-name="T49">++</text:span></text:span><text:span text:style-name="Source_20_Text"><text:span text:style-name="T41"> </text:span></text:span><text:span text:style-name="Source_20_Text"><text:span text:style-name="T38">{</text:span></text:span></text:p>
      <text:p text:style-name="P16"><text:span text:style-name="Source_20_Text"><text:span text:style-name="T46"><text:s text:c="24"/></text:span></text:span><text:span text:style-name="Source_20_Text"><text:span text:style-name="T36">increase</text:span></text:span><text:span text:style-name="Source_20_Text"><text:span text:style-name="T38">()</text:span></text:span></text:p>
      <text:p text:style-name="P16"><text:span text:style-name="Source_20_Text"><text:span text:style-name="T46"><text:s text:c="16"/></text:span></text:span><text:span text:style-name="Source_20_Text"><text:span text:style-name="T38">}</text:span></text:span></text:p>
      <text:p text:style-name="P16"><text:span text:style-name="Source_20_Text"><text:span text:style-name="T46"><text:s text:c="16"/></text:span></text:span><text:span text:style-name="Source_20_Text"><text:span text:style-name="T41">done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41">done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increase1000</text:span></text:span><text:span text:style-name="Source_20_Text"><text:span text:style-name="T38">(</text:span></text:span><text:span text:style-name="Source_20_Text"><text:span text:style-name="T41">done</text:span></text:span><text:span text:style-name="Source_20_Text"><text:span text:style-name="T38">)</text:span></text:span></text:p>
      <text:p text:style-name="P16"><text:span text:style-name="Source_20_Text"><text:span text:style-name="T46"><text:s text:c="8"/></text:span></text:span><text:span text:style-name="Source_20_Text"><text:span text:style-name="T56">go</text:span></text:span><text:span text:style-name="Source_20_Text"><text:span text:style-name="T41"> </text:span></text:span><text:span text:style-name="Source_20_Text"><text:span text:style-name="T36">increase1000</text:span></text:span><text:span text:style-name="Source_20_Text"><text:span text:style-name="T38">(</text:span></text:span><text:span text:style-name="Source_20_Text"><text:span text:style-name="T41">done</text:span></text:span><text:span text:style-name="Source_20_Text"><text:span text:style-name="T38">)</text:span></text:span></text:p>
      <text:p text:style-name="P16"><text:span text:style-name="Source_20_Text"><text:span text:style-name="T46"><text:s text:c="8"/></text:span></text:span><text:span text:style-name="Source_20_Text"><text:span text:style-name="T49">&lt;-</text:span></text:span><text:span text:style-name="Source_20_Text"><text:span text:style-name="T41">done</text:span></text:span><text:span text:style-name="Source_20_Text"><text:span text:style-name="T38">;</text:span></text:span><text:span text:style-name="Source_20_Text"><text:span text:style-name="T41"> </text:span></text:span><text:span text:style-name="Source_20_Text"><text:span text:style-name="T49">&lt;-</text:span></text:span><text:span text:style-name="Source_20_Text"><text:span text:style-name="T41">done</text:span></text:span></text:p>
      <text:p text:style-name="P16"><text:span text:style-name="Source_20_Text"><text:span text:style-name="T46"><text:s text:c="8"/></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41">counter</text:span></text:span><text:span text:style-name="Source_20_Text"><text:span text:style-name="T38">)</text:span></text:span><text:span text:style-name="Source_20_Text"><text:span text:style-name="T41"> </text:span></text:span><text:span text:style-name="Source_20_Text"><text:span text:style-name="T58">// 2000</text:span></text:span></text:p>
      <text:p text:style-name="P21"><text:span text:style-name="Source_20_Text"><text:span text:style-name="T38">}</text:span></text:span></text:p>
      <text:p text:style-name="P86">The following is a lock-through-receive example. It just shows the modified part based on the above lock-through-send example.</text:p>
      <text:p text:style-name="P7"><text:span text:style-name="Source_20_Text"><text:span text:style-name="T49">...</text:span></text:span></text:p>
      <text:p text:style-name="P16"><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41">mutex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9">1</text:span></text:span><text:span text:style-name="Source_20_Text"><text:span text:style-name="T38">)</text:span></text:span></text:p>
      <text:p text:style-name="P16"><text:span text:style-name="Source_20_Text"><text:span text:style-name="T46"><text:s text:c="8"/></text:span></text:span><text:span text:style-name="Source_20_Text"><text:span text:style-name="T41">mutex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8">// this line is needed.</text:span></text:span></text:p>
      <text:p text:style-name="P16"/>
      <text:p text:style-name="P16"><text:span text:style-name="Source_20_Text"><text:span text:style-name="T46"><text:s text:c="8"/></text:span></text:span><text:span text:style-name="Source_20_Text"><text:span text:style-name="T41">counter </text:span></text:span><text:span text:style-name="Source_20_Text"><text:span text:style-name="T49">:=</text:span></text:span><text:span text:style-name="Source_20_Text"><text:span text:style-name="T41"> </text:span></text:span><text:span text:style-name="Source_20_Text"><text:span text:style-name="T59">0</text:span></text:span></text:p>
      <text:p text:style-name="P16"><text:soft-page-break/><text:span text:style-name="Source_20_Text"><text:span text:style-name="T46"><text:s text:c="8"/></text:span></text:span><text:span text:style-name="Source_20_Text"><text:span text:style-name="T41">increase </text:span></text:span><text:span text:style-name="Source_20_Text"><text:span text:style-name="T49">:=</text:span></text:span><text:span text:style-name="Source_20_Text"><text:span text:style-name="T41"> </text:span></text:span><text:span text:style-name="Source_20_Text"><text:span text:style-name="T56">func</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49">&lt;-</text:span></text:span><text:span text:style-name="Source_20_Text"><text:span text:style-name="T41">mutex </text:span></text:span><text:span text:style-name="Source_20_Text"><text:span text:style-name="T58">// lock</text:span></text:span></text:p>
      <text:p text:style-name="P16"><text:span text:style-name="Source_20_Text"><text:span text:style-name="T46"><text:s text:c="16"/></text:span></text:span><text:span text:style-name="Source_20_Text"><text:span text:style-name="T41">counter</text:span></text:span><text:span text:style-name="Source_20_Text"><text:span text:style-name="T49">++</text:span></text:span></text:p>
      <text:p text:style-name="P16"><text:span text:style-name="Source_20_Text"><text:span text:style-name="T46"><text:s text:c="16"/></text:span></text:span><text:span text:style-name="Source_20_Text"><text:span text:style-name="T41">mutex </text:span></text:span><text:span text:style-name="Source_20_Text"><text:span text:style-name="T49">&lt;-</text:span></text:span><text:span text:style-name="Source_20_Text"><text:span text:style-name="T41"> </text:span></text:span><text:span text:style-name="Source_20_Text"><text:span text:style-name="T56">struct</text:span></text:span><text:span text:style-name="Source_20_Text"><text:span text:style-name="T38">{}{}</text:span></text:span><text:span text:style-name="Source_20_Text"><text:span text:style-name="T41"> </text:span></text:span><text:span text:style-name="Source_20_Text"><text:span text:style-name="T58">// unlock</text:span></text:span></text:p>
      <text:p text:style-name="P16"><text:span text:style-name="Source_20_Text"><text:span text:style-name="T46"><text:s text:c="8"/></text:span></text:span><text:span text:style-name="Source_20_Text"><text:span text:style-name="T38">}</text:span></text:span></text:p>
      <text:p text:style-name="P21"><text:span text:style-name="Source_20_Text"><text:span text:style-name="T49">...</text:span></text:span></text:p>
      <text:h text:style-name="P61" text:outline-level="3">Try-Send and Try-Receive</text:h>
      <text:p text:style-name="P84"/>
      <text:p text:style-name="P91"><text:span text:style-name="T20">A </text:span><text:span text:style-name="Source_20_Text"><text:span text:style-name="T35">select </text:span></text:span><text:span text:style-name="T20">block with one </text:span><text:span text:style-name="Source_20_Text"><text:span text:style-name="T35">default </text:span></text:span><text:span text:style-name="T20">branch and only one </text:span><text:span text:style-name="Source_20_Text"><text:span text:style-name="T35">case </text:span></text:span><text:span text:style-name="T20">branch is called a try-send or try-receive channel operation, depending on whether the channel operation following the </text:span><text:span text:style-name="Source_20_Text"><text:span text:style-name="T35">case </text:span></text:span><text:span text:style-name="T20">keyword is a channel send or receive operation.</text:span></text:p>
      <text:list xml:id="list2789723427" text:style-name="L8">
        <text:list-item>
          <text:p text:style-name="P96"><text:span text:style-name="T20">If the operation following the </text:span><text:span text:style-name="Source_20_Text"><text:span text:style-name="T35">case </text:span></text:span><text:span text:style-name="T20">keyword is a send operation, then the </text:span><text:span text:style-name="Source_20_Text"><text:span text:style-name="T35">select </text:span></text:span><text:span text:style-name="T20">block is called as try-send operation. If the send operation would block, then the </text:span><text:span text:style-name="Source_20_Text"><text:span text:style-name="T35">default </text:span></text:span><text:span text:style-name="T20">branch will get executed (fail to send), otherwise, the send succeeds and the only </text:span><text:span text:style-name="Source_20_Text"><text:span text:style-name="T35">case </text:span></text:span><text:span text:style-name="T20">branch will get executed.</text:span></text:p>
        </text:list-item>
        <text:list-item>
          <text:p text:style-name="P96"><text:span text:style-name="T20">If the operation following the </text:span><text:span text:style-name="Source_20_Text"><text:span text:style-name="T35">case </text:span></text:span><text:span text:style-name="T20">keyword is a receive operation, then the </text:span><text:span text:style-name="Source_20_Text"><text:span text:style-name="T35">select </text:span></text:span><text:span text:style-name="T20">block is called as try-receive operation. If the receive operation would block, then the </text:span><text:span text:style-name="Source_20_Text"><text:span text:style-name="T35">default </text:span></text:span><text:span text:style-name="T20">branch will get executed (fail to receive), otherwise, the receive succeeds and the only </text:span><text:span text:style-name="Source_20_Text"><text:span text:style-name="T35">case </text:span></text:span><text:span text:style-name="T20">branch will get executed.</text:span></text:p>
        </text:list-item>
      </text:list>
      <text:p text:style-name="P101">Try-send and try-receive operations never block.</text:p>
      <text:p text:style-name="P101">The standard Go compiler makes special optimizations for try-send and try-receive select blocks, their execution efficiencies are much higher than multi-case select blocks.</text:p>
      <text:p text:style-name="P86">The following is an example which shows how try-send and try-receive work.</text:p>
      <text:p text:style-name="P7"><text:span text:style-name="Source_20_Text"><text:span text:style-name="T56">package</text:span></text:span><text:span text:style-name="Source_20_Text"><text:span text:style-name="T41"> main</text:span></text:span></text:p>
      <text:p text:style-name="P16"/>
      <text:p text:style-name="P16"><text:span text:style-name="Source_20_Text"><text:span text:style-name="T56">import</text:span></text:span><text:span text:style-name="Source_20_Text"><text:span text:style-name="T41"> </text:span></text:span><text:span text:style-name="Source_20_Text"><text:span text:style-name="T57">"fmt"</text:span></text:span></text:p>
      <text:p text:style-name="P16"/>
      <text:p text:style-name="P16"><text:soft-page-break/><text:span text:style-name="Source_20_Text"><text:span text:style-name="T56">func</text:span></text:span><text:span text:style-name="Source_20_Text"><text:span text:style-name="T41"> </text:span></text:span><text:span text:style-name="Source_20_Text"><text:span text:style-name="T36">main</text:span></text:span><text:span text:style-name="Source_20_Text"><text:span text:style-name="T38">()</text:span></text:span><text:span text:style-name="Source_20_Text"><text:span text:style-name="T41"> </text:span></text:span><text:span text:style-name="Source_20_Text"><text:span text:style-name="T38">{</text:span></text:span></text:p>
      <text:p text:style-name="P16"><text:span text:style-name="Source_20_Text"><text:span text:style-name="T46"><text:s text:c="8"/></text:span></text:span><text:span text:style-name="Source_20_Text"><text:span text:style-name="T56">type</text:span></text:span><text:span text:style-name="Source_20_Text"><text:span text:style-name="T41"> Book </text:span></text:span><text:span text:style-name="Source_20_Text"><text:span text:style-name="T56">struct</text:span></text:span><text:span text:style-name="Source_20_Text"><text:span text:style-name="T38">{</text:span></text:span><text:span text:style-name="Source_20_Text"><text:span text:style-name="T41">id </text:span></text:span><text:span text:style-name="Source_20_Text"><text:span text:style-name="T57">int</text:span></text:span><text:span text:style-name="Source_20_Text"><text:span text:style-name="T38">}</text:span></text:span></text:p>
      <text:p text:style-name="P16"><text:span text:style-name="Source_20_Text"><text:span text:style-name="T46"><text:s text:c="8"/></text:span></text:span><text:span text:style-name="Source_20_Text"><text:span text:style-name="T41">bookshelf </text:span></text:span><text:span text:style-name="Source_20_Text"><text:span text:style-name="T49">:=</text:span></text:span><text:span text:style-name="Source_20_Text"><text:span text:style-name="T41"> </text:span></text:span><text:span text:style-name="Source_20_Text"><text:span text:style-name="T36">make</text:span></text:span><text:span text:style-name="Source_20_Text"><text:span text:style-name="T38">(</text:span></text:span><text:span text:style-name="Source_20_Text"><text:span text:style-name="T56">chan</text:span></text:span><text:span text:style-name="Source_20_Text"><text:span text:style-name="T41"> Book</text:span></text:span><text:span text:style-name="Source_20_Text"><text:span text:style-name="T38">,</text:span></text:span><text:span text:style-name="Source_20_Text"><text:span text:style-name="T41"> </text:span></text:span><text:span text:style-name="Source_20_Text"><text:span text:style-name="T59">3</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56">for</text:span></text:span><text:span text:style-name="Source_20_Text"><text:span text:style-name="T41"> i </text:span></text:span><text:span text:style-name="Source_20_Text"><text:span text:style-name="T49">:=</text:span></text:span><text:span text:style-name="Source_20_Text"><text:span text:style-name="T41"> </text:span></text:span><text:span text:style-name="Source_20_Text"><text:span text:style-name="T59">0</text:span></text:span><text:span text:style-name="Source_20_Text"><text:span text:style-name="T38">;</text:span></text:span><text:span text:style-name="Source_20_Text"><text:span text:style-name="T41"> i </text:span></text:span><text:span text:style-name="Source_20_Text"><text:span text:style-name="T49">&lt;</text:span></text:span><text:span text:style-name="Source_20_Text"><text:span text:style-name="T41"> </text:span></text:span><text:span text:style-name="Source_20_Text"><text:span text:style-name="T36">cap</text:span></text:span><text:span text:style-name="Source_20_Text"><text:span text:style-name="T38">(</text:span></text:span><text:span text:style-name="Source_20_Text"><text:span text:style-name="T41">bookshelf</text:span></text:span><text:span text:style-name="Source_20_Text"><text:span text:style-name="T38">)</text:span></text:span><text:span text:style-name="Source_20_Text"><text:span text:style-name="T41"> </text:span></text:span><text:span text:style-name="Source_20_Text"><text:span text:style-name="T49">*</text:span></text:span><text:span text:style-name="Source_20_Text"><text:span text:style-name="T41"> </text:span></text:span><text:span text:style-name="Source_20_Text"><text:span text:style-name="T59">2</text:span></text:span><text:span text:style-name="Source_20_Text"><text:span text:style-name="T38">;</text:span></text:span><text:span text:style-name="Source_20_Text"><text:span text:style-name="T41"> i</text:span></text:span><text:span text:style-name="Source_20_Text"><text:span text:style-name="T49">++</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select</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case</text:span></text:span><text:span text:style-name="Source_20_Text"><text:span text:style-name="T41"> bookshelf </text:span></text:span><text:span text:style-name="Source_20_Text"><text:span text:style-name="T49">&lt;-</text:span></text:span><text:span text:style-name="Source_20_Text"><text:span text:style-name="T41"> Book</text:span></text:span><text:span text:style-name="Source_20_Text"><text:span text:style-name="T38">{</text:span></text:span><text:span text:style-name="Source_20_Text"><text:span text:style-name="T41">id</text:span></text:span><text:span text:style-name="Source_20_Text"><text:span text:style-name="T38">:</text:span></text:span><text:span text:style-name="Source_20_Text"><text:span text:style-name="T41"> i</text:span></text:span><text:span text:style-name="Source_20_Text"><text:span text:style-name="T38">}:</text:span></text:span></text:p>
      <text:p text:style-name="P16"><text:span text:style-name="Source_20_Text"><text:span text:style-name="T46"><text:s text:c="24"/></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succeeded to put book"</text:span></text:span><text:span text:style-name="Source_20_Text"><text:span text:style-name="T38">,</text:span></text:span><text:span text:style-name="Source_20_Text"><text:span text:style-name="T41"> i</text:span></text:span><text:span text:style-name="Source_20_Text"><text:span text:style-name="T38">)</text:span></text:span></text:p>
      <text:p text:style-name="P16"><text:span text:style-name="Source_20_Text"><text:span text:style-name="T46"><text:s text:c="16"/></text:span></text:span><text:span text:style-name="Source_20_Text"><text:span text:style-name="T56">default</text:span></text:span><text:span text:style-name="Source_20_Text"><text:span text:style-name="T38">:</text:span></text:span></text:p>
      <text:p text:style-name="P16"><text:span text:style-name="Source_20_Text"><text:span text:style-name="T46"><text:s text:c="24"/></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failed to put book"</text:span></text:span><text:span text:style-name="Source_20_Text"><text:span text:style-name="T38">)</text:span></text:span></text:p>
      <text:p text:style-name="P16"><text:span text:style-name="Source_20_Text"><text:span text:style-name="T46"><text:s text:c="16"/></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16"/>
      <text:p text:style-name="P16"><text:span text:style-name="Source_20_Text"><text:span text:style-name="T46"><text:s text:c="8"/></text:span></text:span><text:span text:style-name="Source_20_Text"><text:span text:style-name="T56">for</text:span></text:span><text:span text:style-name="Source_20_Text"><text:span text:style-name="T41"> i </text:span></text:span><text:span text:style-name="Source_20_Text"><text:span text:style-name="T49">:=</text:span></text:span><text:span text:style-name="Source_20_Text"><text:span text:style-name="T41"> </text:span></text:span><text:span text:style-name="Source_20_Text"><text:span text:style-name="T59">0</text:span></text:span><text:span text:style-name="Source_20_Text"><text:span text:style-name="T38">;</text:span></text:span><text:span text:style-name="Source_20_Text"><text:span text:style-name="T41"> i </text:span></text:span><text:span text:style-name="Source_20_Text"><text:span text:style-name="T49">&lt;</text:span></text:span><text:span text:style-name="Source_20_Text"><text:span text:style-name="T41"> </text:span></text:span><text:span text:style-name="Source_20_Text"><text:span text:style-name="T36">cap</text:span></text:span><text:span text:style-name="Source_20_Text"><text:span text:style-name="T38">(</text:span></text:span><text:span text:style-name="Source_20_Text"><text:span text:style-name="T41">bookshelf</text:span></text:span><text:span text:style-name="Source_20_Text"><text:span text:style-name="T38">)</text:span></text:span><text:span text:style-name="Source_20_Text"><text:span text:style-name="T41"> </text:span></text:span><text:span text:style-name="Source_20_Text"><text:span text:style-name="T49">*</text:span></text:span><text:span text:style-name="Source_20_Text"><text:span text:style-name="T41"> </text:span></text:span><text:span text:style-name="Source_20_Text"><text:span text:style-name="T59">2</text:span></text:span><text:span text:style-name="Source_20_Text"><text:span text:style-name="T38">;</text:span></text:span><text:span text:style-name="Source_20_Text"><text:span text:style-name="T41"> i</text:span></text:span><text:span text:style-name="Source_20_Text"><text:span text:style-name="T49">++</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select</text:span></text:span><text:span text:style-name="Source_20_Text"><text:span text:style-name="T41"> </text:span></text:span><text:span text:style-name="Source_20_Text"><text:span text:style-name="T38">{</text:span></text:span></text:p>
      <text:p text:style-name="P16"><text:span text:style-name="Source_20_Text"><text:span text:style-name="T46"><text:s text:c="16"/></text:span></text:span><text:span text:style-name="Source_20_Text"><text:span text:style-name="T56">case</text:span></text:span><text:span text:style-name="Source_20_Text"><text:span text:style-name="T41"> book </text:span></text:span><text:span text:style-name="Source_20_Text"><text:span text:style-name="T49">:=</text:span></text:span><text:span text:style-name="Source_20_Text"><text:span text:style-name="T41"> </text:span></text:span><text:span text:style-name="Source_20_Text"><text:span text:style-name="T49">&lt;-</text:span></text:span><text:span text:style-name="Source_20_Text"><text:span text:style-name="T41">bookshelf</text:span></text:span><text:span text:style-name="Source_20_Text"><text:span text:style-name="T38">:</text:span></text:span></text:p>
      <text:p text:style-name="P16"><text:span text:style-name="Source_20_Text"><text:span text:style-name="T46"><text:s text:c="24"/></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succeeded to get book"</text:span></text:span><text:span text:style-name="Source_20_Text"><text:span text:style-name="T38">,</text:span></text:span><text:span text:style-name="Source_20_Text"><text:span text:style-name="T41"> book</text:span></text:span><text:span text:style-name="Source_20_Text"><text:span text:style-name="T38">.</text:span></text:span><text:span text:style-name="Source_20_Text"><text:span text:style-name="T41">id</text:span></text:span><text:span text:style-name="Source_20_Text"><text:span text:style-name="T38">)</text:span></text:span></text:p>
      <text:p text:style-name="P16"><text:span text:style-name="Source_20_Text"><text:span text:style-name="T46"><text:s text:c="16"/></text:span></text:span><text:span text:style-name="Source_20_Text"><text:span text:style-name="T56">default</text:span></text:span><text:span text:style-name="Source_20_Text"><text:span text:style-name="T38">:</text:span></text:span></text:p>
      <text:p text:style-name="P16"><text:span text:style-name="Source_20_Text"><text:span text:style-name="T46"><text:s text:c="24"/></text:span></text:span><text:span text:style-name="Source_20_Text"><text:span text:style-name="T41">fmt</text:span></text:span><text:span text:style-name="Source_20_Text"><text:span text:style-name="T38">.</text:span></text:span><text:span text:style-name="Source_20_Text"><text:span text:style-name="T36">Println</text:span></text:span><text:span text:style-name="Source_20_Text"><text:span text:style-name="T38">(</text:span></text:span><text:span text:style-name="Source_20_Text"><text:span text:style-name="T57">"failed to get book"</text:span></text:span><text:span text:style-name="Source_20_Text"><text:span text:style-name="T38">)</text:span></text:span></text:p>
      <text:p text:style-name="P16"><text:span text:style-name="Source_20_Text"><text:span text:style-name="T46"><text:s text:c="16"/></text:span></text:span><text:span text:style-name="Source_20_Text"><text:span text:style-name="T38">}</text:span></text:span></text:p>
      <text:p text:style-name="P16"><text:span text:style-name="Source_20_Text"><text:span text:style-name="T46"><text:s text:c="8"/></text:span></text:span><text:span text:style-name="Source_20_Text"><text:span text:style-name="T38">}</text:span></text:span></text:p>
      <text:p text:style-name="P21"><text:span text:style-name="Source_20_Text"><text:span text:style-name="T38">}</text:span></text:span></text:p>
      <text:p text:style-name="P87">The output of the above program:</text:p>
      <text:p text:style-name="P70"><text:span text:style-name="Source_20_Text"><text:span text:style-name="T70">succeed to put book 0</text:span></text:span></text:p>
      <text:p text:style-name="P70"><text:span text:style-name="Source_20_Text"><text:span text:style-name="T70">succeed to put book 1</text:span></text:span></text:p>
      <text:p text:style-name="P70"><text:span text:style-name="Source_20_Text"><text:span text:style-name="T70">succeed to put book 2</text:span></text:span></text:p>
      <text:p text:style-name="P70"><text:span text:style-name="Source_20_Text"><text:span text:style-name="T70">failed to put book</text:span></text:span></text:p>
      <text:p text:style-name="P70"><text:span text:style-name="Source_20_Text"><text:span text:style-name="T70">failed to put book</text:span></text:span></text:p>
      <text:p text:style-name="P70"><text:span text:style-name="Source_20_Text"><text:span text:style-name="T70">failed to put book</text:span></text:span></text:p>
      <text:p text:style-name="P70"><text:soft-page-break/><text:span text:style-name="Source_20_Text"><text:span text:style-name="T70">succeed to get book 0</text:span></text:span></text:p>
      <text:p text:style-name="P70"><text:span text:style-name="Source_20_Text"><text:span text:style-name="T70">succeed to get book 1</text:span></text:span></text:p>
      <text:p text:style-name="P70"><text:span text:style-name="Source_20_Text"><text:span text:style-name="T70">succeed to get book 2</text:span></text:span></text:p>
      <text:p text:style-name="P70"><text:span text:style-name="Source_20_Text"><text:span text:style-name="T70">failed to get book</text:span></text:span></text:p>
      <text:p text:style-name="P70"><text:span text:style-name="Source_20_Text"><text:span text:style-name="T70">failed to get book</text:span></text:span></text:p>
      <text:p text:style-name="P70"><text:span text:style-name="Source_20_Text"><text:span text:style-name="T70">failed to get book</text:span></text:span></text:p>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style:font-face style:name="Droid Sans Mono1" svg:font-family="'Droid Sans Mono', monospace, monospace, 'Droid Sans Fallback'"/>
    <style:font-face style:name="Inconsolata" svg:font-family="Inconsolata, monospace"/>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sans-serif" svg:font-family="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a xlink:type="simple" xlink:href="https://go101.org/article/channel.html" text:style-name="Internet_20_link" text:visited-style-name="Visited_20_Internet_20_Link">https://go101.org/article/channel.html</text:a></text:p>
        <text:p text:style-name="Header"><text:a xlink:type="simple" xlink:href="https://go101.org/article/channel-use-cases.html" text:style-name="Internet_20_link" text:visited-style-name="Visited_20_Internet_20_Link">https://go101.org/article/channel-use-cases.html</text:a></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6T15:06:28.378162401</meta:creation-date>
    <meta:generator>LibreOffice/6.4.7.2$Linux_X86_64 LibreOffice_project/40$Build-2</meta:generator>
    <dc:date>2022-12-08T12:18:52.361662374</dc:date>
    <meta:editing-duration>PT10H9M21S</meta:editing-duration>
    <meta:editing-cycles>78</meta:editing-cycles>
    <meta:document-statistic meta:table-count="0" meta:image-count="0" meta:object-count="0" meta:page-count="24" meta:paragraph-count="508" meta:word-count="3513" meta:character-count="22870" meta:non-whitespace-character-count="17251"/>
  </office:meta>
</office:document-meta>
</file>